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9D0000015E34831C08.jpg" manifest:media-type=""/>
  <manifest:file-entry manifest:full-path="Pictures/10000201000000580000001FED1EC38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ＭＳ 明朝" svg:font-family="'ＭＳ 明朝', 'MS Mincho'" style:font-family-generic="roman"/>
    <style:font-face style:name="ＭＳ....." svg:font-family="ＭＳ....., ＭＳt..." style:font-family-generic="swiss"/>
    <style:font-face style:name="Courier 10 Pitch" svg:font-family="'Courier 10 Pitch'" style:font-pitch="fixed"/>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ＭＳ ゴシック" svg:font-family="'ＭＳ ゴシック', 'MS Gothic'"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72cm" fo:margin-left="0.743cm" table:align="left" style:writing-mode="lr-tb"/>
    </style:style>
    <style:style style:name="表2.A" style:family="table-column">
      <style:table-column-properties style:column-width="1.499cm"/>
    </style:style>
    <style:style style:name="表2.B" style:family="table-column">
      <style:table-column-properties style:column-width="2.178cm"/>
    </style:style>
    <style:style style:name="表2.C" style:family="table-column">
      <style:table-column-properties style:column-width="12.594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58" style:family="table">
      <style:table-properties style:width="15.346cm" fo:margin-left="1.281cm" table:align="left"/>
    </style:style>
    <style:style style:name="表58.A" style:family="table-column">
      <style:table-column-properties style:column-width="1.111cm"/>
    </style:style>
    <style:style style:name="表58.B" style:family="table-column">
      <style:table-column-properties style:column-width="3.36cm"/>
    </style:style>
    <style:style style:name="表58.C" style:family="table-column">
      <style:table-column-properties style:column-width="10.874cm"/>
    </style:style>
    <style:style style:name="表58.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58.C1" style:family="table-cell">
      <style:table-cell-properties fo:background-color="#c0c0c0" fo:padding="0.097cm" fo:border="0.05pt solid #000000">
        <style:background-image/>
      </style:table-cell-properties>
    </style:style>
    <style:style style:name="表58.A2" style:family="table-cell">
      <style:table-cell-properties fo:padding="0.097cm" fo:border-left="0.05pt solid #000000" fo:border-right="none" fo:border-top="none" fo:border-bottom="0.05pt solid #000000"/>
    </style:style>
    <style:style style:name="表58.B2" style:family="table-cell">
      <style:table-cell-properties fo:padding="0.097cm" fo:border-left="0.05pt solid #000000" fo:border-right="none" fo:border-top="none" fo:border-bottom="0.05pt solid #000000"/>
    </style:style>
    <style:style style:name="表58.C2" style:family="table-cell">
      <style:table-cell-properties fo:padding="0.097cm" fo:border-left="0.05pt solid #000000" fo:border-right="0.05pt solid #000000" fo:border-top="none" fo:border-bottom="0.05pt solid #000000"/>
    </style:style>
    <style:style style:name="表58.A3" style:family="table-cell">
      <style:table-cell-properties fo:padding="0.097cm" fo:border-left="0.05pt solid #000000" fo:border-right="none" fo:border-top="none" fo:border-bottom="0.05pt solid #000000"/>
    </style:style>
    <style:style style:name="表58.B3" style:family="table-cell">
      <style:table-cell-properties fo:padding="0.097cm" fo:border-left="0.05pt solid #000000" fo:border-right="none" fo:border-top="none" fo:border-bottom="0.05pt solid #000000"/>
    </style:style>
    <style:style style:name="表58.C3" style:family="table-cell">
      <style:table-cell-properties fo:padding="0.097cm" fo:border-left="0.05pt solid #000000" fo:border-right="0.05pt solid #000000" fo:border-top="none" fo:border-bottom="0.05pt solid #000000"/>
    </style:style>
    <style:style style:name="表58.A4" style:family="table-cell">
      <style:table-cell-properties fo:padding="0.097cm" fo:border-left="0.05pt solid #000000" fo:border-right="none" fo:border-top="none" fo:border-bottom="0.05pt solid #000000"/>
    </style:style>
    <style:style style:name="表58.B4" style:family="table-cell">
      <style:table-cell-properties fo:padding="0.097cm" fo:border-left="0.05pt solid #000000" fo:border-right="none" fo:border-top="none" fo:border-bottom="0.05pt solid #000000"/>
    </style:style>
    <style:style style:name="表58.C4" style:family="table-cell">
      <style:table-cell-properties fo:padding="0.097cm" fo:border-left="0.05pt solid #000000" fo:border-right="0.05pt solid #000000" fo:border-top="none" fo:border-bottom="0.05pt solid #000000"/>
    </style:style>
    <style:style style:name="表58.A5" style:family="table-cell">
      <style:table-cell-properties fo:padding="0.097cm" fo:border-left="0.05pt solid #000000" fo:border-right="none" fo:border-top="none" fo:border-bottom="0.05pt solid #000000"/>
    </style:style>
    <style:style style:name="表58.B5" style:family="table-cell">
      <style:table-cell-properties fo:padding="0.097cm" fo:border-left="0.05pt solid #000000" fo:border-right="none" fo:border-top="none" fo:border-bottom="0.05pt solid #000000"/>
    </style:style>
    <style:style style:name="表58.C5" style:family="table-cell">
      <style:table-cell-properties fo:padding="0.097cm" fo:border-left="0.05pt solid #000000" fo:border-right="0.05pt solid #000000" fo:border-top="none" fo:border-bottom="0.05pt solid #000000"/>
    </style:style>
    <style:style style:name="表5" style:family="table">
      <style:table-properties style:width="8.467cm" fo:margin-left="4.694cm" table:align="left"/>
    </style:style>
    <style:style style:name="表5.A" style:family="table-column">
      <style:table-column-properties style:column-width="4.207cm"/>
    </style:style>
    <style:style style:name="表5.B" style:family="table-column">
      <style:table-column-properties style:column-width="4.26cm"/>
    </style:style>
    <style:style style:name="表5.A1" style:family="table-cell">
      <style:table-cell-properties fo:background-color="#cccccc" fo:padding="0.097cm" fo:border-left="0.05pt solid #000000" fo:border-right="none" fo:border-top="0.05pt solid #000000" fo:border-bottom="0.05pt solid #000000">
        <style:background-image/>
      </style:table-cell-properties>
    </style:style>
    <style:style style:name="表5.B1" style:family="table-cell">
      <style:table-cell-properties fo:background-color="#cccccc" fo:padding="0.097cm" fo:border="0.05pt solid #000000">
        <style:background-image/>
      </style:table-cell-properties>
    </style:style>
    <style:style style:name="表5.A2" style:family="table-cell">
      <style:table-cell-properties fo:padding="0.097cm" fo:border-left="0.05pt solid #000000" fo:border-right="none" fo:border-top="none" fo:border-bottom="0.05pt solid #000000"/>
    </style:style>
    <style:style style:name="表5.B2" style:family="table-cell">
      <style:table-cell-properties fo:padding="0.097cm" fo:border-left="0.05pt solid #000000" fo:border-right="0.05pt solid #000000" fo:border-top="none" fo:border-bottom="0.05pt solid #000000"/>
    </style:style>
    <style:style style:name="表5.A3" style:family="table-cell">
      <style:table-cell-properties fo:padding="0.097cm" fo:border-left="0.05pt solid #000000" fo:border-right="none" fo:border-top="none" fo:border-bottom="0.05pt solid #000000"/>
    </style:style>
    <style:style style:name="表5.B3" style:family="table-cell">
      <style:table-cell-properties fo:padding="0.097cm" fo:border-left="0.05pt solid #000000" fo:border-right="0.05pt solid #000000" fo:border-top="none" fo:border-bottom="0.05pt solid #000000"/>
    </style:style>
    <style:style style:name="表5.A4" style:family="table-cell">
      <style:table-cell-properties fo:padding="0.097cm" fo:border-left="0.05pt solid #000000" fo:border-right="none" fo:border-top="none" fo:border-bottom="0.05pt solid #000000"/>
    </style:style>
    <style:style style:name="表5.B4" style:family="table-cell">
      <style:table-cell-properties fo:padding="0.097cm" fo:border-left="0.05pt solid #000000" fo:border-right="0.05pt solid #000000" fo:border-top="none" fo:border-bottom="0.05pt solid #000000"/>
    </style:style>
    <style:style style:name="表6" style:family="table">
      <style:table-properties style:width="15.61cm" fo:margin-left="1.386cm" fo:margin-right="0.004cm" table:align="margins" style:writing-mode="lr-tb"/>
    </style:style>
    <style:style style:name="表6.A" style:family="table-column">
      <style:table-column-properties style:column-width="7.541cm" style:rel-column-width="31656*"/>
    </style:style>
    <style:style style:name="表6.B" style:family="table-column">
      <style:table-column-properties style:column-width="8.07cm" style:rel-column-width="33879*"/>
    </style:style>
    <style:style style:name="表6.1" style:family="table-row">
      <style:table-row-properties fo:keep-together="auto"/>
    </style:style>
    <style:style style:name="表6.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6.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6.2" style:family="table-row">
      <style:table-row-properties style:min-row-height="0.141cm" fo:keep-together="auto"/>
    </style:style>
    <style:style style:name="表6.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6.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7" style:family="table">
      <style:table-properties style:width="15.61cm" fo:margin-left="1.386cm" fo:margin-right="0.004cm" table:align="margins" style:writing-mode="lr-tb"/>
    </style:style>
    <style:style style:name="表7.A" style:family="table-column">
      <style:table-column-properties style:column-width="7.488cm" style:rel-column-width="31434*"/>
    </style:style>
    <style:style style:name="表7.B" style:family="table-column">
      <style:table-column-properties style:column-width="8.123cm" style:rel-column-width="34101*"/>
    </style:style>
    <style:style style:name="表7.1" style:family="table-row">
      <style:table-row-properties fo:keep-together="auto"/>
    </style:style>
    <style:style style:name="表7.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7.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7.2" style:family="table-row">
      <style:table-row-properties style:min-row-height="0.803cm" fo:keep-together="auto"/>
    </style:style>
    <style:style style:name="表7.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7.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8" style:family="table">
      <style:table-properties style:width="15.61cm" fo:margin-left="1.386cm" fo:margin-right="0.004cm" table:align="margins" style:writing-mode="lr-tb"/>
    </style:style>
    <style:style style:name="表8.A" style:family="table-column">
      <style:table-column-properties style:column-width="7.488cm" style:rel-column-width="31434*"/>
    </style:style>
    <style:style style:name="表8.B" style:family="table-column">
      <style:table-column-properties style:column-width="8.123cm" style:rel-column-width="34101*"/>
    </style:style>
    <style:style style:name="表8.1" style:family="table-row">
      <style:table-row-properties fo:keep-together="auto"/>
    </style:style>
    <style:style style:name="表8.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8.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8.2" style:family="table-row">
      <style:table-row-properties style:min-row-height="1.305cm" fo:keep-together="auto"/>
    </style:style>
    <style:style style:name="表8.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8.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12" style:family="table">
      <style:table-properties style:width="15.61cm" fo:margin-left="1.386cm" fo:margin-right="0.004cm" table:align="margins" style:writing-mode="lr-tb"/>
    </style:style>
    <style:style style:name="表12.A" style:family="table-column">
      <style:table-column-properties style:column-width="7.541cm" style:rel-column-width="31656*"/>
    </style:style>
    <style:style style:name="表12.B" style:family="table-column">
      <style:table-column-properties style:column-width="8.07cm" style:rel-column-width="33879*"/>
    </style:style>
    <style:style style:name="表12.1" style:family="table-row">
      <style:table-row-properties fo:keep-together="auto"/>
    </style:style>
    <style:style style:name="表12.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12.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12.2" style:family="table-row">
      <style:table-row-properties style:min-row-height="0.168cm" fo:keep-together="auto"/>
    </style:style>
    <style:style style:name="表12.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12.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9" style:family="table">
      <style:table-properties style:width="15.663cm" fo:margin-left="1.36cm" table:align="left"/>
    </style:style>
    <style:style style:name="表9.A" style:family="table-column">
      <style:table-column-properties style:column-width="15.663cm"/>
    </style:style>
    <style:style style:name="表9.A1" style:family="table-cell">
      <style:table-cell-properties fo:padding="0.097cm" fo:border="0.05pt solid #000000"/>
    </style:style>
    <style:style style:name="表1" style:family="table">
      <style:table-properties style:width="15.61cm" fo:margin-left="1.386cm" fo:margin-right="0.004cm" table:align="margins" style:writing-mode="lr-tb"/>
    </style:style>
    <style:style style:name="表1.A" style:family="table-column">
      <style:table-column-properties style:column-width="7.461cm" style:rel-column-width="31323*"/>
    </style:style>
    <style:style style:name="表1.B" style:family="table-column">
      <style:table-column-properties style:column-width="8.149cm" style:rel-column-width="34212*"/>
    </style:style>
    <style:style style:name="表1.1" style:family="table-row">
      <style:table-row-properties fo:keep-together="auto"/>
    </style:style>
    <style:style style:name="表1.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1.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1.2" style:family="table-row">
      <style:table-row-properties style:min-row-height="0.423cm" fo:keep-together="auto"/>
    </style:style>
    <style:style style:name="表1.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1.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 style:family="table">
      <style:table-properties style:width="15.663cm" fo:margin-left="1.36cm" table:align="left"/>
    </style:style>
    <style:style style:name="表3.A" style:family="table-column">
      <style:table-column-properties style:column-width="15.663cm"/>
    </style:style>
    <style:style style:name="表3.1" style:family="table-row">
      <style:table-row-properties style:min-row-height="0.609cm"/>
    </style:style>
    <style:style style:name="表3.A1" style:family="table-cell">
      <style:table-cell-properties fo:padding="0.097cm" fo:border="0.3pt solid #000000"/>
    </style:style>
    <style:style style:name="表13" style:family="table">
      <style:table-properties style:width="15.663cm" fo:margin-left="1.36cm" table:align="left"/>
    </style:style>
    <style:style style:name="表13.A" style:family="table-column">
      <style:table-column-properties style:column-width="15.663cm"/>
    </style:style>
    <style:style style:name="表13.1" style:family="table-row">
      <style:table-row-properties style:min-row-height="0.609cm"/>
    </style:style>
    <style:style style:name="表13.A1" style:family="table-cell">
      <style:table-cell-properties fo:padding="0.097cm" fo:border="0.05pt solid #000000"/>
    </style:style>
    <style:style style:name="表14" style:family="table">
      <style:table-properties style:width="6.138cm" fo:margin-left="0.545cm" table:align="left"/>
    </style:style>
    <style:style style:name="表14.A" style:family="table-column">
      <style:table-column-properties style:column-width="0.928cm"/>
    </style:style>
    <style:style style:name="表14.B" style:family="table-column">
      <style:table-column-properties style:column-width="2.723cm"/>
    </style:style>
    <style:style style:name="表14.C" style:family="table-column">
      <style:table-column-properties style:column-width="2.487cm"/>
    </style:style>
    <style:style style:name="表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4.C1" style:family="table-cell">
      <style:table-cell-properties fo:background-color="#c0c0c0" fo:padding="0.097cm" fo:border="0.05pt solid #000000">
        <style:background-image/>
      </style:table-cell-properties>
    </style:style>
    <style:style style:name="表14.A2" style:family="table-cell">
      <style:table-cell-properties fo:padding="0.097cm" fo:border-left="0.05pt solid #000000" fo:border-right="none" fo:border-top="none" fo:border-bottom="0.05pt solid #000000"/>
    </style:style>
    <style:style style:name="表14.B2" style:family="table-cell">
      <style:table-cell-properties fo:padding="0.097cm" fo:border-left="0.05pt solid #000000" fo:border-right="none" fo:border-top="none" fo:border-bottom="0.05pt solid #000000"/>
    </style:style>
    <style:style style:name="表14.C2" style:family="table-cell">
      <style:table-cell-properties fo:padding="0.097cm" fo:border-left="0.05pt solid #000000" fo:border-right="0.05pt solid #000000" fo:border-top="none" fo:border-bottom="0.05pt solid #000000"/>
    </style:style>
    <style:style style:name="表14.A3" style:family="table-cell">
      <style:table-cell-properties fo:padding="0.097cm" fo:border-left="0.05pt solid #000000" fo:border-right="none" fo:border-top="none" fo:border-bottom="0.05pt solid #000000"/>
    </style:style>
    <style:style style:name="表14.B3" style:family="table-cell">
      <style:table-cell-properties fo:padding="0.097cm" fo:border-left="0.05pt solid #000000" fo:border-right="none" fo:border-top="none" fo:border-bottom="0.05pt solid #000000"/>
    </style:style>
    <style:style style:name="表14.C3" style:family="table-cell">
      <style:table-cell-properties fo:padding="0.097cm" fo:border-left="0.05pt solid #000000" fo:border-right="0.05pt solid #000000" fo:border-top="none" fo:border-bottom="0.05pt solid #000000"/>
    </style:style>
    <style:style style:name="表14.A4" style:family="table-cell">
      <style:table-cell-properties fo:padding="0.097cm" fo:border-left="0.05pt solid #000000" fo:border-right="none" fo:border-top="none" fo:border-bottom="0.05pt solid #000000"/>
    </style:style>
    <style:style style:name="表14.B4" style:family="table-cell">
      <style:table-cell-properties fo:padding="0.097cm" fo:border-left="0.05pt solid #000000" fo:border-right="none" fo:border-top="none" fo:border-bottom="0.05pt solid #000000"/>
    </style:style>
    <style:style style:name="表14.C4" style:family="table-cell">
      <style:table-cell-properties fo:padding="0.097cm" fo:border-left="0.05pt solid #000000" fo:border-right="0.05pt solid #000000" fo:border-top="none" fo:border-bottom="0.05pt solid #000000"/>
    </style:style>
    <style:style style:name="表14.A5" style:family="table-cell">
      <style:table-cell-properties fo:padding="0.097cm" fo:border-left="0.05pt solid #000000" fo:border-right="none" fo:border-top="none" fo:border-bottom="0.05pt solid #000000"/>
    </style:style>
    <style:style style:name="表14.B5" style:family="table-cell">
      <style:table-cell-properties fo:padding="0.097cm" fo:border-left="0.05pt solid #000000" fo:border-right="none" fo:border-top="none" fo:border-bottom="0.05pt solid #000000"/>
    </style:style>
    <style:style style:name="表14.C5" style:family="table-cell">
      <style:table-cell-properties fo:padding="0.097cm" fo:border-left="0.05pt solid #000000" fo:border-right="0.05pt solid #000000" fo:border-top="none" fo:border-bottom="0.05pt solid #000000"/>
    </style:style>
    <style:style style:name="表14.A6" style:family="table-cell">
      <style:table-cell-properties fo:padding="0.097cm" fo:border-left="0.05pt solid #000000" fo:border-right="none" fo:border-top="none" fo:border-bottom="0.05pt solid #000000"/>
    </style:style>
    <style:style style:name="表14.B6" style:family="table-cell">
      <style:table-cell-properties fo:padding="0.097cm" fo:border-left="0.05pt solid #000000" fo:border-right="none" fo:border-top="none" fo:border-bottom="0.05pt solid #000000"/>
    </style:style>
    <style:style style:name="表14.C6" style:family="table-cell">
      <style:table-cell-properties fo:padding="0.097cm" fo:border-left="0.05pt solid #000000" fo:border-right="0.05pt solid #000000" fo:border-top="none" fo:border-bottom="0.05pt solid #000000"/>
    </style:style>
    <style:style style:name="表14.A7" style:family="table-cell">
      <style:table-cell-properties fo:padding="0.097cm" fo:border-left="0.05pt solid #000000" fo:border-right="none" fo:border-top="none" fo:border-bottom="0.05pt solid #000000"/>
    </style:style>
    <style:style style:name="表14.B7" style:family="table-cell">
      <style:table-cell-properties fo:padding="0.097cm" fo:border-left="0.05pt solid #000000" fo:border-right="none" fo:border-top="none" fo:border-bottom="0.05pt solid #000000"/>
    </style:style>
    <style:style style:name="表14.C7" style:family="table-cell">
      <style:table-cell-properties fo:padding="0.097cm" fo:border-left="0.05pt solid #000000" fo:border-right="0.05pt solid #000000" fo:border-top="none" fo:border-bottom="0.05pt solid #000000"/>
    </style:style>
    <style:style style:name="表14.A8" style:family="table-cell">
      <style:table-cell-properties fo:padding="0.097cm" fo:border-left="0.05pt solid #000000" fo:border-right="none" fo:border-top="none" fo:border-bottom="0.05pt solid #000000"/>
    </style:style>
    <style:style style:name="表14.B8" style:family="table-cell">
      <style:table-cell-properties fo:padding="0.097cm" fo:border-left="0.05pt solid #000000" fo:border-right="none" fo:border-top="none" fo:border-bottom="0.05pt solid #000000"/>
    </style:style>
    <style:style style:name="表14.C8" style:family="table-cell">
      <style:table-cell-properties fo:padding="0.097cm" fo:border-left="0.05pt solid #000000" fo:border-right="0.05pt solid #000000" fo:border-top="none" fo:border-bottom="0.05pt solid #000000"/>
    </style:style>
    <style:style style:name="表10" style:family="table">
      <style:table-properties style:width="15.558cm" fo:margin-left="1.386cm" fo:margin-right="0.056cm" table:align="margins" style:writing-mode="lr-tb"/>
    </style:style>
    <style:style style:name="表10.A" style:family="table-column">
      <style:table-column-properties style:column-width="7.091cm" style:rel-column-width="29869*"/>
    </style:style>
    <style:style style:name="表10.B" style:family="table-column">
      <style:table-column-properties style:column-width="8.467cm" style:rel-column-width="35666*"/>
    </style:style>
    <style:style style:name="表10.1" style:family="table-row">
      <style:table-row-properties fo:keep-together="auto"/>
    </style:style>
    <style:style style:name="表10.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10.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10.2" style:family="table-row">
      <style:table-row-properties style:min-row-height="1.305cm" fo:keep-together="auto"/>
    </style:style>
    <style:style style:name="表10.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10.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10.3" style:family="table-row">
      <style:table-row-properties style:min-row-height="0.45cm" fo:keep-together="auto"/>
    </style:style>
    <style:style style:name="表10.A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10.B3"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4" style:family="table">
      <style:table-properties style:width="15.663cm" fo:margin-left="1.36cm" table:align="left"/>
    </style:style>
    <style:style style:name="表44.A" style:family="table-column">
      <style:table-column-properties style:column-width="15.663cm"/>
    </style:style>
    <style:style style:name="表44.1" style:family="table-row">
      <style:table-row-properties style:min-row-height="0.609cm"/>
    </style:style>
    <style:style style:name="表44.A1" style:family="table-cell">
      <style:table-cell-properties fo:padding="0.097cm" fo:border="0.05pt solid #000000"/>
    </style:style>
    <style:style style:name="表15" style:family="table">
      <style:table-properties style:width="15.61cm" fo:margin-left="1.386cm" fo:margin-right="0.004cm" table:align="margins" style:writing-mode="lr-tb"/>
    </style:style>
    <style:style style:name="表15.A" style:family="table-column">
      <style:table-column-properties style:column-width="7.514cm" style:rel-column-width="31545*"/>
    </style:style>
    <style:style style:name="表15.B" style:family="table-column">
      <style:table-column-properties style:column-width="8.096cm" style:rel-column-width="33990*"/>
    </style:style>
    <style:style style:name="表15.1" style:family="table-row">
      <style:table-row-properties fo:keep-together="auto"/>
    </style:style>
    <style:style style:name="表15.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15.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15.2" style:family="table-row">
      <style:table-row-properties style:min-row-height="0.168cm" fo:keep-together="auto"/>
    </style:style>
    <style:style style:name="表15.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15.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16" style:family="table">
      <style:table-properties style:width="15.663cm" fo:margin-left="1.36cm" table:align="left"/>
    </style:style>
    <style:style style:name="表16.A" style:family="table-column">
      <style:table-column-properties style:column-width="15.663cm"/>
    </style:style>
    <style:style style:name="表16.1" style:family="table-row">
      <style:table-row-properties style:min-row-height="0.609cm"/>
    </style:style>
    <style:style style:name="表16.A1" style:family="table-cell">
      <style:table-cell-properties fo:padding="0.097cm" fo:border="0.05pt solid #000000"/>
    </style:style>
    <style:style style:name="表11" style:family="table">
      <style:table-properties style:width="15.61cm" fo:margin-left="1.386cm" fo:margin-right="0.004cm" table:align="margins" style:writing-mode="lr-tb"/>
    </style:style>
    <style:style style:name="表11.A" style:family="table-column">
      <style:table-column-properties style:column-width="7.488cm" style:rel-column-width="31434*"/>
    </style:style>
    <style:style style:name="表11.B" style:family="table-column">
      <style:table-column-properties style:column-width="8.123cm" style:rel-column-width="34101*"/>
    </style:style>
    <style:style style:name="表11.1" style:family="table-row">
      <style:table-row-properties fo:keep-together="auto"/>
    </style:style>
    <style:style style:name="表11.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11.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11.2" style:family="table-row">
      <style:table-row-properties style:min-row-height="1.305cm" fo:keep-together="auto"/>
    </style:style>
    <style:style style:name="表11.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11.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19" style:family="table">
      <style:table-properties style:width="15.61cm" fo:margin-left="1.386cm" fo:margin-right="0.004cm" table:align="margins" style:writing-mode="lr-tb"/>
    </style:style>
    <style:style style:name="表19.A" style:family="table-column">
      <style:table-column-properties style:column-width="7.488cm" style:rel-column-width="31434*"/>
    </style:style>
    <style:style style:name="表19.B" style:family="table-column">
      <style:table-column-properties style:column-width="8.123cm" style:rel-column-width="34101*"/>
    </style:style>
    <style:style style:name="表19.1" style:family="table-row">
      <style:table-row-properties fo:keep-together="auto"/>
    </style:style>
    <style:style style:name="表19.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19.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19.2" style:family="table-row">
      <style:table-row-properties style:min-row-height="1.305cm" fo:keep-together="auto"/>
    </style:style>
    <style:style style:name="表19.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19.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20" style:family="table">
      <style:table-properties style:width="15.61cm" fo:margin-left="1.386cm" fo:margin-right="0.004cm" table:align="margins" style:writing-mode="lr-tb"/>
    </style:style>
    <style:style style:name="表20.A" style:family="table-column">
      <style:table-column-properties style:column-width="7.461cm" style:rel-column-width="31323*"/>
    </style:style>
    <style:style style:name="表20.B" style:family="table-column">
      <style:table-column-properties style:column-width="8.149cm" style:rel-column-width="34212*"/>
    </style:style>
    <style:style style:name="表20.1" style:family="table-row">
      <style:table-row-properties fo:keep-together="auto"/>
    </style:style>
    <style:style style:name="表20.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20.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20.2" style:family="table-row">
      <style:table-row-properties style:min-row-height="0.504cm" fo:keep-together="auto"/>
    </style:style>
    <style:style style:name="表20.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0.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21" style:family="table">
      <style:table-properties style:width="15.663cm" fo:margin-left="1.36cm" table:align="left"/>
    </style:style>
    <style:style style:name="表21.A" style:family="table-column">
      <style:table-column-properties style:column-width="15.663cm"/>
    </style:style>
    <style:style style:name="表21.1" style:family="table-row">
      <style:table-row-properties style:min-row-height="0.609cm"/>
    </style:style>
    <style:style style:name="表21.A1" style:family="table-cell">
      <style:table-cell-properties fo:padding="0.097cm" fo:border="0.05pt solid #000000"/>
    </style:style>
    <style:style style:name="表17" style:family="table">
      <style:table-properties style:width="12.541cm" fo:margin-left="3.424cm" table:align="left"/>
    </style:style>
    <style:style style:name="表17.A" style:family="table-column">
      <style:table-column-properties style:column-width="0.9cm"/>
    </style:style>
    <style:style style:name="表17.B" style:family="table-column">
      <style:table-column-properties style:column-width="6.754cm"/>
    </style:style>
    <style:style style:name="表17.C" style:family="table-column">
      <style:table-column-properties style:column-width="4.888cm"/>
    </style:style>
    <style:style style:name="表17.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7.C1" style:family="table-cell">
      <style:table-cell-properties fo:background-color="#c0c0c0" fo:padding="0.097cm" fo:border="0.05pt solid #000000">
        <style:background-image/>
      </style:table-cell-properties>
    </style:style>
    <style:style style:name="表17.A2" style:family="table-cell">
      <style:table-cell-properties fo:padding="0.097cm" fo:border-left="0.05pt solid #000000" fo:border-right="none" fo:border-top="none" fo:border-bottom="0.05pt solid #000000"/>
    </style:style>
    <style:style style:name="表17.B2" style:family="table-cell">
      <style:table-cell-properties fo:padding="0.097cm" fo:border-left="0.05pt solid #000000" fo:border-right="none" fo:border-top="none" fo:border-bottom="0.05pt solid #000000"/>
    </style:style>
    <style:style style:name="表17.C2" style:family="table-cell">
      <style:table-cell-properties fo:padding="0.097cm" fo:border-left="0.05pt solid #000000" fo:border-right="0.05pt solid #000000" fo:border-top="none" fo:border-bottom="0.05pt solid #000000"/>
    </style:style>
    <style:style style:name="表17.A3" style:family="table-cell">
      <style:table-cell-properties fo:padding="0.097cm" fo:border-left="0.05pt solid #000000" fo:border-right="none" fo:border-top="none" fo:border-bottom="0.05pt solid #000000"/>
    </style:style>
    <style:style style:name="表17.B3" style:family="table-cell">
      <style:table-cell-properties fo:padding="0.097cm" fo:border-left="0.05pt solid #000000" fo:border-right="none" fo:border-top="none" fo:border-bottom="0.05pt solid #000000"/>
    </style:style>
    <style:style style:name="表17.C3" style:family="table-cell">
      <style:table-cell-properties fo:padding="0.097cm" fo:border-left="0.05pt solid #000000" fo:border-right="0.05pt solid #000000" fo:border-top="none" fo:border-bottom="0.05pt solid #000000"/>
    </style:style>
    <style:style style:name="表17.A4" style:family="table-cell">
      <style:table-cell-properties fo:padding="0.097cm" fo:border-left="0.05pt solid #000000" fo:border-right="none" fo:border-top="none" fo:border-bottom="0.05pt solid #000000"/>
    </style:style>
    <style:style style:name="表17.B4" style:family="table-cell">
      <style:table-cell-properties fo:padding="0.097cm" fo:border-left="0.05pt solid #000000" fo:border-right="none" fo:border-top="none" fo:border-bottom="0.05pt solid #000000"/>
    </style:style>
    <style:style style:name="表17.C4" style:family="table-cell">
      <style:table-cell-properties fo:padding="0.097cm" fo:border-left="0.05pt solid #000000" fo:border-right="0.05pt solid #000000" fo:border-top="none" fo:border-bottom="0.05pt solid #000000"/>
    </style:style>
    <style:style style:name="表17.A5" style:family="table-cell">
      <style:table-cell-properties fo:padding="0.097cm" fo:border-left="0.05pt solid #000000" fo:border-right="none" fo:border-top="none" fo:border-bottom="0.05pt solid #000000"/>
    </style:style>
    <style:style style:name="表17.B5" style:family="table-cell">
      <style:table-cell-properties fo:padding="0.097cm" fo:border-left="0.05pt solid #000000" fo:border-right="none" fo:border-top="none" fo:border-bottom="0.05pt solid #000000"/>
    </style:style>
    <style:style style:name="表17.C5" style:family="table-cell">
      <style:table-cell-properties fo:padding="0.097cm" fo:border-left="0.05pt solid #000000" fo:border-right="0.05pt solid #000000" fo:border-top="none" fo:border-bottom="0.05pt solid #000000"/>
    </style:style>
    <style:style style:name="表18" style:family="table">
      <style:table-properties style:width="15.61cm" fo:margin-left="1.386cm" fo:margin-right="0.004cm" table:align="margins" style:writing-mode="lr-tb"/>
    </style:style>
    <style:style style:name="表18.A" style:family="table-column">
      <style:table-column-properties style:column-width="8.149cm" style:rel-column-width="34211*"/>
    </style:style>
    <style:style style:name="表18.B" style:family="table-column">
      <style:table-column-properties style:column-width="7.461cm" style:rel-column-width="31324*"/>
    </style:style>
    <style:style style:name="表18.1" style:family="table-row">
      <style:table-row-properties fo:keep-together="auto"/>
    </style:style>
    <style:style style:name="表18.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18.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18.2" style:family="table-row">
      <style:table-row-properties style:min-row-height="0.168cm" fo:keep-together="auto"/>
    </style:style>
    <style:style style:name="表18.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18.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22" style:family="table">
      <style:table-properties style:width="15.61cm" fo:margin-left="1.386cm" fo:margin-right="0.004cm" table:align="margins" style:writing-mode="lr-tb"/>
    </style:style>
    <style:style style:name="表22.A" style:family="table-column">
      <style:table-column-properties style:column-width="7.488cm" style:rel-column-width="31434*"/>
    </style:style>
    <style:style style:name="表22.B" style:family="table-column">
      <style:table-column-properties style:column-width="8.123cm" style:rel-column-width="34101*"/>
    </style:style>
    <style:style style:name="表22.1" style:family="table-row">
      <style:table-row-properties fo:keep-together="auto"/>
    </style:style>
    <style:style style:name="表22.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22.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22.2" style:family="table-row">
      <style:table-row-properties style:min-row-height="0.168cm" fo:keep-together="auto"/>
    </style:style>
    <style:style style:name="表22.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2.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0" style:family="table">
      <style:table-properties style:width="15.61cm" fo:margin-left="1.386cm" fo:margin-right="0.004cm" table:align="margins" style:writing-mode="lr-tb"/>
    </style:style>
    <style:style style:name="表30.A" style:family="table-column">
      <style:table-column-properties style:column-width="7.488cm" style:rel-column-width="31434*"/>
    </style:style>
    <style:style style:name="表30.B" style:family="table-column">
      <style:table-column-properties style:column-width="8.123cm" style:rel-column-width="34101*"/>
    </style:style>
    <style:style style:name="表30.1" style:family="table-row">
      <style:table-row-properties fo:keep-together="auto"/>
    </style:style>
    <style:style style:name="表30.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30.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30.2" style:family="table-row">
      <style:table-row-properties style:min-row-height="0.168cm" fo:keep-together="auto"/>
    </style:style>
    <style:style style:name="表30.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0.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0" style:family="table">
      <style:table-properties style:width="15.61cm" fo:margin-left="1.386cm" fo:margin-right="0.004cm" table:align="margins" style:writing-mode="lr-tb"/>
    </style:style>
    <style:style style:name="表40.A" style:family="table-column">
      <style:table-column-properties style:column-width="7.488cm" style:rel-column-width="31434*"/>
    </style:style>
    <style:style style:name="表40.B" style:family="table-column">
      <style:table-column-properties style:column-width="8.123cm" style:rel-column-width="34101*"/>
    </style:style>
    <style:style style:name="表40.1" style:family="table-row">
      <style:table-row-properties fo:keep-together="auto"/>
    </style:style>
    <style:style style:name="表40.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40.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40.2" style:family="table-row">
      <style:table-row-properties style:min-row-height="0.168cm" fo:keep-together="auto"/>
    </style:style>
    <style:style style:name="表40.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40.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1" style:family="table">
      <style:table-properties style:width="15.61cm" fo:margin-left="1.386cm" fo:margin-right="0.004cm" table:align="margins" style:writing-mode="lr-tb"/>
    </style:style>
    <style:style style:name="表41.A" style:family="table-column">
      <style:table-column-properties style:column-width="7.488cm" style:rel-column-width="31434*"/>
    </style:style>
    <style:style style:name="表41.B" style:family="table-column">
      <style:table-column-properties style:column-width="8.123cm" style:rel-column-width="34101*"/>
    </style:style>
    <style:style style:name="表41.1" style:family="table-row">
      <style:table-row-properties fo:keep-together="auto"/>
    </style:style>
    <style:style style:name="表41.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41.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41.2" style:family="table-row">
      <style:table-row-properties style:min-row-height="0.168cm" fo:keep-together="auto"/>
    </style:style>
    <style:style style:name="表41.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41.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2" style:family="table">
      <style:table-properties style:width="15.61cm" fo:margin-left="1.386cm" fo:margin-right="0.004cm" table:align="margins" style:writing-mode="lr-tb"/>
    </style:style>
    <style:style style:name="表42.A" style:family="table-column">
      <style:table-column-properties style:column-width="7.488cm" style:rel-column-width="31434*"/>
    </style:style>
    <style:style style:name="表42.B" style:family="table-column">
      <style:table-column-properties style:column-width="8.123cm" style:rel-column-width="34101*"/>
    </style:style>
    <style:style style:name="表42.1" style:family="table-row">
      <style:table-row-properties fo:keep-together="auto"/>
    </style:style>
    <style:style style:name="表42.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42.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42.2" style:family="table-row">
      <style:table-row-properties style:min-row-height="0.168cm" fo:keep-together="auto"/>
    </style:style>
    <style:style style:name="表42.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42.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23" style:family="table">
      <style:table-properties style:width="15.61cm" fo:margin-left="1.386cm" fo:margin-right="0.004cm" table:align="margins" style:writing-mode="lr-tb"/>
    </style:style>
    <style:style style:name="表23.A" style:family="table-column">
      <style:table-column-properties style:column-width="7.461cm" style:rel-column-width="31323*"/>
    </style:style>
    <style:style style:name="表23.B" style:family="table-column">
      <style:table-column-properties style:column-width="8.149cm" style:rel-column-width="34212*"/>
    </style:style>
    <style:style style:name="表23.1" style:family="table-row">
      <style:table-row-properties fo:keep-together="auto"/>
    </style:style>
    <style:style style:name="表23.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23.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23.2" style:family="table-row">
      <style:table-row-properties style:min-row-height="0.504cm" fo:keep-together="auto"/>
    </style:style>
    <style:style style:name="表23.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3.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24" style:family="table">
      <style:table-properties style:width="15.61cm" fo:margin-left="1.386cm" fo:margin-right="0.004cm" table:align="margins" style:writing-mode="lr-tb"/>
    </style:style>
    <style:style style:name="表24.A" style:family="table-column">
      <style:table-column-properties style:column-width="7.488cm" style:rel-column-width="31434*"/>
    </style:style>
    <style:style style:name="表24.B" style:family="table-column">
      <style:table-column-properties style:column-width="8.123cm" style:rel-column-width="34101*"/>
    </style:style>
    <style:style style:name="表24.1" style:family="table-row">
      <style:table-row-properties fo:keep-together="auto"/>
    </style:style>
    <style:style style:name="表24.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24.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24.2" style:family="table-row">
      <style:table-row-properties style:min-row-height="0.504cm" fo:keep-together="auto"/>
    </style:style>
    <style:style style:name="表24.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4.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25" style:family="table">
      <style:table-properties style:width="15.61cm" fo:margin-left="1.386cm" fo:margin-right="0.004cm" table:align="margins" style:writing-mode="lr-tb"/>
    </style:style>
    <style:style style:name="表25.A" style:family="table-column">
      <style:table-column-properties style:column-width="7.514cm" style:rel-column-width="31545*"/>
    </style:style>
    <style:style style:name="表25.B" style:family="table-column">
      <style:table-column-properties style:column-width="8.096cm" style:rel-column-width="33990*"/>
    </style:style>
    <style:style style:name="表25.1" style:family="table-row">
      <style:table-row-properties fo:keep-together="auto"/>
    </style:style>
    <style:style style:name="表25.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25.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25.2" style:family="table-row">
      <style:table-row-properties style:min-row-height="0.504cm" fo:keep-together="auto"/>
    </style:style>
    <style:style style:name="表25.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5.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26" style:family="table">
      <style:table-properties style:width="15.61cm" fo:margin-left="1.386cm" fo:margin-right="0.004cm" table:align="margins" style:writing-mode="lr-tb"/>
    </style:style>
    <style:style style:name="表26.A" style:family="table-column">
      <style:table-column-properties style:column-width="7.541cm" style:rel-column-width="31656*"/>
    </style:style>
    <style:style style:name="表26.B" style:family="table-column">
      <style:table-column-properties style:column-width="8.07cm" style:rel-column-width="33879*"/>
    </style:style>
    <style:style style:name="表26.1" style:family="table-row">
      <style:table-row-properties fo:keep-together="auto"/>
    </style:style>
    <style:style style:name="表26.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26.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26.2" style:family="table-row">
      <style:table-row-properties style:min-row-height="0.504cm" fo:keep-together="auto"/>
    </style:style>
    <style:style style:name="表26.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6.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27" style:family="table">
      <style:table-properties style:width="15.61cm" fo:margin-left="1.386cm" fo:margin-right="0.004cm" table:align="margins" style:writing-mode="lr-tb"/>
    </style:style>
    <style:style style:name="表27.A" style:family="table-column">
      <style:table-column-properties style:column-width="7.541cm" style:rel-column-width="31656*"/>
    </style:style>
    <style:style style:name="表27.B" style:family="table-column">
      <style:table-column-properties style:column-width="8.07cm" style:rel-column-width="33879*"/>
    </style:style>
    <style:style style:name="表27.1" style:family="table-row">
      <style:table-row-properties fo:keep-together="auto"/>
    </style:style>
    <style:style style:name="表27.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27.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27.2" style:family="table-row">
      <style:table-row-properties style:min-row-height="0.504cm" fo:keep-together="auto"/>
    </style:style>
    <style:style style:name="表27.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7.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3" style:family="table">
      <style:table-properties style:width="15.61cm" fo:margin-left="1.386cm" fo:margin-right="0.004cm" table:align="margins" style:writing-mode="lr-tb"/>
    </style:style>
    <style:style style:name="表43.A" style:family="table-column">
      <style:table-column-properties style:column-width="7.488cm" style:rel-column-width="31434*"/>
    </style:style>
    <style:style style:name="表43.B" style:family="table-column">
      <style:table-column-properties style:column-width="8.123cm" style:rel-column-width="34101*"/>
    </style:style>
    <style:style style:name="表43.1" style:family="table-row">
      <style:table-row-properties fo:keep-together="auto"/>
    </style:style>
    <style:style style:name="表43.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43.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43.2" style:family="table-row">
      <style:table-row-properties style:min-row-height="1.305cm" fo:keep-together="auto"/>
    </style:style>
    <style:style style:name="表43.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43.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28" style:family="table">
      <style:table-properties style:width="15.61cm" fo:margin-left="1.386cm" fo:margin-right="0.004cm" table:align="margins" style:writing-mode="lr-tb"/>
    </style:style>
    <style:style style:name="表28.A" style:family="table-column">
      <style:table-column-properties style:column-width="7.488cm" style:rel-column-width="31434*"/>
    </style:style>
    <style:style style:name="表28.B" style:family="table-column">
      <style:table-column-properties style:column-width="8.123cm" style:rel-column-width="34101*"/>
    </style:style>
    <style:style style:name="表28.1" style:family="table-row">
      <style:table-row-properties fo:keep-together="auto"/>
    </style:style>
    <style:style style:name="表28.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28.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28.2" style:family="table-row">
      <style:table-row-properties style:min-row-height="0.504cm" fo:keep-together="auto"/>
    </style:style>
    <style:style style:name="表28.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8.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29" style:family="table">
      <style:table-properties style:width="15.61cm" fo:margin-left="1.386cm" fo:margin-right="0.004cm" table:align="margins" style:writing-mode="lr-tb"/>
    </style:style>
    <style:style style:name="表29.A" style:family="table-column">
      <style:table-column-properties style:column-width="7.488cm" style:rel-column-width="31434*"/>
    </style:style>
    <style:style style:name="表29.B" style:family="table-column">
      <style:table-column-properties style:column-width="8.123cm" style:rel-column-width="34101*"/>
    </style:style>
    <style:style style:name="表29.1" style:family="table-row">
      <style:table-row-properties fo:keep-together="auto"/>
    </style:style>
    <style:style style:name="表29.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29.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29.2" style:family="table-row">
      <style:table-row-properties style:min-row-height="0.504cm" fo:keep-together="auto"/>
    </style:style>
    <style:style style:name="表29.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29.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1" style:family="table">
      <style:table-properties style:width="15.61cm" fo:margin-left="1.386cm" fo:margin-right="0.004cm" table:align="margins" style:writing-mode="lr-tb"/>
    </style:style>
    <style:style style:name="表31.A" style:family="table-column">
      <style:table-column-properties style:column-width="7.645cm" style:rel-column-width="32093*"/>
    </style:style>
    <style:style style:name="表31.B" style:family="table-column">
      <style:table-column-properties style:column-width="7.966cm" style:rel-column-width="33442*"/>
    </style:style>
    <style:style style:name="表31.1" style:family="table-row">
      <style:table-row-properties fo:keep-together="auto"/>
    </style:style>
    <style:style style:name="表31.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31.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31.2" style:family="table-row">
      <style:table-row-properties style:min-row-height="0.168cm" fo:keep-together="auto"/>
    </style:style>
    <style:style style:name="表31.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1.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2" style:family="table">
      <style:table-properties style:width="15.61cm" fo:margin-left="1.386cm" fo:margin-right="0.004cm" table:align="margins" style:writing-mode="lr-tb"/>
    </style:style>
    <style:style style:name="表32.A" style:family="table-column">
      <style:table-column-properties style:column-width="7.488cm" style:rel-column-width="31434*"/>
    </style:style>
    <style:style style:name="表32.B" style:family="table-column">
      <style:table-column-properties style:column-width="8.123cm" style:rel-column-width="34101*"/>
    </style:style>
    <style:style style:name="表32.1" style:family="table-row">
      <style:table-row-properties fo:keep-together="auto"/>
    </style:style>
    <style:style style:name="表32.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32.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32.2" style:family="table-row">
      <style:table-row-properties style:min-row-height="0.168cm" fo:keep-together="auto"/>
    </style:style>
    <style:style style:name="表32.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2.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3" style:family="table">
      <style:table-properties style:width="15.61cm" fo:margin-left="1.386cm" fo:margin-right="0.004cm" table:align="margins" style:writing-mode="lr-tb"/>
    </style:style>
    <style:style style:name="表33.A" style:family="table-column">
      <style:table-column-properties style:column-width="7.408cm" style:rel-column-width="31101*"/>
    </style:style>
    <style:style style:name="表33.B" style:family="table-column">
      <style:table-column-properties style:column-width="8.202cm" style:rel-column-width="34434*"/>
    </style:style>
    <style:style style:name="表33.1" style:family="table-row">
      <style:table-row-properties fo:keep-together="auto"/>
    </style:style>
    <style:style style:name="表33.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33.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33.2" style:family="table-row">
      <style:table-row-properties style:min-row-height="0.168cm" fo:keep-together="auto"/>
    </style:style>
    <style:style style:name="表33.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3.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5" style:family="table">
      <style:table-properties style:width="15.61cm" fo:margin-left="1.386cm" fo:margin-right="0.004cm" table:align="margins" style:writing-mode="lr-tb"/>
    </style:style>
    <style:style style:name="表35.A" style:family="table-column">
      <style:table-column-properties style:column-width="7.488cm" style:rel-column-width="31434*"/>
    </style:style>
    <style:style style:name="表35.B" style:family="table-column">
      <style:table-column-properties style:column-width="8.123cm" style:rel-column-width="34101*"/>
    </style:style>
    <style:style style:name="表35.1" style:family="table-row">
      <style:table-row-properties fo:keep-together="auto"/>
    </style:style>
    <style:style style:name="表35.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35.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35.2" style:family="table-row">
      <style:table-row-properties style:min-row-height="0.168cm" fo:keep-together="auto"/>
    </style:style>
    <style:style style:name="表35.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5.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6" style:family="table">
      <style:table-properties style:width="15.61cm" fo:margin-left="1.386cm" fo:margin-right="0.004cm" table:align="margins" style:writing-mode="lr-tb"/>
    </style:style>
    <style:style style:name="表36.A" style:family="table-column">
      <style:table-column-properties style:column-width="7.488cm" style:rel-column-width="31434*"/>
    </style:style>
    <style:style style:name="表36.B" style:family="table-column">
      <style:table-column-properties style:column-width="8.123cm" style:rel-column-width="34101*"/>
    </style:style>
    <style:style style:name="表36.1" style:family="table-row">
      <style:table-row-properties fo:keep-together="auto"/>
    </style:style>
    <style:style style:name="表36.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36.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36.2" style:family="table-row">
      <style:table-row-properties style:min-row-height="0.168cm" fo:keep-together="auto"/>
    </style:style>
    <style:style style:name="表36.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6.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7" style:family="table">
      <style:table-properties style:width="15.61cm" fo:margin-left="1.386cm" fo:margin-right="0.004cm" table:align="margins" style:writing-mode="lr-tb"/>
    </style:style>
    <style:style style:name="表37.A" style:family="table-column">
      <style:table-column-properties style:column-width="7.488cm" style:rel-column-width="31434*"/>
    </style:style>
    <style:style style:name="表37.B" style:family="table-column">
      <style:table-column-properties style:column-width="8.123cm" style:rel-column-width="34101*"/>
    </style:style>
    <style:style style:name="表37.1" style:family="table-row">
      <style:table-row-properties fo:keep-together="auto"/>
    </style:style>
    <style:style style:name="表37.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37.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37.2" style:family="table-row">
      <style:table-row-properties style:min-row-height="0.168cm" fo:keep-together="auto"/>
    </style:style>
    <style:style style:name="表37.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7.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8" style:family="table">
      <style:table-properties style:width="15.61cm" fo:margin-left="1.386cm" fo:margin-right="0.004cm" table:align="margins" style:writing-mode="lr-tb"/>
    </style:style>
    <style:style style:name="表38.A" style:family="table-column">
      <style:table-column-properties style:column-width="7.488cm" style:rel-column-width="31434*"/>
    </style:style>
    <style:style style:name="表38.B" style:family="table-column">
      <style:table-column-properties style:column-width="8.123cm" style:rel-column-width="34101*"/>
    </style:style>
    <style:style style:name="表38.1" style:family="table-row">
      <style:table-row-properties fo:keep-together="auto"/>
    </style:style>
    <style:style style:name="表38.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38.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38.2" style:family="table-row">
      <style:table-row-properties style:min-row-height="0.168cm" fo:keep-together="auto"/>
    </style:style>
    <style:style style:name="表38.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8.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39" style:family="table">
      <style:table-properties style:width="15.61cm" fo:margin-left="1.386cm" fo:margin-right="0.004cm" table:align="margins" style:writing-mode="lr-tb"/>
    </style:style>
    <style:style style:name="表39.A" style:family="table-column">
      <style:table-column-properties style:column-width="7.488cm" style:rel-column-width="31434*"/>
    </style:style>
    <style:style style:name="表39.B" style:family="table-column">
      <style:table-column-properties style:column-width="8.123cm" style:rel-column-width="34101*"/>
    </style:style>
    <style:style style:name="表39.1" style:family="table-row">
      <style:table-row-properties fo:keep-together="auto"/>
    </style:style>
    <style:style style:name="表39.A1" style:family="table-cell">
      <style:table-cell-properties style:vertical-align="top" fo:background-color="#c0c0c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表39.B1" style:family="table-cell">
      <style:table-cell-properties style:vertical-align="top" fo:background-color="#c0c0c0" fo:padding-left="0.191cm" fo:padding-right="0.191cm" fo:padding-top="0cm" fo:padding-bottom="0cm" fo:border="0.05pt solid #000000" style:writing-mode="lr-tb">
        <style:background-image/>
      </style:table-cell-properties>
    </style:style>
    <style:style style:name="表39.2" style:family="table-row">
      <style:table-row-properties style:min-row-height="0.168cm" fo:keep-together="auto"/>
    </style:style>
    <style:style style:name="表39.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表39.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表4" style:family="table">
      <style:table-properties style:width="17cm" table:align="margins" fo:keep-with-next="always"/>
    </style:style>
    <style:style style:name="表4.A" style:family="table-column">
      <style:table-column-properties style:column-width="4.249cm" style:rel-column-width="16383*"/>
    </style:style>
    <style:style style:name="表4.D" style:family="table-column">
      <style:table-column-properties style:column-width="4.251cm" style:rel-column-width="16386*"/>
    </style:style>
    <style:style style:name="表4.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4.D1" style:family="table-cell">
      <style:table-cell-properties fo:background-color="#c0c0c0" fo:padding="0.097cm" fo:border="0.05pt solid #000000">
        <style:background-image/>
      </style:table-cell-properties>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none" fo:border-top="none" fo:border-bottom="0.05pt solid #000000"/>
    </style:style>
    <style:style style:name="表4.C2" style:family="table-cell">
      <style:table-cell-properties fo:padding="0.097cm" fo:border-left="0.05pt solid #000000" fo:border-right="none" fo:border-top="none" fo:border-bottom="0.05pt solid #000000"/>
    </style:style>
    <style:style style:name="表4.D2" style:family="table-cell">
      <style:table-cell-properties fo:padding="0.097cm" fo:border-left="0.05pt solid #000000" fo:border-right="0.05pt solid #000000" fo:border-top="none" fo:border-bottom="0.05pt solid #000000"/>
    </style:style>
    <style:style style:name="表4.A3" style:family="table-cell">
      <style:table-cell-properties fo:padding="0.097cm" fo:border-left="0.05pt solid #000000" fo:border-right="none" fo:border-top="none" fo:border-bottom="0.05pt solid #000000"/>
    </style:style>
    <style:style style:name="表4.B3" style:family="table-cell">
      <style:table-cell-properties fo:padding="0.097cm" fo:border-left="0.05pt solid #000000" fo:border-right="none" fo:border-top="none" fo:border-bottom="0.05pt solid #000000"/>
    </style:style>
    <style:style style:name="表4.C3" style:family="table-cell">
      <style:table-cell-properties fo:padding="0.097cm" fo:border-left="0.05pt solid #000000" fo:border-right="none" fo:border-top="none" fo:border-bottom="0.05pt solid #000000"/>
    </style:style>
    <style:style style:name="表4.D3" style:family="table-cell">
      <style:table-cell-properties fo:padding="0.097cm" fo:border-left="0.05pt solid #000000" fo:border-right="0.05pt solid #000000" fo:border-top="none" fo:border-bottom="0.05pt solid #000000"/>
    </style:style>
    <style:style style:name="表4.A4" style:family="table-cell">
      <style:table-cell-properties fo:padding="0.097cm" fo:border-left="0.05pt solid #000000" fo:border-right="none" fo:border-top="none" fo:border-bottom="0.05pt solid #000000"/>
    </style:style>
    <style:style style:name="表4.B4" style:family="table-cell">
      <style:table-cell-properties fo:padding="0.097cm" fo:border-left="0.05pt solid #000000" fo:border-right="none" fo:border-top="none" fo:border-bottom="0.05pt solid #000000"/>
    </style:style>
    <style:style style:name="表4.C4" style:family="table-cell">
      <style:table-cell-properties fo:padding="0.097cm" fo:border-left="0.05pt solid #000000" fo:border-right="none" fo:border-top="none" fo:border-bottom="0.05pt solid #000000"/>
    </style:style>
    <style:style style:name="表4.D4" style:family="table-cell">
      <style:table-cell-properties fo:padding="0.097cm" fo:border-left="0.05pt solid #000000" fo:border-right="0.05pt solid #000000" fo:border-top="none" fo:border-bottom="0.05pt solid #000000"/>
    </style:style>
    <style:style style:name="表4.A5" style:family="table-cell">
      <style:table-cell-properties fo:padding="0.097cm" fo:border-left="0.05pt solid #000000" fo:border-right="none" fo:border-top="none" fo:border-bottom="0.05pt solid #000000"/>
    </style:style>
    <style:style style:name="表4.B5" style:family="table-cell">
      <style:table-cell-properties fo:padding="0.097cm" fo:border-left="0.05pt solid #000000" fo:border-right="none" fo:border-top="none" fo:border-bottom="0.05pt solid #000000"/>
    </style:style>
    <style:style style:name="表4.C5" style:family="table-cell">
      <style:table-cell-properties fo:padding="0.097cm" fo:border-left="0.05pt solid #000000" fo:border-right="none" fo:border-top="none" fo:border-bottom="0.05pt solid #000000"/>
    </style:style>
    <style:style style:name="表4.D5" style:family="table-cell">
      <style:table-cell-properties fo:padding="0.097cm" fo:border-left="0.05pt solid #000000" fo:border-right="0.05pt solid #000000" fo:border-top="none" fo:border-bottom="0.05pt solid #000000"/>
    </style:style>
    <style:style style:name="表4.A6" style:family="table-cell">
      <style:table-cell-properties fo:padding="0.097cm" fo:border-left="0.05pt solid #000000" fo:border-right="none" fo:border-top="none" fo:border-bottom="0.05pt solid #000000"/>
    </style:style>
    <style:style style:name="表4.B6" style:family="table-cell">
      <style:table-cell-properties fo:padding="0.097cm" fo:border-left="0.05pt solid #000000" fo:border-right="none" fo:border-top="none" fo:border-bottom="0.05pt solid #000000"/>
    </style:style>
    <style:style style:name="表4.C6" style:family="table-cell">
      <style:table-cell-properties fo:padding="0.097cm" fo:border-left="0.05pt solid #000000" fo:border-right="none" fo:border-top="none" fo:border-bottom="0.05pt solid #000000"/>
    </style:style>
    <style:style style:name="表4.D6" style:family="table-cell">
      <style:table-cell-properties fo:padding="0.097cm" fo:border-left="0.05pt solid #000000" fo:border-right="0.05pt solid #000000" fo:border-top="none" fo:border-bottom="0.05pt solid #000000"/>
    </style:style>
    <style:style style:name="表4.A7" style:family="table-cell">
      <style:table-cell-properties fo:padding="0.097cm" fo:border-left="0.05pt solid #000000" fo:border-right="none" fo:border-top="none" fo:border-bottom="0.05pt solid #000000"/>
    </style:style>
    <style:style style:name="表4.B7" style:family="table-cell">
      <style:table-cell-properties fo:padding="0.097cm" fo:border-left="0.05pt solid #000000" fo:border-right="none" fo:border-top="none" fo:border-bottom="0.05pt solid #000000"/>
    </style:style>
    <style:style style:name="表4.C7" style:family="table-cell">
      <style:table-cell-properties fo:padding="0.097cm" fo:border-left="0.05pt solid #000000" fo:border-right="none" fo:border-top="none" fo:border-bottom="0.05pt solid #000000"/>
    </style:style>
    <style:style style:name="表4.D7" style:family="table-cell">
      <style:table-cell-properties fo:padding="0.097cm" fo:border-left="0.05pt solid #000000" fo:border-right="0.05pt solid #000000" fo:border-top="none" fo:border-bottom="0.05pt solid #000000"/>
    </style:style>
    <style:style style:name="表4.A8" style:family="table-cell">
      <style:table-cell-properties fo:padding="0.097cm" fo:border-left="0.05pt solid #000000" fo:border-right="none" fo:border-top="none" fo:border-bottom="0.05pt solid #000000"/>
    </style:style>
    <style:style style:name="表4.B8" style:family="table-cell">
      <style:table-cell-properties fo:padding="0.097cm" fo:border-left="0.05pt solid #000000" fo:border-right="none" fo:border-top="none" fo:border-bottom="0.05pt solid #000000"/>
    </style:style>
    <style:style style:name="表4.C8" style:family="table-cell">
      <style:table-cell-properties fo:padding="0.097cm" fo:border-left="0.05pt solid #000000" fo:border-right="none" fo:border-top="none" fo:border-bottom="0.05pt solid #000000"/>
    </style:style>
    <style:style style:name="表4.D8" style:family="table-cell">
      <style:table-cell-properties fo:padding="0.097cm" fo:border-left="0.05pt solid #000000" fo:border-right="0.05pt solid #000000" fo:border-top="none" fo:border-bottom="0.05pt solid #000000"/>
    </style:style>
    <style:style style:name="表4.A9" style:family="table-cell">
      <style:table-cell-properties fo:padding="0.097cm" fo:border-left="0.05pt solid #000000" fo:border-right="none" fo:border-top="none" fo:border-bottom="0.05pt solid #000000"/>
    </style:style>
    <style:style style:name="表4.B9" style:family="table-cell">
      <style:table-cell-properties fo:padding="0.097cm" fo:border-left="0.05pt solid #000000" fo:border-right="none" fo:border-top="none" fo:border-bottom="0.05pt solid #000000"/>
    </style:style>
    <style:style style:name="表4.C9" style:family="table-cell">
      <style:table-cell-properties fo:padding="0.097cm" fo:border-left="0.05pt solid #000000" fo:border-right="none" fo:border-top="none" fo:border-bottom="0.05pt solid #000000"/>
    </style:style>
    <style:style style:name="表4.D9" style:family="table-cell">
      <style:table-cell-properties fo:padding="0.097cm" fo:border-left="0.05pt solid #000000" fo:border-right="0.05pt solid #000000" fo:border-top="none" fo:border-bottom="0.05pt solid #000000"/>
    </style:style>
    <style:style style:name="表4.A10" style:family="table-cell">
      <style:table-cell-properties fo:padding="0.097cm" fo:border-left="0.05pt solid #000000" fo:border-right="none" fo:border-top="none" fo:border-bottom="0.05pt solid #000000"/>
    </style:style>
    <style:style style:name="表4.B10" style:family="table-cell">
      <style:table-cell-properties fo:padding="0.097cm" fo:border-left="0.05pt solid #000000" fo:border-right="none" fo:border-top="none" fo:border-bottom="0.05pt solid #000000"/>
    </style:style>
    <style:style style:name="表4.C10" style:family="table-cell">
      <style:table-cell-properties fo:padding="0.097cm" fo:border-left="0.05pt solid #000000" fo:border-right="none" fo:border-top="none" fo:border-bottom="0.05pt solid #000000"/>
    </style:style>
    <style:style style:name="表4.D10" style:family="table-cell">
      <style:table-cell-properties fo:padding="0.097cm" fo:border-left="0.05pt solid #000000" fo:border-right="0.05pt solid #000000" fo:border-top="none" fo:border-bottom="0.05pt solid #000000"/>
    </style:style>
    <style:style style:name="表4.A11" style:family="table-cell">
      <style:table-cell-properties fo:padding="0.097cm" fo:border-left="0.05pt solid #000000" fo:border-right="none" fo:border-top="none" fo:border-bottom="0.05pt solid #000000"/>
    </style:style>
    <style:style style:name="表4.B11" style:family="table-cell">
      <style:table-cell-properties fo:padding="0.097cm" fo:border-left="0.05pt solid #000000" fo:border-right="none" fo:border-top="none" fo:border-bottom="0.05pt solid #000000"/>
    </style:style>
    <style:style style:name="表4.C11" style:family="table-cell">
      <style:table-cell-properties fo:padding="0.097cm" fo:border-left="0.05pt solid #000000" fo:border-right="none" fo:border-top="none" fo:border-bottom="0.05pt solid #000000"/>
    </style:style>
    <style:style style:name="表4.D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ＭＳ ゴシック" fo:font-size="9pt" style:font-name-asian="ＭＳ ゴシック" style:font-size-asian="9pt" style:language-asian="ja" style:country-asian="JP" style:font-size-complex="9pt"/>
    </style:style>
    <style:style style:name="P3" style:family="paragraph" style:parent-style-name="Standard">
      <style:text-properties officeooo:paragraph-rsid="003b0a51" style:language-asian="ja" style:country-asian="JP"/>
    </style:style>
    <style:style style:name="P4" style:family="paragraph" style:parent-style-name="_39_93.見出し大_28_その他_29_">
      <style:paragraph-properties fo:break-before="page"/>
    </style:style>
    <style:style style:name="P5" style:family="paragraph" style:parent-style-name="_39_93.見出し大_28_その他_29_">
      <style:paragraph-properties fo:break-before="page"/>
      <style:text-properties style:language-asian="ja" style:country-asian="JP"/>
    </style:style>
    <style:style style:name="P6" style:family="paragraph" style:parent-style-name="Contents_20_Heading">
      <style:paragraph-properties fo:break-before="page"/>
    </style:style>
    <style:style style:name="P7" style:family="paragraph" style:parent-style-name="_39_94.見出し中_28_その他_29_">
      <style:text-properties style:language-asian="ja" style:country-asian="JP"/>
    </style:style>
    <style:style style:name="P8" style:family="paragraph" style:parent-style-name="_39_4.表内">
      <style:paragraph-properties style:snap-to-layout-grid="false"/>
    </style:style>
    <style:style style:name="P9" style:family="paragraph" style:parent-style-name="_39_4.表内">
      <style:paragraph-properties style:snap-to-layout-grid="false"/>
      <style:text-properties style:language-asian="ja" style:country-asian="JP"/>
    </style:style>
    <style:style style:name="P10" style:family="paragraph" style:parent-style-name="_39_4.表内">
      <style:paragraph-properties style:snap-to-layout-grid="false"/>
      <style:text-properties style:font-name="Courier 10 Pitch" style:font-name-asian="Courier 10 Pitch"/>
    </style:style>
    <style:style style:name="P11" style:family="paragraph" style:parent-style-name="_39_93.見出し大_28_その他_29_">
      <style:text-properties style:language-asian="ja" style:country-asian="JP"/>
    </style:style>
    <style:style style:name="P12" style:family="paragraph" style:parent-style-name="_31_.本文_28_大見出し_29_">
      <style:paragraph-properties fo:margin-left="0cm" fo:margin-right="0cm" fo:text-indent="0cm" style:auto-text-indent="false"/>
    </style:style>
    <style:style style:name="P13" style:family="paragraph" style:parent-style-name="_31_.本文_28_大見出し_29_">
      <style:paragraph-properties fo:margin-left="0cm" fo:margin-right="0cm" fo:text-indent="0cm" style:auto-text-indent="false"/>
      <style:text-properties style:language-asian="ja" style:country-asian="JP"/>
    </style:style>
    <style:style style:name="P14" style:family="paragraph" style:parent-style-name="_32_.本文_ff08_中見出し_ff09_">
      <style:paragraph-properties fo:margin-left="0cm" fo:margin-right="0cm" fo:text-indent="0cm" style:auto-text-indent="false"/>
    </style:style>
    <style:style style:name="P15" style:family="paragraph" style:parent-style-name="_32_.本文_ff08_中見出し_ff09_">
      <style:paragraph-properties fo:margin-left="0cm" fo:margin-right="0cm" fo:text-indent="0cm" style:auto-text-indent="false"/>
      <style:text-properties style:language-asian="ja" style:country-asian="JP"/>
    </style:style>
    <style:style style:name="P16" style:family="paragraph" style:parent-style-name="Heading_20_1">
      <style:paragraph-properties fo:margin-left="0cm" fo:margin-right="0cm" fo:text-indent="0cm" style:auto-text-indent="false"/>
      <style:text-properties style:language-asian="ja" style:country-asian="JP"/>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indent="0cm" style:auto-text-indent="false"/>
      <style:text-properties style:language-asian="ja" style:country-asian="JP"/>
    </style:style>
    <style:style style:name="P19" style:family="paragraph" style:parent-style-name="_33_.本文_28_小見出し_29_">
      <style:paragraph-properties fo:margin-left="0cm" fo:margin-right="0cm" fo:text-indent="0cm" style:auto-text-indent="false"/>
    </style:style>
    <style:style style:name="P20" style:family="paragraph" style:parent-style-name="_33_.本文_28_小見出し_29_">
      <style:paragraph-properties fo:margin-left="0cm" fo:margin-right="0cm" fo:text-indent="0cm" style:auto-text-indent="false"/>
      <style:text-properties style:language-asian="ja" style:country-asian="JP"/>
    </style:style>
    <style:style style:name="P21" style:family="paragraph" style:parent-style-name="_39_3.表題">
      <style:paragraph-properties fo:margin-left="0cm" fo:margin-right="0cm" fo:text-indent="0cm" style:auto-text-indent="false"/>
      <style:text-properties style:language-asian="ja" style:country-asian="JP"/>
    </style:style>
    <style:style style:name="P22" style:family="paragraph" style:parent-style-name="_31_.本文_28_大見出し_29_">
      <style:text-properties style:language-asian="ja" style:country-asian="JP"/>
    </style:style>
    <style:style style:name="P23" style:family="paragraph" style:parent-style-name="_31_.本文_28_大見出し_29_">
      <style:paragraph-properties fo:text-align="center" style:justify-single-word="false"/>
      <style:text-properties style:language-asian="ja" style:country-asian="JP"/>
    </style:style>
    <style:style style:name="P24" style:family="paragraph" style:parent-style-name="_31_.本文_28_大見出し_29_">
      <style:paragraph-properties fo:text-align="center" style:justify-single-word="false"/>
    </style:style>
    <style:style style:name="P25" style:family="paragraph" style:parent-style-name="Table">
      <style:paragraph-properties fo:keep-with-next="always"/>
    </style:style>
    <style:style style:name="P26" style:family="paragraph" style:parent-style-name="Table_20_Heading">
      <style:text-properties style:language-asian="ja" style:country-asian="JP"/>
    </style:style>
    <style:style style:name="P27" style:family="paragraph" style:parent-style-name="Table_20_Heading">
      <style:text-properties style:font-name="IPA Pゴシック" style:font-name-asian="IPA Pゴシック" style:language-asian="ja" style:country-asian="JP"/>
    </style:style>
    <style:style style:name="P28" style:family="paragraph" style:parent-style-name="Table_20_Heading">
      <style:text-properties officeooo:paragraph-rsid="003b0a51"/>
    </style:style>
    <style:style style:name="P29" style:family="paragraph" style:parent-style-name="Table_20_Heading">
      <style:text-properties officeooo:rsid="003b0a51" officeooo:paragraph-rsid="003b0a51"/>
    </style:style>
    <style:style style:name="P30" style:family="paragraph" style:parent-style-name="Table_20_Contents">
      <style:text-properties style:language-asian="ja" style:country-asian="JP"/>
    </style:style>
    <style:style style:name="P31" style:family="paragraph" style:parent-style-name="Table_20_Contents">
      <style:paragraph-properties fo:text-align="start" style:justify-single-word="false"/>
      <style:text-properties style:language-asian="ja" style:country-asian="JP"/>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start" style:justify-single-word="false"/>
    </style:style>
    <style:style style:name="P34" style:family="paragraph" style:parent-style-name="Table_20_Contents">
      <style:text-properties style:font-name="Courier 10 Pitch"/>
    </style:style>
    <style:style style:name="P35" style:family="paragraph" style:parent-style-name="Table_20_Contents">
      <style:text-properties style:font-name="Courier 10 Pitch" style:font-name-asian="Courier 10 Pitch"/>
    </style:style>
    <style:style style:name="P36" style:family="paragraph" style:parent-style-name="Table_20_Contents">
      <style:text-properties style:font-name="Courier 10 Pitch" officeooo:paragraph-rsid="0009b256" style:font-name-asian="Courier 10 Pitch"/>
    </style:style>
    <style:style style:name="P37" style:family="paragraph" style:parent-style-name="Table_20_Contents">
      <style:text-properties style:font-name="Courier 10 Pitch" officeooo:paragraph-rsid="00105e9d" style:font-name-asian="Courier 10 Pitch"/>
    </style:style>
    <style:style style:name="P38" style:family="paragraph" style:parent-style-name="Table_20_Contents">
      <style:text-properties style:font-name="Courier 10 Pitch" officeooo:paragraph-rsid="001b0945" style:font-name-asian="Courier 10 Pitch"/>
    </style:style>
    <style:style style:name="P39" style:family="paragraph" style:parent-style-name="Table_20_Contents">
      <style:text-properties style:font-name="Courier 10 Pitch" officeooo:paragraph-rsid="003b0a51" style:font-name-asian="Courier 10 Pitch"/>
    </style:style>
    <style:style style:name="P40" style:family="paragraph" style:parent-style-name="Table_20_Contents">
      <style:paragraph-properties fo:text-align="start" style:justify-single-word="false"/>
      <style:text-properties style:font-name="Courier 10 Pitch"/>
    </style:style>
    <style:style style:name="P41" style:family="paragraph" style:parent-style-name="Table_20_Contents">
      <style:text-properties style:font-name="Courier 10 Pitch" officeooo:paragraph-rsid="0009b256"/>
    </style:style>
    <style:style style:name="P42" style:family="paragraph" style:parent-style-name="Table_20_Contents">
      <style:text-properties style:font-name="Courier 10 Pitch" officeooo:rsid="0009b256" officeooo:paragraph-rsid="0009b256"/>
    </style:style>
    <style:style style:name="P43" style:family="paragraph" style:parent-style-name="Table_20_Contents">
      <style:text-properties style:font-name="Courier 10 Pitch" officeooo:rsid="004b7944" officeooo:paragraph-rsid="004b7944"/>
    </style:style>
    <style:style style:name="P44" style:family="paragraph" style:parent-style-name="Table_20_Contents">
      <style:text-properties style:font-name="Courier 10 Pitch" officeooo:rsid="004b7944" officeooo:paragraph-rsid="004d3832"/>
    </style:style>
    <style:style style:name="P45" style:family="paragraph" style:parent-style-name="Table_20_Contents">
      <style:text-properties style:font-name="Courier 10 Pitch" officeooo:paragraph-rsid="005670ac"/>
    </style:style>
    <style:style style:name="P46" style:family="paragraph" style:parent-style-name="Table_20_Contents">
      <style:text-properties style:font-name="Courier 10 Pitch" officeooo:paragraph-rsid="005ca15d"/>
    </style:style>
    <style:style style:name="P47" style:family="paragraph" style:parent-style-name="_39_94.見出し中_28_その他_29_">
      <style:paragraph-properties fo:margin-left="0.667cm" fo:margin-right="0cm" fo:text-indent="0cm" style:auto-text-indent="false"/>
    </style:style>
    <style:style style:name="P48" style:family="paragraph" style:parent-style-name="_32_.本文_ff08_中見出し_ff09_">
      <style:paragraph-properties fo:margin-left="1.334cm" fo:margin-right="0cm" fo:text-indent="0cm" style:auto-text-indent="false"/>
    </style:style>
    <style:style style:name="P49" style:family="paragraph" style:parent-style-name="_32_.本文_ff08_中見出し_ff09_">
      <style:paragraph-properties fo:margin-left="1.334cm" fo:margin-right="0cm" fo:text-indent="0cm" style:auto-text-indent="false"/>
      <style:text-properties style:language-asian="ja" style:country-asian="JP"/>
    </style:style>
    <style:style style:name="P50" style:family="paragraph" style:parent-style-name="_32_.本文_ff08_中見出し_ff09_">
      <style:paragraph-properties fo:margin-left="1.334cm" fo:margin-right="0cm" fo:text-indent="0cm" style:auto-text-indent="false">
        <style:tab-stops/>
      </style:paragraph-properties>
      <style:text-properties style:language-asian="ja" style:country-asian="JP"/>
    </style:style>
    <style:style style:name="P51" style:family="paragraph" style:parent-style-name="_39_92.サブタイトル">
      <style:text-properties style:font-name="ＭＳ ゴシック" style:font-name-asian="ＭＳ ゴシック"/>
    </style:style>
    <style:style style:name="P52" style:family="paragraph" style:parent-style-name="_32_.本文_ff08_中見出し_ff09_">
      <style:text-properties style:language-asian="ja" style:country-asian="JP"/>
    </style:style>
    <style:style style:name="P53" style:family="paragraph" style:parent-style-name="_32_.本文_ff08_中見出し_ff09_">
      <style:text-properties officeooo:paragraph-rsid="002ed58a" style:language-asian="ja" style:country-asian="JP"/>
    </style:style>
    <style:style style:name="P54" style:family="paragraph" style:parent-style-name="_32_.本文_ff08_中見出し_ff09_">
      <style:text-properties officeooo:paragraph-rsid="003b0a51" style:language-asian="ja" style:country-asian="JP"/>
    </style:style>
    <style:style style:name="P55" style:family="paragraph" style:parent-style-name="_32_.本文_ff08_中見出し_ff09_">
      <style:text-properties officeooo:paragraph-rsid="004b7944"/>
    </style:style>
    <style:style style:name="P56" style:family="paragraph" style:parent-style-name="_33_.本文_28_小見出し_29_">
      <style:text-properties style:language-asian="ja" style:country-asian="JP"/>
    </style:style>
    <style:style style:name="P57" style:family="paragraph" style:parent-style-name="_33_.本文_28_小見出し_29_">
      <style:text-properties officeooo:paragraph-rsid="000b3ce2" style:language-asian="ja" style:country-asian="JP"/>
    </style:style>
    <style:style style:name="P58" style:family="paragraph" style:parent-style-name="_33_.本文_28_小見出し_29_">
      <style:text-properties officeooo:paragraph-rsid="0039ad4a" style:language-asian="ja" style:country-asian="JP"/>
    </style:style>
    <style:style style:name="P59" style:family="paragraph" style:parent-style-name="_33_.本文_28_小見出し_29_">
      <style:text-properties officeooo:paragraph-rsid="0039ad4a"/>
    </style:style>
    <style:style style:name="P60" style:family="paragraph" style:parent-style-name="_33_.本文_28_小見出し_29_">
      <style:text-properties officeooo:paragraph-rsid="004d3832"/>
    </style:style>
    <style:style style:name="P61" style:family="paragraph" style:parent-style-name="_33_.本文_28_小見出し_29_">
      <style:text-properties officeooo:rsid="004b7944" officeooo:paragraph-rsid="004b7944"/>
    </style:style>
    <style:style style:name="P62" style:family="paragraph" style:parent-style-name="_33_.本文_28_小見出し_29_">
      <style:paragraph-properties fo:margin-left="2cm" fo:margin-right="0cm" fo:text-indent="0cm" style:auto-text-indent="false"/>
      <style:text-properties style:language-asian="ja" style:country-asian="JP"/>
    </style:style>
    <style:style style:name="P63" style:family="paragraph" style:parent-style-name="_39_3.表題">
      <style:paragraph-properties fo:margin-left="1.984cm" fo:margin-right="0cm" fo:text-align="start" style:justify-single-word="false" fo:text-indent="0cm" style:auto-text-indent="false"/>
    </style:style>
    <style:style style:name="P64" style:family="paragraph" style:parent-style-name="Frame_20_contents">
      <style:paragraph-properties fo:text-align="center" style:justify-single-word="false"/>
    </style:style>
    <style:style style:name="P65" style:family="paragraph" style:parent-style-name="Illustration">
      <style:paragraph-properties fo:text-align="center" style:justify-single-word="false"/>
    </style:style>
    <style:style style:name="P66" style:family="paragraph" style:parent-style-name="Contents_20_2">
      <style:paragraph-properties>
        <style:tab-stops>
          <style:tab-stop style:position="16.683cm" style:type="right" style:leader-style="dotted" style:leader-text="."/>
        </style:tab-stops>
      </style:paragraph-properties>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_39_93.見出し大_28_その他_29_" style:master-page-name="First_20_Page">
      <style:paragraph-properties style:page-number="auto"/>
    </style:style>
    <style:style style:name="P69" style:family="paragraph" style:parent-style-name="_39_4.表内">
      <style:paragraph-properties style:snap-to-layout-grid="false"/>
      <style:text-properties officeooo:rsid="00629258" officeooo:paragraph-rsid="00629258"/>
    </style:style>
    <style:style style:name="P70" style:family="paragraph" style:parent-style-name="_31_.本文_28_大見出し_29_" style:list-style-name="L1">
      <style:text-properties style:language-asian="ja" style:country-asian="JP"/>
    </style:style>
    <style:style style:name="P71" style:family="paragraph" style:parent-style-name="_31_.大見出し" style:list-style-name=""/>
    <style:style style:name="P72" style:family="paragraph" style:parent-style-name="_31_.大見出し">
      <style:paragraph-properties fo:break-before="page"/>
    </style:style>
    <style:style style:name="P73" style:family="paragraph" style:parent-style-name="_31_.大見出し">
      <style:paragraph-properties fo:break-before="page"/>
      <style:text-properties style:language-asian="ja" style:country-asian="JP"/>
    </style:style>
    <style:style style:name="P74" style:family="paragraph" style:parent-style-name="_32_.中見出し">
      <style:text-properties style:language-asian="ja" style:country-asian="JP"/>
    </style:style>
    <style:style style:name="P75" style:family="paragraph" style:parent-style-name="_33_.小見出し">
      <style:text-properties style:language-asian="ja" style:country-asian="JP"/>
    </style:style>
    <style:style style:name="P76" style:family="paragraph" style:parent-style-name="_33_.小見出し">
      <style:text-properties officeooo:rsid="0039ad4a" officeooo:paragraph-rsid="0039ad4a"/>
    </style:style>
    <style:style style:name="P77" style:family="paragraph" style:parent-style-name="_33_.小見出し">
      <style:paragraph-properties fo:margin-left="0cm" fo:margin-right="0cm" fo:text-indent="0cm" style:auto-text-indent="false"/>
    </style:style>
    <style:style style:name="P78" style:family="paragraph">
      <style:paragraph-properties fo:text-align="end"/>
    </style:style>
    <style:style style:name="P79" style:family="paragraph">
      <style:paragraph-properties fo:text-align="end"/>
      <style:text-properties style:font-name="IPAゴシック2" fo:font-size="6pt" style:font-size-asian="6pt" style:font-size-complex="6pt"/>
    </style:style>
    <style:style style:name="P80" style:family="paragraph">
      <style:paragraph-properties fo:text-align="center"/>
    </style:style>
    <style:style style:name="P81" style:family="paragraph">
      <style:text-properties style:font-name="ＭＳ ゴシック" fo:font-size="6pt" style:font-size-asian="6pt" style:font-size-complex="6pt"/>
    </style:style>
    <style:style style:name="P82" style:family="paragraph">
      <style:text-properties style:font-name="IPA Pゴシック1" fo:font-size="6pt" style:font-size-asian="6pt" style:font-size-complex="6pt"/>
    </style:style>
    <style:style style:name="P83" style:family="paragraph">
      <style:paragraph-properties fo:text-align="center"/>
      <style:text-properties fo:font-size="8pt" style:font-size-asian="8pt" style:font-size-complex="8pt"/>
    </style:style>
    <style:style style:name="P84" style:family="paragraph">
      <style:paragraph-properties fo:text-align="start"/>
      <style:text-properties fo:font-size="10pt" style:font-size-asian="10pt" style:font-size-complex="10pt"/>
    </style:style>
    <style:style style:name="T1" style:family="text">
      <style:text-properties style:language-asian="ja" style:country-asian="JP"/>
    </style:style>
    <style:style style:name="T2" style:family="text">
      <style:text-properties officeooo:rsid="00083d0c" style:language-asian="ja" style:country-asian="JP"/>
    </style:style>
    <style:style style:name="T3" style:family="text">
      <style:text-properties officeooo:rsid="000ade36" style:language-asian="ja" style:country-asian="JP"/>
    </style:style>
    <style:style style:name="T4" style:family="text">
      <style:text-properties officeooo:rsid="00508402" style:language-asian="ja" style:country-asian="JP"/>
    </style:style>
    <style:style style:name="T5" style:family="text">
      <style:text-properties officeooo:rsid="00629c20" style:language-asian="ja" style:country-asian="JP"/>
    </style:style>
    <style:style style:name="T6" style:family="text">
      <style:text-properties officeooo:rsid="00644cfb" style:language-asian="ja" style:country-asian="JP"/>
    </style:style>
    <style:style style:name="T7" style:family="text">
      <style:text-properties officeooo:rsid="0066c493" style:language-asian="ja" style:country-asian="JP"/>
    </style:style>
    <style:style style:name="T8" style:family="text">
      <style:text-properties fo:font-size="9pt" style:font-size-asian="9pt" style:font-size-complex="9pt"/>
    </style:style>
    <style:style style:name="T9" style:family="text">
      <style:text-properties fo:font-size="9pt" style:font-size-asian="9pt" style:language-asian="ja" style:country-asian="JP" style:font-size-complex="9pt"/>
    </style:style>
    <style:style style:name="T10" style:family="text">
      <style:text-properties officeooo:rsid="000d5a92"/>
    </style:style>
    <style:style style:name="T11" style:family="text">
      <style:text-properties officeooo:rsid="00105e9d"/>
    </style:style>
    <style:style style:name="T12" style:family="text">
      <style:text-properties officeooo:rsid="00191e86"/>
    </style:style>
    <style:style style:name="T13" style:family="text">
      <style:text-properties officeooo:rsid="001d7772"/>
    </style:style>
    <style:style style:name="T14" style:family="text">
      <style:text-properties officeooo:rsid="002d1400"/>
    </style:style>
    <style:style style:name="T15" style:family="text">
      <style:text-properties officeooo:rsid="002ed58a"/>
    </style:style>
    <style:style style:name="T16" style:family="text">
      <style:text-properties officeooo:rsid="003116b0"/>
    </style:style>
    <style:style style:name="T17" style:family="text">
      <style:text-properties officeooo:rsid="0036cd97"/>
    </style:style>
    <style:style style:name="T18" style:family="text">
      <style:text-properties officeooo:rsid="00408b3c"/>
    </style:style>
    <style:style style:name="T19" style:family="text">
      <style:text-properties officeooo:rsid="00421828"/>
    </style:style>
    <style:style style:name="T20" style:family="text">
      <style:text-properties officeooo:rsid="0044dfd9"/>
    </style:style>
    <style:style style:name="T21" style:family="text">
      <style:text-properties officeooo:rsid="004b7944"/>
    </style:style>
    <style:style style:name="T22" style:family="text">
      <style:text-properties officeooo:rsid="004d3832"/>
    </style:style>
    <style:style style:name="T23" style:family="text">
      <style:text-properties officeooo:rsid="004f31cb"/>
    </style:style>
    <style:style style:name="T24" style:family="text">
      <style:text-properties officeooo:rsid="00508402"/>
    </style:style>
    <style:style style:name="T25" style:family="text">
      <style:text-properties officeooo:rsid="0052c8b4"/>
    </style:style>
    <style:style style:name="T26" style:family="text">
      <style:text-properties officeooo:rsid="005670ac"/>
    </style:style>
    <style:style style:name="T27" style:family="text">
      <style:text-properties officeooo:rsid="005785cc"/>
    </style:style>
    <style:style style:name="T28" style:family="text">
      <style:text-properties officeooo:rsid="005c41ce"/>
    </style:style>
    <style:style style:name="T29" style:family="text">
      <style:text-properties officeooo:rsid="005ca15d"/>
    </style:style>
    <style:style style:name="T30" style:family="text">
      <style:text-properties officeooo:rsid="005ddec7"/>
    </style:style>
    <style:style style:name="T31" style:family="text">
      <style:text-properties officeooo:rsid="0067695a"/>
    </style:style>
    <style:style style:name="T32" style:family="text">
      <style:text-properties officeooo:rsid="006fdf46"/>
    </style:style>
    <style:style style:name="T33" style:family="text">
      <style:text-properties officeooo:rsid="00759985"/>
    </style:style>
    <style:style style:name="T34" style:family="text">
      <style:text-properties style:font-name="IPAゴシック2" fo:font-size="6pt" style:font-size-asian="6pt" style:font-size-complex="6pt"/>
    </style:style>
    <style:style style:name="T35" style:family="text">
      <style:text-properties style:font-name="ＭＳ ゴシック" fo:font-size="6pt" style:font-size-asian="6pt" style:font-size-complex="6pt"/>
    </style:style>
    <style:style style:name="T36" style:family="text">
      <style:text-properties fo:font-size="8pt" style:font-size-asian="8pt" style:font-size-complex="8pt"/>
    </style:style>
    <style:style style:name="T37" style:family="text">
      <style:text-properties fo:font-size="10pt" style:font-size-asian="10pt" style:font-size-complex="10pt"/>
    </style:style>
    <style:style style:name="T38" style:family="text">
      <style:text-properties fo:font-size="12pt"/>
    </style:style>
    <style:style style:name="T39" style:family="text">
      <style:text-properties fo:font-size="10pt"/>
    </style:style>
    <style:style style:name="T40" style:family="text">
      <style:text-properties fo:font-size="6pt" style:font-size-asian="6pt" style:font-size-complex="6pt"/>
    </style:style>
    <style:style style:name="fr1" style:family="graphic" style:parent-style-name="Frame">
      <style:graphic-properties fo:margin-left="0.319cm" fo:margin-right="0.319cm" style:wrap="none"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protect="position" style:wrap="non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37cm" fo:text-indent="-0.635cm" fo:margin-left="1.93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2cm" fo:text-indent="-0.635cm" fo:margin-left="2.57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7cm" fo:text-indent="-0.635cm" fo:margin-left="3.20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2cm" fo:text-indent="-0.635cm" fo:margin-left="3.8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7cm" fo:text-indent="-0.635cm" fo:margin-left="4.47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2cm" fo:text-indent="-0.635cm" fo:margin-left="5.11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7cm" fo:text-indent="-0.635cm" fo:margin-left="5.74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2cm" fo:text-indent="-0.635cm" fo:margin-left="6.38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7cm" fo:text-indent="-0.635cm" fo:margin-left="7.01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2cm" fo:text-indent="-0.635cm" fo:margin-left="7.652cm"/>
        </style:list-level-properties>
      </text:list-level-style-bullet>
    </text:list-style>
    <style:style style:name="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fill="solid" draw:fill-color="#ffffff" draw:textarea-horizontal-align="left" draw:textarea-vertical-align="top" fo:padding-top="0.101cm" fo:padding-bottom="0.101cm" fo:padding-left="0.101cm" fo:padding-right="0.101cm"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枠1" text:anchor-type="page" text:anchor-page-number="1" svg:x="12.158cm" svg:y="24.642cm" svg:width="7.04cm" svg:height="1.824cm" draw:z-index="0">
        <draw:text-box>
          <text:p text:style-name="P12"><text:bookmark-start text:name="__RefHeading__802_178903962"/><text:span text:style-name="T1">製作</text:span><text:span text:style-name="T1">者</text:span><text:bookmark-end text:name="__RefHeading__802_178903962"/></text:p>
          <text:p text:style-name="P13"><text:bookmark-start text:name="__RefHeading__804_178903962"/>担当企業名　SRA OSS, Inc. 日本支社<text:bookmark-end text:name="__RefHeading__804_178903962"/></text:p>
        </draw:text-box>
      </draw:frame>
      <draw:frame draw:style-name="fr4" draw:name="グラフィックス7" text:anchor-type="page" text:anchor-page-number="2" svg:x="2.193cm" svg:y="18.009cm" svg:width="2.268cm" style:rel-width="13%" svg:height="0.771cm" style:rel-height="3%" draw:z-index="45">
        <draw:image xlink:href="Pictures/10000201000000580000001FED1EC38A.png" xlink:type="simple" xlink:show="embed" xlink:actuate="onLoad"/>
      </draw:frame>
      <draw:rect text:anchor-type="page" text:anchor-page-number="2" draw:z-index="44" draw:style-name="gr5" draw:text-style-name="P84" svg:width="17.022cm" svg:height="9.203cm" svg:x="2.03cm" svg:y="17.44cm">
        <text:p><text:span text:style-name="T37">ライセンス</text:span></text:p>
        <text:p><text:span text:style-name="T37"/></text:p>
        <text:p><text:span text:style-name="T37"/></text:p>
        <text:p><text:span text:style-name="T37">本作品は</text:span><text:span text:style-name="T37">CC-BY</text:span><text:span text:style-name="T37">ライセンスによって許諾されています。</text:span></text:p>
        <text:p><text:span text:style-name="T37">ライセンスの内容を知りたい方は</text:span><text:span text:style-name="T37">http://creativecommons.org/licenses/by/2.1/jp/</text:span><text:span text:style-name="T37">でご確認ください。</text:span></text:p>
        <text:p><text:span text:style-name="T37">文書の内容、表記に関する誤り、ご要望、感想等につきましては、</text:span><text:span text:style-name="T37">PGECons</text:span><text:span text:style-name="T37">のサイトを通じてお寄せいただきます</text:span></text:p>
        <text:p><text:span text:style-name="T37">ようお願いいたします。</text:span></text:p>
        <text:p><text:span text:style-name="T37">サイト</text:span><text:span text:style-name="T37">URL <text:s/></text:span><text:span text:style-name="T38"><text:a xlink:href="https://www.pgecons.org/contact/" xlink:type="simple">https://www.pgecons.org/contact/</text:a></text:span></text:p>
        <text:p><text:span text:style-name="T39"/></text:p>
        <text:p><text:span text:style-name="T40"/></text:p>
        <text:p><text:span text:style-name="T40">Microsoft</text:span><text:span text:style-name="T40">、</text:span><text:span text:style-name="T40">Windows Server</text:span><text:span text:style-name="T40">、</text:span><text:span text:style-name="T40">SQL Server</text:span><text:span text:style-name="T40">、米国 </text:span><text:span text:style-name="T40">Microsoft Corporation</text:span><text:span text:style-name="T40">の米国及びその他の国における登録商標または商標です。</text:span></text:p>
        <text:p><text:span text:style-name="T40">Oracle</text:span><text:span text:style-name="T40">は、</text:span><text:span text:style-name="T40">Oracle Corporation </text:span><text:span text:style-name="T40">及びその子会社、関連会社の米国及びその他の国における登録商標です。文中の社名、商品名等は各社の商標または登録商標である場合があります。</text:span></text:p>
        <text:p><text:span text:style-name="T40">PostgreSQL</text:span><text:span text:style-name="T40">は、</text:span><text:span text:style-name="T40">PostgreSQL Community Association of Canada</text:span><text:span text:style-name="T40">のカナダにおける登録商標およびその他の国における商標です。</text:span></text:p>
        <text:p><text:span text:style-name="T40">その他、本資料に記載されている社名及び商品名はそれぞれ各社が商標または登録商標として使用している場合があります 。</text:span></text:p>
      </draw:rect>
      <text:p text:style-name="P68">PostgreSQL<text:span text:style-name="T1">エンタープライズ・コンソーシアム 技術部会 WG#2</text:span></text:p>
      <text:p text:style-name="P11"/>
      <text:p text:style-name="P2"/>
      <text:p text:style-name="P11"/>
      <text:p text:style-name="P2"/>
      <text:p text:style-name="P2"/>
      <text:p text:style-name="P2"/>
      <text:p text:style-name="P2"/>
      <text:p text:style-name="P2"/>
      <text:p text:style-name="P2"/>
      <text:p text:style-name="P2"/>
      <text:p text:style-name="P2"/>
      <text:p text:style-name="P2"/>
      <text:p text:style-name="_39_91.メインタイトル">SQL移行調査編</text:p>
      <text:p text:style-name="P51"/>
      <text:p text:style-name="_39_92.サブタイトル"/>
      <text:p text:style-name="P4">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8">版</text:p>
          </table:table-cell>
          <table:table-cell table:style-name="表2.A1" office:value-type="string">
            <text:p text:style-name="P8">改訂日</text:p>
          </table:table-cell>
          <table:table-cell table:style-name="表2.C1" office:value-type="string">
            <text:p text:style-name="P8">変更内容</text:p>
          </table:table-cell>
        </table:table-row>
        <table:table-row table:style-name="表2.1">
          <table:table-cell table:style-name="表2.A5" office:value-type="string">
            <text:p text:style-name="P8">1.0</text:p>
          </table:table-cell>
          <table:table-cell table:style-name="表2.B2" office:value-type="string">
            <text:p text:style-name="P9">2013/04/22</text:p>
          </table:table-cell>
          <table:table-cell table:style-name="表2.C2" office:value-type="string">
            <text:p text:style-name="P69">初版</text:p>
          </table:table-cell>
        </table:table-row>
        <table:table-row table:style-name="表2.1">
          <table:table-cell table:style-name="表2.A5" office:value-type="string">
            <text:p text:style-name="P8"/>
          </table:table-cell>
          <table:table-cell table:style-name="表2.B3" office:value-type="string">
            <text:p text:style-name="P9"/>
          </table:table-cell>
          <table:table-cell table:style-name="表2.C3" office:value-type="string">
            <text:p text:style-name="P8"/>
          </table:table-cell>
        </table:table-row>
        <table:table-row table:style-name="表2.1">
          <table:table-cell table:style-name="表2.A5" office:value-type="string">
            <text:p text:style-name="P8"/>
          </table:table-cell>
          <table:table-cell table:style-name="表2.B4" office:value-type="string">
            <text:p text:style-name="P8"/>
          </table:table-cell>
          <table:table-cell table:style-name="表2.C4" office:value-type="string">
            <text:p text:style-name="P8"/>
          </table:table-cell>
        </table:table-row>
        <table:table-row table:style-name="表2.1">
          <table:table-cell table:style-name="表2.A5" office:value-type="string">
            <text:p text:style-name="P8"/>
          </table:table-cell>
          <table:table-cell table:style-name="表2.B5" office:value-type="string">
            <text:p text:style-name="P8"/>
          </table:table-cell>
          <table:table-cell table:style-name="表2.C5" office:value-type="string">
            <text:p text:style-name="P8"/>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はじめに</text:p>
      <text:p text:style-name="_39_94.見出し中_28_その他_29_">■本資料の目的</text:p>
      <text:p text:style-name="P49">本資料は、異種DBMSからPostgreSQLへSQLを移行する作業の難易度およびボリュームの事前判断と、実際に書き換えを行う際の参考資料として利用されることを想定しています。</text:p>
      <text:p text:style-name="P49"/>
      <text:p text:style-name="P47">■<text:span text:style-name="T1">本</text:span>資料<text:span text:style-name="T1">で記載する範囲</text:span></text:p>
      <text:p text:style-name="P49">本資料では、移行元の異種DBMSとしてOracle DatabaseおよびMicrosoft SQL Serverを想定し、これらのDBMSからPostgreSQLへＳＱＬを移行する際に書き換えが必要である箇所とその書き換え方針について、DMLとトランザクション処理を中心に記載します。スキーマ、ストアドプロシージャ、組み込み関数に関するSQLについては本資料では取り扱っていません。これらに関しては、それぞれ「スキーマ移行調査編」、「ストアドプロシージャ移行調査編」、「組み込み関数移行調査編」を参照してください。</text:p>
      <text:p text:style-name="P47"/>
      <text:p text:style-name="P47">■<text:span text:style-name="T1">本</text:span>資料<text:span text:style-name="T1">で扱う用語の定義</text:span></text:p>
      <text:p text:style-name="P49"><text:bookmark-start text:name="__RefHeading__810_1789039621"/>資料で記述する用語について以下に定義します。<text:bookmark-end text:name="__RefHeading__810_1789039621"/></text:p>
      <text:p text:style-name="Table"><text:span text:style-name="T8">表 </text:span><text:span text:style-name="T8"><text:sequence text:ref-name="refTable0" text:name="Table" text:formula="ooow:Table+1" style:num-format="1">1</text:sequence></text:span><text:span text:style-name="T8">: </text:span><text:span text:style-name="T9">用語定義</text:span></text:p>
      <table:table table:name="表58" table:style-name="表58">
        <table:table-column table:style-name="表58.A"/>
        <table:table-column table:style-name="表58.B"/>
        <table:table-column table:style-name="表58.C"/>
        <table:table-row>
          <table:table-cell table:style-name="表58.A1" office:value-type="string">
            <text:p text:style-name="P27">№</text:p>
          </table:table-cell>
          <table:table-cell table:style-name="表58.A1" office:value-type="string">
            <text:p text:style-name="P27">用語</text:p>
          </table:table-cell>
          <table:table-cell table:style-name="表58.C1" office:value-type="string">
            <text:p text:style-name="P27">意味</text:p>
          </table:table-cell>
        </table:table-row>
        <table:table-row>
          <table:table-cell table:style-name="表58.A3" office:value-type="string">
            <text:p text:style-name="P32">1</text:p>
          </table:table-cell>
          <table:table-cell table:style-name="表58.B3" office:value-type="string">
            <text:p text:style-name="P31">DBMS</text:p>
          </table:table-cell>
          <table:table-cell table:style-name="表58.C3" office:value-type="string">
            <text:p text:style-name="P30">データベース管理システムを指します。ここでは、PostgreSQLおよび異種DBMSの総称として利用します。</text:p>
          </table:table-cell>
        </table:table-row>
        <table:table-row>
          <table:table-cell table:style-name="表58.A3" office:value-type="string">
            <text:p text:style-name="P32">2</text:p>
          </table:table-cell>
          <table:table-cell table:style-name="表58.B3" office:value-type="string">
            <text:p text:style-name="P31">異種DBMS</text:p>
          </table:table-cell>
          <table:table-cell table:style-name="表58.C3" office:value-type="string">
            <text:p text:style-name="P30">PostgreSQLではない、データベース管理システムを指します。</text:p>
            <text:p text:style-name="P30">本資料では、Oracle Database、Microsoft SQL Serverが該当します。</text:p>
          </table:table-cell>
        </table:table-row>
        <table:table-row>
          <table:table-cell table:style-name="表58.A4" office:value-type="string">
            <text:p text:style-name="P32">3</text:p>
          </table:table-cell>
          <table:table-cell table:style-name="表58.B4" office:value-type="string">
            <text:p text:style-name="P31">Oracle</text:p>
          </table:table-cell>
          <table:table-cell table:style-name="表58.C4" office:value-type="string">
            <text:p text:style-name="P30">データベース管理システムのOracle Database を指します。</text:p>
          </table:table-cell>
        </table:table-row>
        <table:table-row>
          <table:table-cell table:style-name="表58.A5" office:value-type="string">
            <text:p text:style-name="P32">4</text:p>
          </table:table-cell>
          <table:table-cell table:style-name="表58.B5" office:value-type="string">
            <text:p text:style-name="P31">SQL Server</text:p>
          </table:table-cell>
          <table:table-cell table:style-name="表58.C5" office:value-type="string">
            <text:p text:style-name="P30">データベース管理システムのMicrosoft SQL Serverを指します。</text:p>
          </table:table-cell>
        </table:table-row>
      </table:table>
      <text:p text:style-name="P16"/>
      <text:p text:style-name="P7">■本資料で扱う DBMSおよびツール</text:p>
      <text:p text:style-name="P50">本書では以下のDBMSを前提にした調査結果を記載します。</text:p>
      <text:p text:style-name="P25">表 <text:sequence text:ref-name="refTable1" text:name="Table" text:formula="ooow:Table+1" style:num-format="1">2</text:sequence>: <text:span text:style-name="T1">本書で扱うDBMS</text:span></text:p>
      <table:table table:name="表5" table:style-name="表5">
        <table:table-column table:style-name="表5.A"/>
        <table:table-column table:style-name="表5.B"/>
        <table:table-row>
          <table:table-cell table:style-name="表5.A1" office:value-type="string">
            <text:p text:style-name="Table_20_Heading">DBMS<text:span text:style-name="T1">名称</text:span></text:p>
          </table:table-cell>
          <table:table-cell table:style-name="表5.B1" office:value-type="string">
            <text:p text:style-name="P26">バージョン</text:p>
          </table:table-cell>
        </table:table-row>
        <table:table-row>
          <table:table-cell table:style-name="表5.A2" office:value-type="string">
            <text:p text:style-name="P33">PostgreSQL</text:p>
          </table:table-cell>
          <table:table-cell table:style-name="表5.B2" office:value-type="string">
            <text:p text:style-name="P33">9.2.1</text:p>
          </table:table-cell>
        </table:table-row>
        <table:table-row>
          <table:table-cell table:style-name="表5.A3" office:value-type="string">
            <text:p text:style-name="P33">Oracle Database</text:p>
          </table:table-cell>
          <table:table-cell table:style-name="表5.B3" office:value-type="string">
            <text:p text:style-name="P33">11gR2<text:span text:style-name="T1"> </text:span><text:span text:style-name="T1">11.2.0.</text:span><text:span text:style-name="T1">2</text:span><text:span text:style-name="T1">.0</text:span></text:p>
          </table:table-cell>
        </table:table-row>
        <table:table-row>
          <table:table-cell table:style-name="表5.A4" office:value-type="string">
            <text:p text:style-name="P33">Microsoft SQL Server</text:p>
          </table:table-cell>
          <table:table-cell table:style-name="表5.B4" office:value-type="string">
            <text:p text:style-name="P33">2008 R2</text:p>
          </table:table-cell>
        </table:table-row>
      </table:table>
      <text:p text:style-name="P7"/>
      <text:p text:style-name="P48"/>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6">目次</text:p>
          </text:index-title>
          <text:p text:style-name="P67"><text:a xlink:type="simple" xlink:href="#__RefHeading__1558_37951741" text:style-name="Index_20_Link" text:visited-style-name="Index_20_Link">1.SQL移行調査の概要<text:tab/>5</text:a></text:p>
          <text:p text:style-name="P66"><text:a xlink:type="simple" xlink:href="#__RefHeading__1560_37951741" text:style-name="Index_20_Link" text:visited-style-name="Index_20_Link">1.1.対象とするSQLについて<text:tab/>5</text:a></text:p>
          <text:p text:style-name="P66"><text:a xlink:type="simple" xlink:href="#__RefHeading__1562_37951741" text:style-name="Index_20_Link" text:visited-style-name="Index_20_Link">1.2.SQLの差異と書き換え方針について<text:tab/>5</text:a></text:p>
          <text:p text:style-name="P66"><text:a xlink:type="simple" xlink:href="#__RefHeading__1564_37951741" text:style-name="Index_20_Link" text:visited-style-name="Index_20_Link">1.3.標準SQLについて<text:tab/>5</text:a></text:p>
          <text:p text:style-name="P67"><text:a xlink:type="simple" xlink:href="#__RefHeading__866_566129406" text:style-name="Index_20_Link" text:visited-style-name="Index_20_Link">2.OracleからPostgreSQLへの移行<text:tab/>6</text:a></text:p>
          <text:p text:style-name="P66"><text:a xlink:type="simple" xlink:href="#__RefHeading__2298_37951741" text:style-name="Index_20_Link" text:visited-style-name="Index_20_Link">2.1.SELECT文<text:tab/>6</text:a></text:p>
          <text:p text:style-name="P66"><text:a xlink:type="simple" xlink:href="#__RefHeading__2300_37951741" text:style-name="Index_20_Link" text:visited-style-name="Index_20_Link">2.2.更新系<text:tab/>9</text:a></text:p>
          <text:p text:style-name="P66"><text:a xlink:type="simple" xlink:href="#__RefHeading__5359_37951741" text:style-name="Index_20_Link" text:visited-style-name="Index_20_Link">2.3.その他の書き換え<text:tab/>10</text:a></text:p>
          <text:p text:style-name="P66"><text:a xlink:type="simple" xlink:href="#__RefHeading__2304_37951741" text:style-name="Index_20_Link" text:visited-style-name="Index_20_Link">2.4.トランザクション<text:tab/>10</text:a></text:p>
          <text:p text:style-name="P67"><text:a xlink:type="simple" xlink:href="#__RefHeading__3705_2137867006" text:style-name="Index_20_Link" text:visited-style-name="Index_20_Link">3.SQL ServerからPostgreSQLへの移行<text:tab/>12</text:a></text:p>
          <text:p text:style-name="P66"><text:a xlink:type="simple" xlink:href="#__RefHeading__3707_2137867006" text:style-name="Index_20_Link" text:visited-style-name="Index_20_Link">3.1.SELECT文<text:tab/>12</text:a></text:p>
          <text:p text:style-name="P66"><text:a xlink:type="simple" xlink:href="#__RefHeading__5364_37951741" text:style-name="Index_20_Link" text:visited-style-name="Index_20_Link">3.2.更新系<text:tab/>12</text:a></text:p>
          <text:p text:style-name="P66"><text:a xlink:type="simple" xlink:href="#__RefHeading__5366_37951741" text:style-name="Index_20_Link" text:visited-style-name="Index_20_Link">3.3.その他の書き換え<text:tab/>14</text:a></text:p>
          <text:p text:style-name="P66"><text:a xlink:type="simple" xlink:href="#__RefHeading__4536_37951741" text:style-name="Index_20_Link" text:visited-style-name="Index_20_Link">3.4.トランザクション<text:tab/>15</text:a></text:p>
          <text:p text:style-name="P67"><text:a xlink:type="simple" xlink:href="#__RefHeading__4538_37951741" text:style-name="Index_20_Link" text:visited-style-name="Index_20_Link">4.別紙一覧<text:tab/>17</text:a></text:p>
        </text:index-body>
      </text:table-of-content>
      <text:p text:style-name="Standard"/>
      <text:p text:style-name="P24"/>
      <text:h text:style-name="P73" text:outline-level="1"><text:bookmark-start text:name="__RefHeading__1558_37951741"/>SQL移行調査の概要<text:bookmark-end text:name="__RefHeading__1558_37951741"/></text:h>
      <text:p text:style-name="P22"/>
      <text:p text:style-name="P22">本資料では、Oracle Database（以下、Oracleと呼称）およびMicrosoft SQL Server（以下、SQL Serverと呼称）からPostgreSQLへアプリケーションを移行する際に問題となるＳＱＬの差異とその書き換え方針について記載します。本章では調査内容の概要について説明します。</text:p>
      <text:p text:style-name="P22"/>
      <text:h text:style-name="_32_.中見出し" text:outline-level="2"><text:bookmark-start text:name="__RefHeading__1560_37951741"/>対象<text:span text:style-name="T1">とする</text:span>SQL<text:span text:style-name="T1">について</text:span><text:bookmark-end text:name="__RefHeading__1560_37951741"/></text:h>
      <text:p text:style-name="P52"/>
      <text:p text:style-name="P52">本資料では、アプリケーションプログラムの中で使用される頻度が高いと思われるDML（SELECT, INSERT, UPDATE, DELETE など）、およびトランザクション処理関連SQLを対象としています。その他のスキーマ、ストアドプロシージャに関するSQLと組み込み関数の差異および移行方針については本資料では取り扱っていません。これらについては、それぞれ「スキーマ移行調査編」、「ストアドプロシージャ移行調査編」、「組み込み関数移行調査編」を参照してください。</text:p>
      <text:p text:style-name="P52"/>
      <text:h text:style-name="P74" text:outline-level="2"><text:bookmark-start text:name="__RefHeading__1562_37951741"/>SQLの差異と書き換え方針について<text:bookmark-end text:name="__RefHeading__1562_37951741"/></text:h>
      <text:p text:style-name="P52"/>
      <text:p text:style-name="P53">異種DBMSとPostgreSQLではSQLの構文や仕様に違いがあるため、移行元のSQL文が移行先のPostgreSQLでは動作しない場合があります。本資料では、そのようなSQLを書き換え、移行先のPostgreSQLにて同等の機能で動作させる際の参考となる方針を記載しています。ただし、これは書き換えの前後で完全に同じ動作を保証するものではありません。また、本資料は異種DBMSとPostgreSQLの間に生じる全てのSQLの差異および書き換え方針を網羅したものではなく、本資料の内容以外の書き換えが必要になるケースも存在します。さらに、ケースによっては<text:span text:style-name="T13">SQL文の書き換えのみではなくSQL文を発行するアプリケーション側での対応が適切な場合もあ</text:span><text:span text:style-name="T30">るかもしれません。</text:span><text:span text:style-name="T13">実際の移行の際はこの可能性も含め</text:span><text:span text:style-name="T15">て</text:span><text:span text:style-name="T13">検討する必要があります。</text:span></text:p>
      <text:p text:style-name="P52">本資料で対象とするSQLのPostgreSQL, Oracle, SQL Serverの３つのDBMSにおける差異は別紙「SQL差異表」にまとめましたので参照してください。各SQL機能への対応を○で、非対応を×で表し、備考欄にその他の参考となる情報を記載してあります。</text:p>
      <text:p text:style-name="P52"/>
      <text:h text:style-name="_32_.中見出し" text:outline-level="2"><text:bookmark-start text:name="__RefHeading__1564_37951741"/>標準SQL<text:span text:style-name="T1">について</text:span><text:bookmark-end text:name="__RefHeading__1564_37951741"/></text:h>
      <text:p text:style-name="_32_.本文_ff08_中見出し_ff09_"/>
      <text:p text:style-name="_32_.本文_ff08_中見出し_ff09_"><text:span text:style-name="T1">標準SQLとは、SQLの国際標準規格であり、公式な名称は、ISO/IEC 9075 "Database Language SQL"です。2013年3月現在、</text:span>2011年に<text:span text:style-name="T1">改定されたものが最新版であり、これは</text:span>SQL:2011と呼ばれています。 </text:p>
      <text:p text:style-name="_32_.本文_ff08_中見出し_ff09_">PostgreSQLの開発で<text:span text:style-name="T1">は最新の標準SQLに準拠しようとしており、実際にPostgreSQL</text:span>9.2はSQL:2011の主な機能のほとんどをサポートし<text:span text:style-name="T1">ています。SQL:2011の機能の内、何がサポートされており、何がサポートされていないのかについては、PostgreSQLのドキュメントから知ることができます。また標準SQLに対してPostgreSQLが独自の拡張を加えた機能についてもドキュメントのSQLリファレンスに記載されています。</text:span></text:p>
      <text:p text:style-name="P52">以後、本資料で「標準SQL」といった場合にはSQL:2011のことを指します。</text:p>
      <text:p text:style-name="P52">別紙「SQL差異表」には、各SQL機能が標準SQLに準拠しているかの情報を付与しています。本資料および<text:span text:style-name="T16">SQL差異</text:span>表の作成にあたり、各機能が標準SQLに準拠しているかどうかの判断はPostgreSQLのドキュメントを参考としました。</text:p>
      <text:p text:style-name="P22"/>
      <text:h text:style-name="P73" text:outline-level="1"><text:bookmark-start text:name="__RefHeading__866_566129406"/>OracleからPostgreSQLへの移行<text:bookmark-end text:name="__RefHeading__866_566129406"/></text:h>
      <text:p text:style-name="P22"/>
      <text:p text:style-name="P22">本章ではOracleからPostgreSQLへ移行の際に生じるSQLの書き換え方針を紹介します。</text:p>
      <text:p text:style-name="P22"/>
      <text:h text:style-name="P74" text:outline-level="2"><text:bookmark-start text:name="__RefHeading__2298_37951741"/>SELECT文<text:bookmark-end text:name="__RefHeading__2298_37951741"/></text:h>
      <text:p text:style-name="P22"/>
      <text:h text:style-name="_33_.小見出し" text:outline-level="3"><text:bookmark-start text:name="__RefHeading__644_1683883031"/>Oracle独自形式の外部結合<text:bookmark-end text:name="__RefHeading__644_1683883031"/></text:h>
      <text:p text:style-name="_33_.本文_28_小見出し_29_">Oracle<text:span text:style-name="T1">には</text:span>独自の外部結合演算子「(+)」<text:span text:style-name="T1">が存在します。この演算子</text:span>を使った結合は、標準SQL<text:span text:style-name="T1">準拠の</text:span>LEFT (RIGHT) OUTER JOIN構文を用いて以下のように書き換えます。</text:p>
      <text:p text:style-name="_33_.本文_28_小見出し_29_"/>
      <text:p text:style-name="_32_.本文_ff08_中見出し_ff09_">【 テーブル foo, bar の右外部結合】</text:p>
      <table:table table:name="表6" table:style-name="表6">
        <table:table-column table:style-name="表6.A"/>
        <table:table-column table:style-name="表6.B"/>
        <table:table-row table:style-name="表6.1">
          <table:table-cell table:style-name="表6.A1" office:value-type="string">
            <text:p text:style-name="Table_20_Heading">Oracle</text:p>
          </table:table-cell>
          <table:table-cell table:style-name="表6.B1" office:value-type="string">
            <text:p text:style-name="Table_20_Heading">PostgreSQL</text:p>
          </table:table-cell>
        </table:table-row>
        <table:table-row table:style-name="表6.2">
          <table:table-cell table:style-name="表6.A2" office:value-type="string">
            <text:p text:style-name="P34">SELECT * FROM foo, bar</text:p>
            <text:p text:style-name="P34">WHERE foo.id = bar.id (+)</text:p>
          </table:table-cell>
          <table:table-cell table:style-name="表6.B2" office:value-type="string">
            <text:p text:style-name="P34">SELECT * FROM foo</text:p>
            <text:p text:style-name="P34">LEFT OUTER JOIN bar ON foo.id = bar.id</text:p>
          </table:table-cell>
        </table:table-row>
      </table:table>
      <text:p text:style-name="P63"/>
      <text:p text:style-name="_32_.本文_ff08_中見出し_ff09_">【テーブル foo, bar の左外部結合】</text:p>
      <table:table table:name="表7" table:style-name="表7">
        <table:table-column table:style-name="表7.A"/>
        <table:table-column table:style-name="表7.B"/>
        <table:table-row table:style-name="表7.1">
          <table:table-cell table:style-name="表7.A1" office:value-type="string">
            <text:p text:style-name="Table_20_Heading">Oracle</text:p>
          </table:table-cell>
          <table:table-cell table:style-name="表7.B1" office:value-type="string">
            <text:p text:style-name="Table_20_Heading">PostgreSQL</text:p>
          </table:table-cell>
        </table:table-row>
        <table:table-row table:style-name="表7.2">
          <table:table-cell table:style-name="表7.A2" office:value-type="string">
            <text:p text:style-name="P34">SELECT * FROM foo, bar</text:p>
            <text:p text:style-name="P34">WHERE foo.id (+) = bar.id</text:p>
          </table:table-cell>
          <table:table-cell table:style-name="表7.B2" office:value-type="string">
            <text:p text:style-name="P34">SELECT * FROM foo </text:p>
            <text:p text:style-name="P34">RIGHT OUTER JOIN bar ON foo.id = bar.id</text:p>
          </table:table-cell>
        </table:table-row>
      </table:table>
      <text:p text:style-name="_32_.本文_ff08_中見出し_ff09_"/>
      <text:p text:style-name="_33_.本文_28_小見出し_29_"><text:span text:style-name="T1">また、以下のように、</text:span>外部結合演算子 (+) とUNION句<text:span text:style-name="T1">を</text:span>併用<text:span text:style-name="T1">して</text:span>完全外部結合<text:span text:style-name="T1">を行っている</text:span>場合があります。このようなクエリはFULL OUTER JOINを用いて書き換えます。</text:p>
      <text:p text:style-name="P21"/>
      <text:p text:style-name="_32_.本文_ff08_中見出し_ff09_">【テーブルfoo, bar の完全外部結合】</text:p>
      <table:table table:name="表8" table:style-name="表8">
        <table:table-column table:style-name="表8.A"/>
        <table:table-column table:style-name="表8.B"/>
        <table:table-row table:style-name="表8.1">
          <table:table-cell table:style-name="表8.A1" office:value-type="string">
            <text:p text:style-name="Table_20_Heading">Oracle</text:p>
          </table:table-cell>
          <table:table-cell table:style-name="表8.B1" office:value-type="string">
            <text:p text:style-name="Table_20_Heading">PostgreSQL</text:p>
          </table:table-cell>
        </table:table-row>
        <table:table-row table:style-name="表8.2">
          <table:table-cell table:style-name="表8.A2" office:value-type="string">
            <text:p text:style-name="P35">SELECT * FROM foo, bar</text:p>
            <text:p text:style-name="P35">WHERE foo.id = bar.id (+) </text:p>
            <text:p text:style-name="P35"><text:s text:c="2"/>UNION</text:p>
            <text:p text:style-name="P35">SELEC<text:span text:style-name="T17">T</text:span> * FROM foo, bar</text:p>
            <text:p text:style-name="P35">WHERE foo.id (+) = bar.id </text:p>
          </table:table-cell>
          <table:table-cell table:style-name="表8.B2" office:value-type="string">
            <text:p text:style-name="P35">SELECT * FROM foo</text:p>
            <text:p text:style-name="P35">FULL OUTER JOIN bar ON foo.id = bar.id</text:p>
          </table:table-cell>
        </table:table-row>
      </table:table>
      <text:p text:style-name="Standard"/>
      <text:h text:style-name="_33_.小見出し" text:outline-level="3"><text:bookmark-start text:name="__RefHeading__824_178903962"/>DUAL表<text:bookmark-end text:name="__RefHeading__824_178903962"/></text:h>
      <text:p text:style-name="_33_.本文_28_小見出し_29_"><text:span text:style-name="T1"><text:s text:c="2"/></text:span>OracleではSELECT文<text:span text:style-name="T1">の</text:span>FROM句を省略できないため、表を必要としない処理の場合にはDUAL表が使われます。PostgreSQLではFROM句が省略可能であるのでDUAL表は存在しません。SELECT文より「FROM DUAL」を取り除く必要があります。</text:p>
      <text:p text:style-name="P21"/>
      <text:p text:style-name="_32_.本文_ff08_中見出し_ff09_">【現在日時の表示】</text:p>
      <table:table table:name="表12" table:style-name="表12">
        <table:table-column table:style-name="表12.A"/>
        <table:table-column table:style-name="表12.B"/>
        <table:table-row table:style-name="表12.1">
          <table:table-cell table:style-name="表12.A1" office:value-type="string">
            <text:p text:style-name="Table_20_Heading">Oracle</text:p>
          </table:table-cell>
          <table:table-cell table:style-name="表12.B1" office:value-type="string">
            <text:p text:style-name="Table_20_Heading">PostgreSQL</text:p>
          </table:table-cell>
        </table:table-row>
        <table:table-row table:style-name="表12.2">
          <table:table-cell table:style-name="表12.A2" office:value-type="string">
            <text:p text:style-name="P34">SELECT current_timestamp FROM DUAL</text:p>
          </table:table-cell>
          <table:table-cell table:style-name="表12.B2" office:value-type="string">
            <text:p text:style-name="P34">SELECT current_timestamp</text:p>
          </table:table-cell>
        </table:table-row>
      </table:table>
      <text:p text:style-name="P52"/>
      <text:p text:style-name="_33_.本文_28_小見出し_29_"><text:span text:style-name="T1">あるいは、該当する全ての</text:span>SELECT<text:span text:style-name="T1">文</text:span>を書き<text:span text:style-name="T1">換える代わりに、</text:span>以下のような<text:span text:style-name="T1">１件のレコードのみを持つ</text:span>dualテーブルをPostgreSQL<text:span text:style-name="T1">側で</text:span>定義しておく<text:span text:style-name="T1">方法もあります</text:span>。</text:p>
      <text:p text:style-name="P21"/>
      <text:p text:style-name="_32_.本文_ff08_中見出し_ff09_">【dualテーブルの定義】</text:p>
      <table:table table:name="表9" table:style-name="表9">
        <table:table-column table:style-name="表9.A"/>
        <table:table-row>
          <table:table-cell table:style-name="表9.A1" office:value-type="string">
            <text:p text:style-name="P40">CREATE TABLE dual (dummy VARCHAR(1));</text:p>
            <text:p text:style-name="P40">INSERT INTO dual VALUES ('X');</text:p>
            <text:p text:style-name="P40"/>
            <text:p text:style-name="P40">SELECT current_timestamp FROM DUAL;</text:p>
          </table:table-cell>
        </table:table-row>
      </table:table>
      <text:p text:style-name="_32_.本文_ff08_中見出し_ff09_"/>
      <text:h text:style-name="_33_.小見出し" text:outline-level="3"><text:bookmark-start text:name="__RefHeading__1190_37951741"/>ROWNUM 擬似列<text:bookmark-end text:name="__RefHeading__1190_37951741"/></text:h>
      <text:p text:style-name="_33_.本文_28_小見出し_29_">Oracleで<text:span text:style-name="T1">は検索結果の行番号を取得するのにROWNUM擬似列を用いることができます。Oracleで</text:span>検索結果の表示件数を制限する場合には、<text:span text:style-name="T1">これ</text:span>を用いるのが一般的です<text:span text:style-name="T1">。しかし、</text:span><text:span text:style-name="T5">ROWNUM擬似列はOracle固有の</text:span><text:span text:style-name="T6">機能</text:span><text:span text:style-name="T5">であり、</text:span><text:span text:style-name="T1">PostgreSQLには存在しません。</text:span></text:p>
      <text:p text:style-name="_33_.本文_28_小見出し_29_"/>
      <text:p text:style-name="_33_.本文_28_小見出し_29_"><text:soft-page-break/>PostgreSQL<text:span text:style-name="T1">では、</text:span>標準SQLのWindow関数の１つであるrow_number()<text:span text:style-name="T1">により</text:span>行番号の取得が可能です。<text:span text:style-name="T1">これを用いると、ROWNUM擬似列を用いた表示件数制限は以下のように書き換えることができます。</text:span></text:p>
      <text:p text:style-name="P56"/>
      <text:p text:style-name="P52">【tbl テーブルのデータを id で昇順ソートし、最初から10行のレコードを取得する】</text:p>
      <table:table table:name="表1" table:style-name="表1">
        <table:table-column table:style-name="表1.A"/>
        <table:table-column table:style-name="表1.B"/>
        <table:table-row table:style-name="表1.1">
          <table:table-cell table:style-name="表1.A1" office:value-type="string">
            <text:p text:style-name="Table_20_Heading">Oracle</text:p>
          </table:table-cell>
          <table:table-cell table:style-name="表1.B1" office:value-type="string">
            <text:p text:style-name="Table_20_Heading">PostgreSQL</text:p>
          </table:table-cell>
        </table:table-row>
        <table:table-row table:style-name="表1.2">
          <table:table-cell table:style-name="表1.A2" office:value-type="string">
            <text:p text:style-name="P35">SELECT * FROM </text:p>
            <text:p text:style-name="P35"><text:s text:c="2"/>(SELECT * FROM tbl ORDER BY id) </text:p>
            <text:p text:style-name="P35">WHERE ROWNUM &lt;= 10</text:p>
          </table:table-cell>
          <table:table-cell table:style-name="表1.B2" office:value-type="string">
            <text:p text:style-name="P35">SELECT * FROM </text:p>
            <text:p text:style-name="P37"><text:s text:c="2"/>(SELECT row_number() OVER (ORDER BY id)</text:p>
            <text:p text:style-name="P37"><text:s text:c="5"/>AS rownum, id <text:s/></text:p>
            <text:p text:style-name="P35"><text:s text:c="3"/>FROM tbl) AS t</text:p>
            <text:p text:style-name="P35">WHERE rownum &lt;= 10</text:p>
          </table:table-cell>
        </table:table-row>
      </table:table>
      <text:p text:style-name="Standard"/>
      <text:p text:style-name="_33_.本文_28_小見出し_29_">PostgreSQL独自の機能である LIMIT、 OFFSET を用い<text:span text:style-name="T1">ると、より簡素なSQL文で</text:span>表示件数を制御することも可能です。</text:p>
      <text:p text:style-name="P52"/>
      <text:p text:style-name="_32_.本文_ff08_中見出し_ff09_">【tbl テーブルのデータを id で昇順ソートし、11番目から15番目までの5行のレコードを取得する（LIMIT）】</text:p>
      <table:table table:name="表3" table:style-name="表3">
        <table:table-column table:style-name="表3.A"/>
        <table:table-row table:style-name="表3.1">
          <table:table-cell table:style-name="表3.A1" office:value-type="string">
            <text:p text:style-name="P34">SELECT * FROM tbl ORDER BY id LIMIT 5 OFFSET 10</text:p>
          </table:table-cell>
        </table:table-row>
      </table:table>
      <text:p text:style-name="P14"/>
      <text:p text:style-name="P56">また、これと同じ処理は、標準SQL準拠であるFETCH句を用いて書き換えることもできます。標準<text:span text:style-name="T23">SQLへの準拠を重視する場合は</text:span><text:span text:style-name="T24">FETCH句</text:span><text:span text:style-name="T23">を用いるのがよいでしょう。</text:span></text:p>
      <text:p text:style-name="P56"/>
      <text:p text:style-name="_32_.本文_ff08_中見出し_ff09_">【tbl テーブルのデータを id で昇順ソートし、11番目から15番目までの5行のレコードを取得する（FETCH）】</text:p>
      <table:table table:name="表13" table:style-name="表13">
        <table:table-column table:style-name="表13.A"/>
        <table:table-row table:style-name="表13.1">
          <table:table-cell table:style-name="表13.A1" office:value-type="string">
            <text:p text:style-name="P34">SELECT * FROM tbl ORDER BY id OFFSET 10 ROWS FETCH FIRST 5 ROWS ONLY</text:p>
          </table:table-cell>
        </table:table-row>
      </table:table>
      <text:p text:style-name="P15"/>
      <text:h text:style-name="_33_.小見出し" text:outline-level="3"><text:bookmark-start text:name="__RefHeading__3693_2137867006"/>階層型問い合わせ<text:bookmark-end text:name="__RefHeading__3693_2137867006"/></text:h>
      <text:p text:style-name="P56">Oracle独自の機能である階層問い合わせを用いると、階層構造となっているデータから階層順にデータを取り出すことができます。階層構造データとは、例えば表2.1に示したstaffテーブルのような上司と部下の関係です。この構造をツリーで表すと図2.1のようになります。</text:p>
      <text:p text:style-name="P56"><draw:frame draw:style-name="fr2" draw:name="枠2" text:anchor-type="paragraph" svg:x="1.194cm" svg:y="0.337cm" svg:width="6.95cm" draw:z-index="38"><draw:text-box fo:min-height="5.763cm"><text:p text:style-name="P25">表 <text:sequence text:ref-name="refTable2" text:name="Table" text:formula="ooow:Table+1" style:num-format="1">2.1</text:sequence>: <text:span text:style-name="T1">staff テーブル</text:span></text:p><table:table table:name="表14" table:style-name="表14"><table:table-column table:style-name="表14.A"/><table:table-column table:style-name="表14.B"/><table:table-column table:style-name="表14.C"/><table:table-header-rows><table:table-row><table:table-cell table:style-name="表14.A1" office:value-type="string"><text:p text:style-name="P26">ID</text:p></table:table-cell><table:table-cell table:style-name="表14.A1" office:value-type="string"><text:p text:style-name="Table_20_Heading">NAME</text:p></table:table-cell><table:table-cell table:style-name="表14.C1" office:value-type="string"><text:p text:style-name="Table_20_Heading">MANAGER_ID</text:p></table:table-cell></table:table-row></table:table-header-rows><table:table-row><table:table-cell table:style-name="表14.A7" office:value-type="string"><text:p text:style-name="P32">1</text:p></table:table-cell><table:table-cell table:style-name="表14.B7" office:value-type="string"><text:p text:style-name="P32">John</text:p></table:table-cell><table:table-cell table:style-name="表14.C7" office:value-type="string"><text:p text:style-name="P32"/></table:table-cell></table:table-row><table:table-row><table:table-cell table:style-name="表14.A7" office:value-type="string"><text:p text:style-name="P32">2</text:p></table:table-cell><table:table-cell table:style-name="表14.B7" office:value-type="string"><text:p text:style-name="P32">Paul</text:p></table:table-cell><table:table-cell table:style-name="表14.C7" office:value-type="string"><text:p text:style-name="P32">1</text:p></table:table-cell></table:table-row><table:table-row><table:table-cell table:style-name="表14.A7" office:value-type="string"><text:p text:style-name="P32">3</text:p></table:table-cell><table:table-cell table:style-name="表14.B7" office:value-type="string"><text:p text:style-name="P32">Anna</text:p></table:table-cell><table:table-cell table:style-name="表14.C7" office:value-type="string"><text:p text:style-name="P32">1</text:p></table:table-cell></table:table-row><table:table-row><table:table-cell table:style-name="表14.A7" office:value-type="string"><text:p text:style-name="P32">4</text:p></table:table-cell><table:table-cell table:style-name="表14.B7" office:value-type="string"><text:p text:style-name="P32">Peter</text:p></table:table-cell><table:table-cell table:style-name="表14.C7" office:value-type="string"><text:p text:style-name="P32">2</text:p></table:table-cell></table:table-row><table:table-row><table:table-cell table:style-name="表14.A7" office:value-type="string"><text:p text:style-name="P32">5</text:p></table:table-cell><table:table-cell table:style-name="表14.B7" office:value-type="string"><text:p text:style-name="P32">Steve</text:p></table:table-cell><table:table-cell table:style-name="表14.C7" office:value-type="string"><text:p text:style-name="P32">4</text:p></table:table-cell></table:table-row><table:table-row><table:table-cell table:style-name="表14.A7" office:value-type="string"><text:p text:style-name="P32">6</text:p></table:table-cell><table:table-cell table:style-name="表14.B7" office:value-type="string"><text:p text:style-name="P32">Ken</text:p></table:table-cell><table:table-cell table:style-name="表14.C7" office:value-type="string"><text:p text:style-name="P32">3</text:p></table:table-cell></table:table-row><table:table-row><table:table-cell table:style-name="表14.A8" office:value-type="string"><text:p text:style-name="P32">7</text:p></table:table-cell><table:table-cell table:style-name="表14.B8" office:value-type="string"><text:p text:style-name="P32">Bob</text:p></table:table-cell><table:table-cell table:style-name="表14.C8" office:value-type="string"><text:p text:style-name="P32">3</text:p></table:table-cell></table:table-row></table:table><text:p text:style-name="P23"/></draw:text-box></draw:frame><draw:frame draw:style-name="fr2" draw:name="枠3" text:anchor-type="paragraph" svg:x="8.546cm" svg:y="0.388cm" svg:width="8.132cm" draw:z-index="39"><draw:text-box fo:min-height="5.752cm"><text:p text:style-name="P65"><draw:frame draw:style-name="fr2" draw:name="枠4" text:anchor-type="paragraph" svg:x="0.575cm" svg:y="0.265cm" svg:width="6.983cm" draw:z-index="40"><draw:text-box fo:min-height="5.032cm"><text:p text:style-name="P64"><draw:g text:anchor-type="paragraph" draw:z-index="41" draw:style-name="gr2"><draw:ellipse draw:style-name="gr3" draw:text-style-name="P80" svg:width="1.193cm" svg:height="0.685cm" svg:x="3.034cm" svg:y="0.28cm"><text:p text:style-name="P80">John</text:p></draw:ellipse><draw:ellipse draw:style-name="gr3" draw:text-style-name="P80" svg:width="1.193cm" svg:height="0.685cm" svg:x="1.141cm" svg:y="1.596cm"><text:p text:style-name="P80">Paul</text:p></draw:ellipse><draw:ellipse draw:style-name="gr3" draw:text-style-name="P80" svg:width="1.193cm" svg:height="0.685cm" svg:x="1.088cm" svg:y="2.735cm"><text:p text:style-name="P80">Peter</text:p></draw:ellipse><draw:ellipse draw:style-name="gr3" draw:text-style-name="P80" svg:width="1.193cm" svg:height="0.685cm" svg:x="4.42cm" svg:y="1.594cm"><text:p text:style-name="P80">Anna</text:p></draw:ellipse><draw:ellipse draw:style-name="gr3" draw:text-style-name="P80" svg:width="1.193cm" svg:height="0.685cm" svg:x="5.364cm" svg:y="2.718cm"><text:p text:style-name="P80">Bob</text:p></draw:ellipse><draw:ellipse draw:style-name="gr3" draw:text-style-name="P80" svg:width="1.193cm" svg:height="0.685cm" svg:x="3.313cm" svg:y="2.822cm"><text:p text:style-name="P80">Ken</text:p></draw:ellipse><draw:ellipse draw:style-name="gr3" draw:text-style-name="P80" svg:width="1.193cm" svg:height="0.685cm" svg:x="1.053cm" svg:y="3.836cm"><text:p text:style-name="P80">Steve</text:p></draw:ellipse><draw:line draw:style-name="gr4" draw:text-style-name="P80" svg:x1="3.244cm" svg:y1="0.874cm" svg:x2="2.106cm" svg:y2="1.594cm"><text:p/></draw:line><draw:line draw:style-name="gr4" draw:text-style-name="P80" svg:x1="1.683cm" svg:y1="2.278cm" svg:x2="1.683cm" svg:y2="2.733cm"><text:p/></draw:line><draw:line draw:style-name="gr4" draw:text-style-name="P80" svg:x1="1.667cm" svg:y1="3.42cm" svg:x2="1.667cm" svg:y2="3.875cm"><text:p/></draw:line><draw:line draw:style-name="gr4" draw:text-style-name="P80" svg:x1="3.928cm" svg:y1="0.874cm" svg:x2="4.979cm" svg:y2="1.592cm"><text:p/></draw:line><draw:line draw:style-name="gr4" draw:text-style-name="P80" svg:x1="4.576cm" svg:y1="2.173cm" svg:x2="4.05cm" svg:y2="2.822cm"><text:p/></draw:line><draw:line draw:style-name="gr4" draw:text-style-name="P80" svg:x1="5.346cm" svg:y1="2.278cm" svg:x2="5.715cm" svg:y2="2.717cm"><text:p/></draw:line></draw:g></text:p></draw:text-box></draw:frame>図 <text:sequence text:ref-name="refIllustration0" text:name="Illustration" text:formula="ooow:Illustration+1" style:num-format="1">2.1</text:sequence>: staff<text:span text:style-name="T1">テーブル</text:span>の階層<text:span text:style-name="T1">構造</text:span></text:p></draw:text-box></draw:frame></text:p>
      <text:p text:style-name="_33_.本文_28_小見出し_29_"><text:span text:style-name="T1">Oracleの階層問い合わせではSTART BY句でルートとなるデータを、CONNECT BY句でノード間の親子関係を指定すると、ルートから辿れるデータを</text:span><text:span text:style-name="T3">「</text:span><text:span text:style-name="T1">深さ優先探索」の順に取り出すことができます。PostgreSQLで</text:span>これと同様の<text:span text:style-name="T1">機能</text:span>は、標準SQLのWITH句を使用した再帰的問い合わせを用いることで<text:span text:style-name="T1">実現可能</text:span>です。ただし<text:span text:style-name="T1">、再帰</text:span>問い合わせを用いた<text:span text:style-name="T1">場合には、データ取り出し順序がOracleとは異なって「幅優先探索」となることに注意してください。</text:span></text:p>
      <text:p text:style-name="P56"/>
      <text:p text:style-name="P20"/>
      <text:p text:style-name="P20"/>
      <text:p text:style-name="P20"/>
      <text:p text:style-name="P20"/>
      <text:p text:style-name="P20"/>
      <text:p text:style-name="_32_.本文_ff08_中見出し_ff09_"><text:soft-page-break/>【staff テーブルに対する階層問い合わせ】</text:p>
      <table:table table:name="表10" table:style-name="表10">
        <table:table-column table:style-name="表10.A"/>
        <table:table-column table:style-name="表10.B"/>
        <table:table-row table:style-name="表10.1">
          <table:table-cell table:style-name="表10.A1" office:value-type="string">
            <text:p text:style-name="Table_20_Heading">Oracle</text:p>
          </table:table-cell>
          <table:table-cell table:style-name="表10.B1" office:value-type="string">
            <text:p text:style-name="Table_20_Heading">PostgreSQL</text:p>
          </table:table-cell>
        </table:table-row>
        <table:table-row table:style-name="表10.2">
          <table:table-cell table:style-name="表10.A2" office:value-type="string">
            <text:p text:style-name="P10">SELECT name FROM staff </text:p>
            <text:p text:style-name="P10"><text:s/>START WITH name = 'John' </text:p>
            <text:p text:style-name="P10"><text:s/>CONNECT BY manager_id = PRIOR id</text:p>
          </table:table-cell>
          <table:table-cell table:style-name="表10.B2" office:value-type="string">
            <text:p text:style-name="P10">WITH RECURSIVE rec (id, name, manager_id) AS </text:p>
            <text:p text:style-name="P10"><text:s/>(SELECT id, name, ma<text:span text:style-name="T1">n</text:span>ager_id </text:p>
            <text:p text:style-name="P10"><text:s text:c="2"/>FROM staff </text:p>
            <text:p text:style-name="P10"><text:s text:c="2"/>WHERE name = 'John' </text:p>
            <text:p text:style-name="P10"/>
            <text:p text:style-name="P10"><text:s text:c="2"/>UNION ALL </text:p>
            <text:p text:style-name="P10"/>
            <text:p text:style-name="P10"><text:s text:c="2"/>SELECT staff.id, staff.name, staff.manager_id </text:p>
            <text:p text:style-name="P10"><text:s text:c="2"/>FROM staff, rec AS prior </text:p>
            <text:p text:style-name="P10"><text:s text:c="2"/>WHERE staff.manager_id = prior.id </text:p>
            <text:p text:style-name="P10"><text:s/>) </text:p>
            <text:p text:style-name="P10">SELECT name FROM rec</text:p>
          </table:table-cell>
        </table:table-row>
        <table:table-row table:style-name="表10.3">
          <table:table-cell table:style-name="表10.A3" office:value-type="string">
            <text:p text:style-name="P9"><draw:g text:anchor-type="paragraph" draw:z-index="42" draw:style-name="gr2"><draw:ellipse draw:style-name="gr3" draw:text-style-name="P83" svg:width="0.943cm" svg:height="0.565cm" svg:x="3.996cm" svg:y="0.18cm"><text:p text:style-name="P80"><text:span text:style-name="T36">1 John</text:span></text:p></draw:ellipse><draw:ellipse draw:style-name="gr3" draw:text-style-name="P83" svg:width="0.943cm" svg:height="0.565cm" svg:x="2.502cm" svg:y="1.265cm"><text:p text:style-name="P80"><text:span text:style-name="T36">2 Paul</text:span></text:p></draw:ellipse><draw:ellipse draw:style-name="gr3" draw:text-style-name="P83" svg:width="0.941cm" svg:height="0.565cm" svg:x="2.459cm" svg:y="2.205cm"><text:p text:style-name="P80"><text:span text:style-name="T36">3 Peter</text:span></text:p></draw:ellipse><draw:ellipse draw:style-name="gr3" draw:text-style-name="P83" svg:width="0.944cm" svg:height="0.567cm" svg:x="5.089cm" svg:y="1.263cm"><text:p text:style-name="P80"><text:span text:style-name="T36">5 Anna</text:span></text:p></draw:ellipse><draw:ellipse draw:style-name="gr3" draw:text-style-name="P83" svg:width="0.943cm" svg:height="0.562cm" svg:x="5.835cm" svg:y="2.191cm"><text:p text:style-name="P80"><text:span text:style-name="T36">7 Bob</text:span></text:p></draw:ellipse><draw:ellipse draw:style-name="gr3" draw:text-style-name="P83" svg:width="0.943cm" svg:height="0.563cm" svg:x="4.216cm" svg:y="2.277cm"><text:p text:style-name="P80"><text:span text:style-name="T36">6 Ken</text:span></text:p></draw:ellipse><draw:ellipse draw:style-name="gr3" draw:text-style-name="P83" svg:width="0.943cm" svg:height="0.565cm" svg:x="2.431cm" svg:y="3.112cm"><text:p text:style-name="P80"><text:span text:style-name="T36">4 Steve</text:span></text:p></draw:ellipse><draw:line draw:style-name="gr4" draw:text-style-name="P80" svg:x1="4.164cm" svg:y1="0.671cm" svg:x2="3.265cm" svg:y2="1.264cm"><text:p/></draw:line><draw:line draw:style-name="gr4" draw:text-style-name="P80" svg:x1="2.929cm" svg:y1="1.829cm" svg:x2="2.929cm" svg:y2="2.204cm"><text:p/></draw:line><draw:line draw:style-name="gr4" draw:text-style-name="P80" svg:x1="2.916cm" svg:y1="2.768cm" svg:x2="2.916cm" svg:y2="3.143cm"><text:p/></draw:line><draw:line draw:style-name="gr4" draw:text-style-name="P80" svg:x1="4.702cm" svg:y1="0.671cm" svg:x2="5.532cm" svg:y2="1.263cm"><text:p/></draw:line><draw:line draw:style-name="gr4" draw:text-style-name="P80" svg:x1="5.213cm" svg:y1="1.74cm" svg:x2="4.798cm" svg:y2="2.275cm"><text:p/></draw:line><draw:line draw:style-name="gr4" draw:text-style-name="P80" svg:x1="5.822cm" svg:y1="1.828cm" svg:x2="6.113cm" svg:y2="2.19cm"><text:p/></draw:line></draw:g>結果： 深さ優先順序</text:p>
            <text:p text:style-name="P9"><text:s/>1. John</text:p>
            <text:p text:style-name="P9"><text:s/>2. Paul</text:p>
            <text:p text:style-name="P9"><text:s/>3. Peter</text:p>
            <text:p text:style-name="P9"><text:s/>4. Steve</text:p>
            <text:p text:style-name="P9"><text:s/>5. Anna</text:p>
            <text:p text:style-name="P9"><text:s/>6. Ken</text:p>
            <text:p text:style-name="P9"><text:s/>7. Bob</text:p>
          </table:table-cell>
          <table:table-cell table:style-name="表10.B3" office:value-type="string">
            <text:p text:style-name="P9"><draw:g text:anchor-type="paragraph" draw:z-index="43" draw:style-name="gr2"><draw:ellipse draw:style-name="gr3" draw:text-style-name="P83" svg:width="0.943cm" svg:height="0.565cm" svg:x="4.366cm" svg:y="0.143cm"><text:p text:style-name="P80"><text:span text:style-name="T36">1 John</text:span></text:p></draw:ellipse><draw:ellipse draw:style-name="gr3" draw:text-style-name="P83" svg:width="0.943cm" svg:height="0.565cm" svg:x="2.872cm" svg:y="1.228cm"><text:p text:style-name="P80"><text:span text:style-name="T36">2 Paul</text:span></text:p></draw:ellipse><draw:ellipse draw:style-name="gr3" draw:text-style-name="P83" svg:width="0.941cm" svg:height="0.565cm" svg:x="2.829cm" svg:y="2.168cm"><text:p text:style-name="P80"><text:span text:style-name="T36">4 Peter</text:span></text:p></draw:ellipse><draw:ellipse draw:style-name="gr3" draw:text-style-name="P83" svg:width="0.944cm" svg:height="0.567cm" svg:x="5.459cm" svg:y="1.226cm"><text:p text:style-name="P80"><text:span text:style-name="T36">3 Anna</text:span></text:p></draw:ellipse><draw:ellipse draw:style-name="gr3" draw:text-style-name="P83" svg:width="0.943cm" svg:height="0.562cm" svg:x="6.205cm" svg:y="2.154cm"><text:p text:style-name="P80"><text:span text:style-name="T36">6 Bob</text:span></text:p></draw:ellipse><draw:ellipse draw:style-name="gr3" draw:text-style-name="P83" svg:width="0.943cm" svg:height="0.563cm" svg:x="4.586cm" svg:y="2.24cm"><text:p text:style-name="P80"><text:span text:style-name="T36">5 Ken</text:span></text:p></draw:ellipse><draw:ellipse draw:style-name="gr3" draw:text-style-name="P83" svg:width="0.943cm" svg:height="0.565cm" svg:x="2.801cm" svg:y="3.075cm"><text:p text:style-name="P80"><text:span text:style-name="T36">7 Steve</text:span></text:p></draw:ellipse><draw:line draw:style-name="gr4" draw:text-style-name="P80" svg:x1="4.532cm" svg:y1="0.634cm" svg:x2="3.633cm" svg:y2="1.227cm"><text:p/></draw:line><draw:line draw:style-name="gr4" draw:text-style-name="P80" svg:x1="3.3cm" svg:y1="1.792cm" svg:x2="3.3cm" svg:y2="2.167cm"><text:p/></draw:line><draw:line draw:style-name="gr4" draw:text-style-name="P80" svg:x1="3.286cm" svg:y1="2.731cm" svg:x2="3.286cm" svg:y2="3.106cm"><text:p/></draw:line><draw:line draw:style-name="gr4" draw:text-style-name="P80" svg:x1="5.072cm" svg:y1="0.634cm" svg:x2="5.902cm" svg:y2="1.226cm"><text:p/></draw:line><draw:line draw:style-name="gr4" draw:text-style-name="P80" svg:x1="5.583cm" svg:y1="1.703cm" svg:x2="5.168cm" svg:y2="2.238cm"><text:p/></draw:line><draw:line draw:style-name="gr4" draw:text-style-name="P80" svg:x1="6.193cm" svg:y1="1.791cm" svg:x2="6.484cm" svg:y2="2.153cm"><text:p/></draw:line></draw:g>結果： 幅優先順序</text:p>
            <text:p text:style-name="P9"><text:s text:c="2"/>1. John</text:p>
            <text:p text:style-name="P9"><text:s text:c="2"/>2. Paul</text:p>
            <text:p text:style-name="P9"><text:s text:c="2"/>3. Anna</text:p>
            <text:p text:style-name="P9"><text:s text:c="2"/>4. Peter</text:p>
            <text:p text:style-name="P9"><text:s text:c="2"/>5. Ken</text:p>
            <text:p text:style-name="P9"><text:s text:c="2"/>6. Bob</text:p>
            <text:p text:style-name="P9"><text:s text:c="2"/>7. Steve</text:p>
            <text:p text:style-name="P9"/>
          </table:table-cell>
        </table:table-row>
      </table:table>
      <text:p text:style-name="_33_.本文_28_小見出し_29_"/>
      <text:p text:style-name="P60"><text:span text:style-name="T21">また、標準</text:span><text:span text:style-name="T23">SQL準拠ではありませんが、</text:span><text:span text:style-name="T21">connectby関数を用いるとOracleのCONNECT BYと同様に深さ優先順序の階層問い合わせが可能です。c</text:span><text:span text:style-name="T22">onnectby関数を使用するにはPostgreSQLの追加モジュール</text:span><text:span text:style-name="T25">のcontrib/</text:span><text:span text:style-name="T21">tablefuncをデータベースにインストールする必要があります。</text:span></text:p>
      <text:p text:style-name="P61"/>
      <text:p text:style-name="P55">【staff テーブルに対する階層問い合わせ（c<text:span text:style-name="T22">onnectby関数</text:span>）】</text:p>
      <table:table table:name="表44" table:style-name="表44">
        <table:table-column table:style-name="表44.A"/>
        <table:table-row table:style-name="表44.1">
          <table:table-cell table:style-name="表44.A1" office:value-type="string">
            <text:p text:style-name="P43">SELECT name </text:p>
            <text:p text:style-name="P44">FROM connectby('staff', 'id', 'manager_id', 'id', '1', 0) </text:p>
            <text:p text:style-name="P44">　　　AS t (id int, manager_id int, lavel int, pos int) </text:p>
            <text:p text:style-name="P43">JOIN staff ON staff.id=t.id　ORDER BY pos</text:p>
          </table:table-cell>
        </table:table-row>
      </table:table>
      <text:p text:style-name="P55"/>
      <text:h text:style-name="_33_.小見出し" text:outline-level="3">UNIQUE<text:span text:style-name="T1">による重複行の除去</text:span></text:h>
      <text:p text:style-name="_33_.本文_28_小見出し_29_">Oracle<text:span text:style-name="T1">では検索結果から重複行を取り除く際に</text:span>UNIQUE<text:span text:style-name="T1">を使うことができます。これ</text:span>は<text:span text:style-name="T1">標準SQLの</text:span>DISTINCT<text:span text:style-name="T1">と同じ働きをします。</text:span> PostgreSQL<text:span text:style-name="T1">ではこのようなUNIQUEの使い方はできないので、DISTINCTに書き直します。</text:span></text:p>
      <text:p text:style-name="P56"/>
      <text:p text:style-name="_32_.本文_ff08_中見出し_ff09_">【重複する行の除去】</text:p>
      <table:table table:name="表15" table:style-name="表15">
        <table:table-column table:style-name="表15.A"/>
        <table:table-column table:style-name="表15.B"/>
        <table:table-row table:style-name="表15.1">
          <table:table-cell table:style-name="表15.A1" office:value-type="string">
            <text:p text:style-name="Table_20_Heading">Oracle</text:p>
          </table:table-cell>
          <table:table-cell table:style-name="表15.B1" office:value-type="string">
            <text:p text:style-name="Table_20_Heading">PostgreSQL</text:p>
          </table:table-cell>
        </table:table-row>
        <table:table-row table:style-name="表15.2">
          <table:table-cell table:style-name="表15.A2" office:value-type="string">
            <text:p text:style-name="P34">SELECT UNIQUE * FROM tbl</text:p>
          </table:table-cell>
          <table:table-cell table:style-name="表15.B2" office:value-type="string">
            <text:p text:style-name="P34">SELECT DISTINCT * FROM tbl</text:p>
          </table:table-cell>
        </table:table-row>
      </table:table>
      <text:p text:style-name="P52"/>
      <text:h text:style-name="_33_.小見出し" text:outline-level="3">MINUS演算子<text:span text:style-name="T1">による差集合計算</text:span></text:h>
      <text:p text:style-name="_33_.本文_28_小見出し_29_">Oracle<text:span text:style-name="T1">で検索結果の差集合を求める場合にMINUS演算子を使いますが、この演算子は</text:span><text:span text:style-name="T7">Oracle独自のもので</text:span>PostgreSQL には存在しま<text:span text:style-name="T1">せん</text:span>。PostgreSQLはMINUS演算子と<text:span text:style-name="T1">同等の機能を持つ</text:span>EXCEPT演算子に対応しています<text:span text:style-name="T1">。なお、EXCEPT演算子はSQL標準に従ったものです。</text:span></text:p>
      <text:p text:style-name="P56"/>
      <text:h text:style-name="_33_.小見出し" text:outline-level="3">FROM句<text:span text:style-name="T1">中</text:span>のサブクエリ<text:span text:style-name="T1">の別名</text:span></text:h>
      <text:p text:style-name="_33_.本文_28_小見出し_29_">Oracle<text:span text:style-name="T1">では</text:span>サブクエリには別名は必須で<text:span text:style-name="T1">はありませんが、PostgreSQLではFROM句の中のサブクエリには別名を付ける必要があります。</text:span></text:p>
      <text:p text:style-name="P56"/>
      <text:p text:style-name="_32_.本文_ff08_中見出し_ff09_">【FROM句の中のサブクエリの別名は必須】</text:p>
      <table:table table:name="表16" table:style-name="表16">
        <table:table-column table:style-name="表16.A"/>
        <table:table-row table:style-name="表16.1">
          <table:table-cell table:style-name="表16.A1" office:value-type="string">
            <text:p text:style-name="P34">SELECT * FROM (SELECT * FROM tbl) AS sub</text:p>
          </table:table-cell>
        </table:table-row>
      </table:table>
      <text:h text:style-name="_32_.中見出し" text:outline-level="2"><text:bookmark-start text:name="__RefHeading__2300_37951741"/><text:soft-page-break/>更新系<text:bookmark-end text:name="__RefHeading__2300_37951741"/></text:h>
      <text:h text:style-name="_33_.小見出し" text:outline-level="3" text:is-list-header="true"/>
      <text:h text:style-name="_33_.小見出し" text:outline-level="3">MERGE文</text:h>
      <text:p text:style-name="_33_.本文_28_小見出し_29_">MERGE<text:span text:style-name="T1">文はテーブルに既存の行が</text:span><text:span text:style-name="T2">ある場合</text:span><text:span text:style-name="T1">には更新を、ない場合には新規に挿入を行うSQL文です。標準SQLに従ったものですが</text:span>PostgreSQL<text:span text:style-name="T1">はこれに対応していません</text:span>。PostgreSQL<text:span text:style-name="T1">では</text:span>WITH句<text:span text:style-name="T1">の中でUPDATE文</text:span>を用いること<text:span text:style-name="T1">により、これと</text:span>同等の機能を実現<text:span text:style-name="T1">することができます</text:span>。なお、<text:span text:style-name="T1">更新を含む</text:span>WITH<text:span text:style-name="T1">句はPostgreSQL独自の拡張です。</text:span></text:p>
      <text:p text:style-name="P56"/>
      <text:p text:style-name="P52">【diffテーブルの値をmasterテーブルにマージする。</text:p>
      <text:p text:style-name="P52"><text:span text:style-name="T10">　</text:span>（masterテーブルにIDが一致する行があったら、diff.valをmaster.valに足し加える。</text:p>
      <text:p text:style-name="P52"><text:span text:style-name="T10">　</text:span>IDが一致する行がない場合には、diffの内容をmasterに新規登録する。）】</text:p>
      <table:table table:name="表11" table:style-name="表11">
        <table:table-column table:style-name="表11.A"/>
        <table:table-column table:style-name="表11.B"/>
        <table:table-row table:style-name="表11.1">
          <table:table-cell table:style-name="表11.A1" office:value-type="string">
            <text:p text:style-name="Table_20_Heading">Oracle</text:p>
          </table:table-cell>
          <table:table-cell table:style-name="表11.B1" office:value-type="string">
            <text:p text:style-name="Table_20_Heading">PostgreSQL</text:p>
          </table:table-cell>
        </table:table-row>
        <table:table-row table:style-name="表11.2">
          <table:table-cell table:style-name="表11.A2" office:value-type="string">
            <text:p text:style-name="P35">MERGE INTO master</text:p>
            <text:p text:style-name="P35"><text:span text:style-name="T1"><text:s/></text:span><text:s/>USING diff ON master.id = diff.id</text:p>
            <text:p text:style-name="P35"><text:s text:c="2"/>WHEN MATCHED THEN</text:p>
            <text:p text:style-name="P38"><text:s text:c="4"/>UPDATE SET master.val =</text:p>
            <text:p text:style-name="P38"><text:s text:c="17"/>master.val + diff.val</text:p>
            <text:p text:style-name="P35"><text:s text:c="2"/>WHEN NOT MATCHED THEN</text:p>
            <text:p text:style-name="P35"><text:s text:c="4"/>INSERT VALUES (diff.id, diff.val)</text:p>
            <text:p text:style-name="P35"/>
          </table:table-cell>
          <table:table-cell table:style-name="表11.B2" office:value-type="string">
            <text:p text:style-name="P35">WITH<text:span text:style-name="T1"> </text:span>inpt AS (SELECT * FROM diff),</text:p>
            <text:p text:style-name="P37"><text:s text:c="5"/>updt AS (UPDATE master.val =</text:p>
            <text:p text:style-name="P37"><text:s text:c="23"/>master.val + inpt.val </text:p>
            <text:p text:style-name="P37"><text:s text:c="14"/>FROM in<text:span text:style-name="T11">pt</text:span></text:p>
            <text:p text:style-name="P37"><text:span text:style-name="T11"><text:s text:c="14"/></text:span>WHERE master.id = inpt.id</text:p>
            <text:p text:style-name="P37"><text:s text:c="14"/>RETURNING master.id)</text:p>
            <text:p text:style-name="P35">INSERT INTO master</text:p>
            <text:p text:style-name="P35"><text:s text:c="2"/>(SELECT * FROM inpt</text:p>
            <text:p text:style-name="P35"><text:s text:c="3"/>WHERE id NOT IN (SELECT id FROM updt))</text:p>
          </table:table-cell>
        </table:table-row>
      </table:table>
      <text:p text:style-name="Standard"/>
      <text:h text:style-name="_33_.小見出し" text:outline-level="3"><text:bookmark-start text:name="__RefHeading__2302_37951741"/><text:span text:style-name="T1">ビューに対する</text:span>更新<text:bookmark-end text:name="__RefHeading__2302_37951741"/></text:h>
      <text:p text:style-name="_33_.本文_28_小見出し_29_">Oracle<text:span text:style-name="T1">ではビューに対する更新が可能ですが</text:span>PostgreSQLで<text:span text:style-name="T1">はビューに対して</text:span>更新<text:span text:style-name="T1">することは</text:span>でき<text:span text:style-name="T1">ません。ただし、RULEもしくはトリガーと組み合わせることで、更新可能なビューと同等な機能を実現することが可能です。その方法は「スキーマ移行調査編」の第５章で述べられていますので、そちらを参照してください。</text:span></text:p>
      <text:p text:style-name="_33_.本文_28_小見出し_29_"/>
      <text:h text:style-name="P75" text:outline-level="3">マルチテーブルINSERT</text:h>
      <text:p text:style-name="P56">OracleのINSERT文では複数のテーブルに対してデータを挿入することが可能です。しかしPostgreSQLのINSERT文にはそのような機能はなく、個々のテーブルに毎にINSERT文を実行する必要があります。</text:p>
      <text:p text:style-name="P56">ただし、OracleのマルチテーブルINSERTを利用すると１つのテーブルに複数行を挿入することが可能であり、そのようなクエリは標準<text:span text:style-name="T31">SQLに従い</text:span>以下のように書き換え可能です。</text:p>
      <text:p text:style-name="P56"/>
      <text:p text:style-name="_32_.本文_ff08_中見出し_ff09_">【テーブル tbl にレコードを3 行挿入する】</text:p>
      <table:table table:name="表19" table:style-name="表19">
        <table:table-column table:style-name="表19.A"/>
        <table:table-column table:style-name="表19.B"/>
        <table:table-row table:style-name="表19.1">
          <table:table-cell table:style-name="表19.A1" office:value-type="string">
            <text:p text:style-name="Table_20_Heading">Oracle</text:p>
          </table:table-cell>
          <table:table-cell table:style-name="表19.B1" office:value-type="string">
            <text:p text:style-name="Table_20_Heading">PostgreSQL</text:p>
          </table:table-cell>
        </table:table-row>
        <table:table-row table:style-name="表19.2">
          <table:table-cell table:style-name="表19.A2" office:value-type="string">
            <text:p text:style-name="P35">INSERT ALL</text:p>
            <text:p text:style-name="P35"><text:s text:c="2"/>INTO tbl VALUES (1, 'one')</text:p>
            <text:p text:style-name="P35"><text:s text:c="2"/>INTO tbl VALUES (2, 'two')</text:p>
            <text:p text:style-name="P35"><text:s text:c="2"/>INTO tbl VALUES (3, 'three')</text:p>
            <text:p text:style-name="P35">SELECT * FROM DUAL</text:p>
          </table:table-cell>
          <table:table-cell table:style-name="表19.B2" office:value-type="string">
            <text:p text:style-name="P37">INSERT INTO tbl</text:p>
            <text:p text:style-name="P37"><text:s text:c="2"/>VALUES (1, 'one'), (2, 'two'), (3, 'three')</text:p>
          </table:table-cell>
        </table:table-row>
      </table:table>
      <text:h text:style-name="P77" text:outline-level="3" text:is-list-header="true"/>
      <text:h text:style-name="_33_.小見出し" text:outline-level="3">DELETE<text:span text:style-name="T1">文の</text:span>FROM</text:h>
      <text:p text:style-name="P56">OracleのDELETE文ではFROMキーワードが省略可能ですが、PostgreSQLでは省略することはできません。もしFROMが省略されている場合には書き足す必要があります。</text:p>
      <text:p text:style-name="P56"/>
      <text:p text:style-name="_32_.本文_ff08_中見出し_ff09_">【DELETE文のFROMは省略できない】</text:p>
      <table:table table:name="表20" table:style-name="表20">
        <table:table-column table:style-name="表20.A"/>
        <table:table-column table:style-name="表20.B"/>
        <table:table-row table:style-name="表20.1">
          <table:table-cell table:style-name="表20.A1" office:value-type="string">
            <text:p text:style-name="Table_20_Heading">Oracle</text:p>
          </table:table-cell>
          <table:table-cell table:style-name="表20.B1" office:value-type="string">
            <text:p text:style-name="Table_20_Heading">PostgreSQL</text:p>
          </table:table-cell>
        </table:table-row>
        <table:table-row table:style-name="表20.2">
          <table:table-cell table:style-name="表20.A2" office:value-type="string">
            <text:p text:style-name="P34">DELETE tbl WHERE id = 2</text:p>
          </table:table-cell>
          <table:table-cell table:style-name="表20.B2" office:value-type="string">
            <text:p text:style-name="P34">DELETE FROM tbl WHERE id = 2</text:p>
          </table:table-cell>
        </table:table-row>
      </table:table>
      <text:h text:style-name="P77" text:outline-level="3" text:is-list-header="true"/>
      <text:p text:style-name="P19"/>
      <text:p text:style-name="P19"/>
      <text:p text:style-name="P19"/>
      <text:p text:style-name="P19"/>
      <text:p text:style-name="P19"/>
      <text:h text:style-name="_32_.中見出し" text:outline-level="2"><text:bookmark-start text:name="__RefHeading__5359_37951741"/><text:soft-page-break/>その他<text:span text:style-name="T1">の書き換え</text:span><text:bookmark-end text:name="__RefHeading__5359_37951741"/></text:h>
      <text:p text:style-name="P52"/>
      <text:h text:style-name="_33_.小見出し" text:outline-level="3">NULLと空文字列</text:h>
      <text:p text:style-name="_33_.本文_28_小見出し_29_">Oracle では空<text:span text:style-name="T1">の</text:span>文字列はNULL<text:span text:style-name="T1">と同値</text:span>として扱われ<text:span text:style-name="T1">ます</text:span>が、これは標準SQLに準拠したものではありません。PostgreSQLにおいては<text:span text:style-name="T1">これらは</text:span>区別され<text:span text:style-name="T1">ます。文字列の結合や検索をふくむクエリの実行結果が移行の前後で異なる場合があります。また、Oracleではテーブルに空文字列を挿入するとNULLに自動変換されますが、PostgreSQLでは変換されず空文字列のまま格納されます。</text:span></text:p>
      <text:p text:style-name="P56">PostgreSQLでOracleと同じように空文字列をNULLとみなさせるには、ISNULL関数を使って変換する方法があります。</text:p>
      <text:p text:style-name="_33_.本文_28_小見出し_29_"/>
      <text:p text:style-name="P48">【空文字列をNULLとみなす検索】</text:p>
      <table:table table:name="表21" table:style-name="表21">
        <table:table-column table:style-name="表21.A"/>
        <table:table-row table:style-name="表21.1">
          <table:table-cell table:style-name="表21.A1" office:value-type="string">
            <text:p text:style-name="P34">SELECT * FROM staff WHERE ISNULL(name, '') IS NOT NULL</text:p>
          </table:table-cell>
        </table:table-row>
      </table:table>
      <text:p text:style-name="Standard"/>
      <text:h text:style-name="_33_.小見出し" text:outline-level="3">REGEXP_LIKE<text:span text:style-name="T1">条件による</text:span>正規表現<text:span text:style-name="T1">マッチング</text:span></text:h>
      <text:p text:style-name="_33_.本文_28_小見出し_29_">Oracle<text:span text:style-name="T1">はREGEXP_LIKE条件を使って正規表現マッチングを行います。この条件は、POSIX正規表現規格に準拠しています。PostgreSQLでPOSIX正規表現のマッチングを行う場合には正規表現マッチ演算子（表2.2）を用います。</text:span></text:p>
      <text:p text:style-name="P25">表 <text:sequence text:ref-name="refTable3" text:name="Table" text:formula="ooow:Table+1" style:num-format="1">2.2</text:sequence>: <text:span text:style-name="T1">正規表現マッチ演算子</text:span></text:p>
      <table:table table:name="表17" table:style-name="表17">
        <table:table-column table:style-name="表17.A"/>
        <table:table-column table:style-name="表17.B"/>
        <table:table-column table:style-name="表17.C"/>
        <table:table-header-rows>
          <table:table-row>
            <table:table-cell table:style-name="表17.A1" office:value-type="string">
              <text:p text:style-name="P26">演算子</text:p>
            </table:table-cell>
            <table:table-cell table:style-name="表17.A1" office:value-type="string">
              <text:p text:style-name="P26">説明</text:p>
            </table:table-cell>
            <table:table-cell table:style-name="表17.C1" office:value-type="string">
              <text:p text:style-name="P26">例 （結果はすべて真)</text:p>
            </table:table-cell>
          </table:table-row>
        </table:table-header-rows>
        <table:table-row>
          <table:table-cell table:style-name="表17.A4" office:value-type="string">
            <text:p text:style-name="P40">~</text:p>
          </table:table-cell>
          <table:table-cell table:style-name="表17.B4" office:value-type="string">
            <text:p text:style-name="P31">正規表現に一致、大文字小文字の区別あり</text:p>
          </table:table-cell>
          <table:table-cell table:style-name="表17.C4" office:value-type="string">
            <text:p text:style-name="P40">'thomas' ~ '.*thomas.*'</text:p>
          </table:table-cell>
        </table:table-row>
        <table:table-row>
          <table:table-cell table:style-name="表17.A4" office:value-type="string">
            <text:p text:style-name="P40">~*</text:p>
          </table:table-cell>
          <table:table-cell table:style-name="表17.B4" office:value-type="string">
            <text:p text:style-name="P31">正規表現に一致、大文字小文字の区別なし</text:p>
          </table:table-cell>
          <table:table-cell table:style-name="表17.C4" office:value-type="string">
            <text:p text:style-name="P40">'thomas' ~* '.*Thomas.*'</text:p>
          </table:table-cell>
        </table:table-row>
        <table:table-row>
          <table:table-cell table:style-name="表17.A4" office:value-type="string">
            <text:p text:style-name="P40">!~</text:p>
          </table:table-cell>
          <table:table-cell table:style-name="表17.B4" office:value-type="string">
            <text:p text:style-name="P31">正規表現に一致しない、大文字小文字の区別あり</text:p>
          </table:table-cell>
          <table:table-cell table:style-name="表17.C4" office:value-type="string">
            <text:p text:style-name="P40">'<text:span text:style-name="T12">t</text:span>homas' !~ '.*Thomas.*'</text:p>
          </table:table-cell>
        </table:table-row>
        <table:table-row>
          <table:table-cell table:style-name="表17.A5" office:value-type="string">
            <text:p text:style-name="P40">!~*</text:p>
          </table:table-cell>
          <table:table-cell table:style-name="表17.B5" office:value-type="string">
            <text:p text:style-name="P31">正規表現に一致しない、大文字小文字の区別なし</text:p>
          </table:table-cell>
          <table:table-cell table:style-name="表17.C5" office:value-type="string">
            <text:p text:style-name="P40">'thomas' !~* '.*vadim.*'</text:p>
          </table:table-cell>
        </table:table-row>
      </table:table>
      <text:p text:style-name="P23"/>
      <text:p text:style-name="_32_.本文_ff08_中見出し_ff09_">【POSIX正規表現を使って p で始まるか e が２回現れる名前を検索】</text:p>
      <table:table table:name="表18" table:style-name="表18">
        <table:table-column table:style-name="表18.A"/>
        <table:table-column table:style-name="表18.B"/>
        <table:table-row table:style-name="表18.1">
          <table:table-cell table:style-name="表18.A1" office:value-type="string">
            <text:p text:style-name="Table_20_Heading">Oracle</text:p>
          </table:table-cell>
          <table:table-cell table:style-name="表18.B1" office:value-type="string">
            <text:p text:style-name="Table_20_Heading">PostgreSQL</text:p>
          </table:table-cell>
        </table:table-row>
        <table:table-row table:style-name="表18.2">
          <table:table-cell table:style-name="表18.A2" office:value-type="string">
            <text:p text:style-name="P34">SELECT * FROM staff </text:p>
            <text:p text:style-name="P34">WHERE REGEXP<text:span text:style-name="T1">_</text:span>LIKE(lower(name), '^p|(e.*){2}')</text:p>
          </table:table-cell>
          <table:table-cell table:style-name="表18.B2" office:value-type="string">
            <text:p text:style-name="P34">SELECT * FROM staff </text:p>
            <text:p text:style-name="P34">WHERE name ~* '^p|(e.*){2}'</text:p>
          </table:table-cell>
        </table:table-row>
      </table:table>
      <text:p text:style-name="Standard"/>
      <text:h text:style-name="_33_.小見出し" text:outline-level="3">比較演算子 ^=</text:h>
      <text:p text:style-name="_33_.本文_28_小見出し_29_">Oracle <text:span text:style-name="T1">では不等を表す演算子に ^= が使用できますが、この演算子はPostgreSQLには存在しません。&lt;&gt; 演算子で置き換えてください。</text:span></text:p>
      <text:p text:style-name="P17"><text:span text:style-name="T1">　<text:tab/>　　</text:span> </text:p>
      <text:h text:style-name="_32_.中見出し" text:outline-level="2"><text:bookmark-start text:name="__RefHeading__2304_37951741"/>トランザクション<text:bookmark-end text:name="__RefHeading__2304_37951741"/></text:h>
      <text:p text:style-name="_32_.本文_ff08_中見出し_ff09_"/>
      <text:p text:style-name="_32_.本文_ff08_中見出し_ff09_">Oracle<text:span text:style-name="T1">とPostgreSQLにおけるトランザクション処理に違いがあり、移行の際には注意が必要です。本節ではその違</text:span><text:span text:style-name="T1">いについて概説します。</text:span></text:p>
      <text:p text:style-name="P52"/>
      <text:h text:style-name="_33_.小見出し" text:outline-level="3">トランザクションの開始<text:span text:style-name="T1">と自動コミット</text:span></text:h>
      <text:p text:style-name="_33_.本文_28_小見出し_29_">Oracle<text:span text:style-name="T1">ではトランザクションはSQLの実行によって暗黙的に開始されます。一方PostgreSQLでは標準SQL準拠のSTART TRANSACTION文か、あるいはPostgreSQL独自のBEGIN文を実行して、明示的にトランザクションを開始する必要があります。PostgreSQLではトランザクションを開始せずに発行されたコマンドは暗黙的にコミットされます。これは「自動コミット」と呼ばれています。</text:span></text:p>
      <text:p text:style-name="P56"/>
      <text:h text:style-name="_33_.小見出し" text:outline-level="3">DDLの<text:span text:style-name="T1">暗黙</text:span>コミットとロールバック</text:h>
      <text:p text:style-name="P56">Oracleでは<text:span text:style-name="T19">CREATE </text:span><text:span text:style-name="T20">TABLEなどの</text:span>DDL実行の前後で自動的にCOMMITが発行されます。DDLが実行された時点で、DDL実行前に成功したコマンド全てとDDLの結果がコミットされます。そのため、DDLをロールバック<text:soft-page-break/>することはできません。一方、PostgreSQLではDDLが自動的にコミットを発行することはなく、トランザクション中で発行されたDDLはロールバックすることが可能です。</text:p>
      <text:p text:style-name="P56"/>
      <text:h text:style-name="_33_.小見出し" text:outline-level="3"><text:span text:style-name="T1">トランザクションの終了と</text:span>トランザクション<text:span text:style-name="T1">中のエラー</text:span></text:h>
      <text:p text:style-name="P56">COMMIT文、あるいはROLLBACK文の実行でトランザクションが終了します。また、Oracleでは前節で説明した理由によりDDLの実行によってもトランザクションが終了します。なおPostgreSQLには標準SQL準拠のCOMMIT文、ROLLBACK文の他、それぞれ同じ意味をもつEND文、ABORT文が存在します。</text:p>
      <text:p text:style-name="P56">OracleではCOMMIT文が実行されると、トランザクション内で成功したコマンドの結果のみをコミットし、失敗したコマンドは単に無視されます。一方PostgreSQLでは、トランザクション内でエラーが発生した場合はそのトランザクション全体が失敗とみなされます。エラーが発生したトランザクションではそれ以降のコマンド実行ができず、COMMIT文を実行した場合には自動的にROLLBACKが発行されます。</text:p>
      <text:p text:style-name="P56"/>
      <text:h text:style-name="P72" text:outline-level="1"><text:bookmark-start text:name="__RefHeading__3705_2137867006"/>SQL ServerからPostgreSQLへの移行<text:bookmark-end text:name="__RefHeading__3705_2137867006"/></text:h>
      <text:p text:style-name="_31_.本文_28_大見出し_29_"/>
      <text:p text:style-name="P22">本章ではSQL ServerからPostgreSQLへ移行の際に生じるSQLの書き換え方針を紹介します。</text:p>
      <text:p text:style-name="P22"/>
      <text:h text:style-name="_32_.中見出し" text:outline-level="2"><text:bookmark-start text:name="__RefHeading__3707_2137867006"/>SELECT<text:span text:style-name="T1">文</text:span><text:bookmark-end text:name="__RefHeading__3707_2137867006"/></text:h>
      <text:p text:style-name="P52"/>
      <text:h text:style-name="_33_.小見出し" text:outline-level="3">TOP句</text:h>
      <text:p text:style-name="_33_.本文_28_小見出し_29_">SQL Server <text:span text:style-name="T1">ではクエリ結果の件数を制限するために独自の拡張であるTOP句を用います。</text:span>PostgreSQLのSELECT文にはTOP句<text:span text:style-name="T1">はありません。Window関数、</text:span>LIMIT<text:span text:style-name="T1">句、</text:span>FETCH<text:span text:style-name="T1">句のいずれかを用いて書き換える必要があります。詳しくは本資料の2.1.3節を参照して下さい。以下は標準</text:span><text:span text:style-name="T4">SQL準拠であるFETCH</text:span><text:span text:style-name="T1">句を用いた書き換え例です。</text:span></text:p>
      <text:p text:style-name="P52"/>
      <text:p text:style-name="_32_.本文_ff08_中見出し_ff09_">【tbl テーブルのデータを id で昇順ソートし、最初から10行のレコードを取得する】</text:p>
      <table:table table:name="表22" table:style-name="表22">
        <table:table-column table:style-name="表22.A"/>
        <table:table-column table:style-name="表22.B"/>
        <table:table-row table:style-name="表22.1">
          <table:table-cell table:style-name="表22.A1" office:value-type="string">
            <text:p text:style-name="Table_20_Heading">SQL Server</text:p>
          </table:table-cell>
          <table:table-cell table:style-name="表22.B1" office:value-type="string">
            <text:p text:style-name="Table_20_Heading">PostgreSQL</text:p>
          </table:table-cell>
        </table:table-row>
        <table:table-row table:style-name="表22.2">
          <table:table-cell table:style-name="表22.A2" office:value-type="string">
            <text:p text:style-name="P34">SELECT TOP 10 * FROM tbl ORDER BY id</text:p>
          </table:table-cell>
          <table:table-cell table:style-name="表22.B2" office:value-type="string">
            <text:p text:style-name="P45">SELECT * FROM tbl ORDER BY id</text:p>
            <text:p text:style-name="P45">FETCH FIRST <text:span text:style-name="T26">10</text:span> ROWS ONLY</text:p>
          </table:table-cell>
        </table:table-row>
      </table:table>
      <text:p text:style-name="P52"/>
      <text:h text:style-name="_33_.小見出し" text:outline-level="3"><text:span text:style-name="T1">列の</text:span>別名</text:h>
      <text:p text:style-name="P56">SQL Serverは独自の構文により = を使った列の別名を指定することができます。PostgreSQLはこの構文に対応していません。 標準SQLのAS （省略可）を用いて以下のように書き換える必要があります。</text:p>
      <text:p text:style-name="P56"/>
      <text:p text:style-name="_32_.本文_ff08_中見出し_ff09_">【列に別名を付ける（SELECT文）】</text:p>
      <table:table table:name="表30" table:style-name="表30">
        <table:table-column table:style-name="表30.A"/>
        <table:table-column table:style-name="表30.B"/>
        <table:table-row table:style-name="表30.1">
          <table:table-cell table:style-name="表30.A1" office:value-type="string">
            <text:p text:style-name="Table_20_Heading">SQL Server</text:p>
          </table:table-cell>
          <table:table-cell table:style-name="表30.B1" office:value-type="string">
            <text:p text:style-name="Table_20_Heading">PostgreSQL</text:p>
          </table:table-cell>
        </table:table-row>
        <table:table-row table:style-name="表30.2">
          <table:table-cell table:style-name="表30.A2" office:value-type="string">
            <text:p text:style-name="P34">SELECT STAFF = s.name, MANAGER = m.name</text:p>
            <text:p text:style-name="P34">FROM staff AS s </text:p>
            <text:p text:style-name="P41">LEFT OUTER JOIN staff AS m</text:p>
            <text:p text:style-name="P41"><text:s text:c="2"/>ON s.manager_id = m.id</text:p>
          </table:table-cell>
          <table:table-cell table:style-name="表30.B2" office:value-type="string">
            <text:p text:style-name="P34">SELECT s.name AS STAFF, m.name AS MANAGER</text:p>
            <text:p text:style-name="P34">FROM staff AS s </text:p>
            <text:p text:style-name="P41">LEFT OUTER JOIN staff AS m</text:p>
            <text:p text:style-name="P41"><text:s text:c="2"/>ON s.manager_id = m.id</text:p>
          </table:table-cell>
        </table:table-row>
      </table:table>
      <text:p text:style-name="_32_.本文_ff08_中見出し_ff09_"/>
      <text:h text:style-name="P74" text:outline-level="2"><text:bookmark-start text:name="__RefHeading__5364_37951741"/>更新系<text:bookmark-end text:name="__RefHeading__5364_37951741"/></text:h>
      <text:p text:style-name="P52"/>
      <text:h text:style-name="P75" text:outline-level="3">TOP句</text:h>
      <text:p text:style-name="P56">SQL ServerのTOP句は更新系のクエリにも用いることができます。SELECTの結果を挿入するINSERT文でTOP句を使用すると、SELECTされた結果の上位から指定された行数だけ取得して挿入します。PostgreSQLで同等の動作はSELECT部分をLIMIT句<text:span text:style-name="T33">または</text:span><text:span text:style-name="T32">FETCH句</text:span>を用いて書き換えることで実現可能です。</text:p>
      <text:p text:style-name="P52"/>
      <text:p text:style-name="_32_.本文_ff08_中見出し_ff09_">【tbl テーブルから偶数のidを昇順に10個取得してnumsテーブルに挿入】</text:p>
      <table:table table:name="表40" table:style-name="表40">
        <table:table-column table:style-name="表40.A"/>
        <table:table-column table:style-name="表40.B"/>
        <table:table-row table:style-name="表40.1">
          <table:table-cell table:style-name="表40.A1" office:value-type="string">
            <text:p text:style-name="Table_20_Heading">SQL Server</text:p>
          </table:table-cell>
          <table:table-cell table:style-name="表40.B1" office:value-type="string">
            <text:p text:style-name="Table_20_Heading">PostgreSQL</text:p>
          </table:table-cell>
        </table:table-row>
        <table:table-row table:style-name="表40.2">
          <table:table-cell table:style-name="表40.A2" office:value-type="string">
            <text:p text:style-name="P35">INSERT TOP (10) INTO nums</text:p>
            <text:p text:style-name="P36"><text:s text:c="2"/>SELECT * FROM tbl WHERE id % 2 = 0</text:p>
            <text:p text:style-name="P36"><text:s text:c="2"/>ORDER BY id</text:p>
          </table:table-cell>
          <table:table-cell table:style-name="表40.B2" office:value-type="string">
            <text:p text:style-name="P35">INSERT INTO <text:span text:style-name="T1">nums</text:span></text:p>
            <text:p text:style-name="P36"><text:s text:c="2"/>SELECT * FROM tbl WHERE id % 2 = 0</text:p>
            <text:p text:style-name="P36"><text:s text:c="2"/>ORDER BY id LIMIT 10</text:p>
          </table:table-cell>
        </table:table-row>
      </table:table>
      <text:p text:style-name="P52"/>
      <text:p text:style-name="P56">UPDATE文でTOP句を用いると、指定された行数のレコードがランダムに選ばれ更新されます。PostgreSQLではrandom関数とUPDATE文のFROM句を用いて同様の機能を実現できます。なお、UPDATE文のFROM句はPostgreSQL独自の拡張機能です。</text:p>
      <text:p text:style-name="P18">　　</text:p>
      <text:p text:style-name="_32_.本文_ff08_中見出し_ff09_">【numsテーブルのレコードをランダムに10つ選んで更新】</text:p>
      <table:table table:name="表41" table:style-name="表41">
        <table:table-column table:style-name="表41.A"/>
        <table:table-column table:style-name="表41.B"/>
        <table:table-row table:style-name="表41.1">
          <table:table-cell table:style-name="表41.A1" office:value-type="string">
            <text:p text:style-name="Table_20_Heading">SQL Server</text:p>
          </table:table-cell>
          <table:table-cell table:style-name="表41.B1" office:value-type="string">
            <text:p text:style-name="Table_20_Heading">PostgreSQL</text:p>
          </table:table-cell>
        </table:table-row>
        <table:table-row table:style-name="表41.2">
          <table:table-cell table:style-name="表41.A2" office:value-type="string">
            <text:p text:style-name="P35">UPDATE TOP (10) nums</text:p>
            <text:p text:style-name="P35">SET value = value * 10</text:p>
          </table:table-cell>
          <table:table-cell table:style-name="表41.B2" office:value-type="string">
            <text:p text:style-name="P35">UPDATE nums AS t1</text:p>
            <text:p text:style-name="P35">SET value = value * 10</text:p>
            <text:p text:style-name="P35">FROM</text:p>
            <text:p text:style-name="P35"><text:s text:c="2"/>(SELECT value FROM nums</text:p>
            <text:p text:style-name="P35"><text:s text:c="3"/>ORDER BY random() LIMIT 10) AS t2</text:p>
            <text:p text:style-name="P35">WHERE t1.value = t2.value</text:p>
          </table:table-cell>
        </table:table-row>
      </table:table>
      <text:p text:style-name="P18"/>
      <text:p text:style-name="P56"><text:soft-page-break/>DELETE文でTOP句を用いると、指定された行数のレコードがランダムに選ばれ削除されます。PostgreSQLではrandom関数とDELETE文のUSING句を用いて同様の機能を実現できます。なお、DELETE文のUSING句はPostgreSQL独自の拡張機能です。</text:p>
      <text:p text:style-name="P18"/>
      <text:p text:style-name="_32_.本文_ff08_中見出し_ff09_">【numsテーブルのレコードをランダムに10つ選んで削除】</text:p>
      <table:table table:name="表42" table:style-name="表42">
        <table:table-column table:style-name="表42.A"/>
        <table:table-column table:style-name="表42.B"/>
        <table:table-row table:style-name="表42.1">
          <table:table-cell table:style-name="表42.A1" office:value-type="string">
            <text:p text:style-name="Table_20_Heading">SQL Server</text:p>
          </table:table-cell>
          <table:table-cell table:style-name="表42.B1" office:value-type="string">
            <text:p text:style-name="Table_20_Heading">PostgreSQL</text:p>
          </table:table-cell>
        </table:table-row>
        <table:table-row table:style-name="表42.2">
          <table:table-cell table:style-name="表42.A2" office:value-type="string">
            <text:p text:style-name="P35">DELETE TOP (3) FROM <text:span text:style-name="T1">nums</text:span></text:p>
            <text:p text:style-name="P35"/>
          </table:table-cell>
          <table:table-cell table:style-name="表42.B2" office:value-type="string">
            <text:p text:style-name="P35">DELETE FROM nums AS t1</text:p>
            <text:p text:style-name="P35">USING</text:p>
            <text:p text:style-name="P35"><text:s text:c="2"/>(SELECT value FROM nums</text:p>
            <text:p text:style-name="P35"><text:s text:c="3"/>ORDER BY random() LIMIT 10) AS t2</text:p>
            <text:p text:style-name="P35">WHERE t1.value = t2.value</text:p>
          </table:table-cell>
        </table:table-row>
      </table:table>
      <text:p text:style-name="P52"/>
      <text:h text:style-name="_33_.小見出し" text:outline-level="3"><text:bookmark-start text:name="__RefHeading__3713_2137867006"/>INSERT<text:span text:style-name="T1">文のINTO</text:span><text:bookmark-end text:name="__RefHeading__3713_2137867006"/></text:h>
      <text:p text:style-name="P56">SQL ServerのINSERT文ではINTOキーワードが省略可能ですが、PostgreSQLでは省略することはできません。もしINTOが省略されている場合には書き足す必要があります。</text:p>
      <text:p text:style-name="P56"/>
      <text:p text:style-name="_32_.本文_ff08_中見出し_ff09_">【INSERT文のINTOは省略できない】</text:p>
      <table:table table:name="表23" table:style-name="表23">
        <table:table-column table:style-name="表23.A"/>
        <table:table-column table:style-name="表23.B"/>
        <table:table-row table:style-name="表23.1">
          <table:table-cell table:style-name="表23.A1" office:value-type="string">
            <text:p text:style-name="Table_20_Heading">SQL Server</text:p>
          </table:table-cell>
          <table:table-cell table:style-name="表23.B1" office:value-type="string">
            <text:p text:style-name="Table_20_Heading">PostgreSQL</text:p>
          </table:table-cell>
        </table:table-row>
        <table:table-row table:style-name="表23.2">
          <table:table-cell table:style-name="表23.A2" office:value-type="string">
            <text:p text:style-name="P34">INSERT tbl <text:s/>VALUES (10, 'ten')</text:p>
          </table:table-cell>
          <table:table-cell table:style-name="表23.B2" office:value-type="string">
            <text:p text:style-name="P34">INSERT INTO tbl VALUES (10, 'ten')</text:p>
          </table:table-cell>
        </table:table-row>
      </table:table>
      <text:p text:style-name="_32_.本文_ff08_中見出し_ff09_"/>
      <text:h text:style-name="_33_.小見出し" text:outline-level="3">DELETE文<text:span text:style-name="T1">の</text:span>FROM </text:h>
      <text:p text:style-name="_33_.本文_28_小見出し_29_"><text:span text:style-name="T1">SQL ServerのDELETE文ではFROMキーワードが省略可能ですが、PostgreSQLでは省略することはできませ</text:span><text:span text:style-name="T1">ん。もしFROMが省略されている場合には書き足す必要があります。</text:span></text:p>
      <text:p text:style-name="P56"/>
      <text:p text:style-name="_32_.本文_ff08_中見出し_ff09_">【DELETE文のFROMは省略できない】</text:p>
      <table:table table:name="表24" table:style-name="表24">
        <table:table-column table:style-name="表24.A"/>
        <table:table-column table:style-name="表24.B"/>
        <table:table-row table:style-name="表24.1">
          <table:table-cell table:style-name="表24.A1" office:value-type="string">
            <text:p text:style-name="Table_20_Heading">SQL Server</text:p>
          </table:table-cell>
          <table:table-cell table:style-name="表24.B1" office:value-type="string">
            <text:p text:style-name="Table_20_Heading">PostgreSQL</text:p>
          </table:table-cell>
        </table:table-row>
        <table:table-row table:style-name="表24.2">
          <table:table-cell table:style-name="表24.A2" office:value-type="string">
            <text:p text:style-name="P34">DELETE tbl WHERE id = 10</text:p>
          </table:table-cell>
          <table:table-cell table:style-name="表24.B2" office:value-type="string">
            <text:p text:style-name="P34">DELETE FROM tbl WHERE id = 10</text:p>
          </table:table-cell>
        </table:table-row>
      </table:table>
      <text:p text:style-name="P52"/>
      <text:h text:style-name="_33_.小見出し" text:outline-level="3">OUTPUT<text:span text:style-name="T1">句</text:span></text:h>
      <text:p text:style-name="P56">SQL Server では更新された行の結果を返すのにOUTPUT句を使用することができます。PostgreSQLにはOUTPUT句は存在しません。代わりにPostgreSQL独自の拡張であるRETURNING句を用います。</text:p>
      <text:p text:style-name="P56">なおSQL ServerではUPDATE文でOUTPUT句を用いて「更新される前の値」を返すこともできますが、PostgreSQLにはそのような機能はありません。更新前の値が必要な場合には事前に退避させておく必要があります。</text:p>
      <text:p text:style-name="_33_.本文_28_小見出し_29_"/>
      <text:p text:style-name="_32_.本文_ff08_中見出し_ff09_">【INSERTされた行を返す】</text:p>
      <table:table table:name="表25" table:style-name="表25">
        <table:table-column table:style-name="表25.A"/>
        <table:table-column table:style-name="表25.B"/>
        <table:table-row table:style-name="表25.1">
          <table:table-cell table:style-name="表25.A1" office:value-type="string">
            <text:p text:style-name="Table_20_Heading">SQL Server</text:p>
          </table:table-cell>
          <table:table-cell table:style-name="表25.B1" office:value-type="string">
            <text:p text:style-name="Table_20_Heading">PostgreSQL</text:p>
          </table:table-cell>
        </table:table-row>
        <table:table-row table:style-name="表25.2">
          <table:table-cell table:style-name="表25.A2" office:value-type="string">
            <text:p text:style-name="P34">INSERT INTO tbl</text:p>
            <text:p text:style-name="P34">OUTPUT INSERTED.* </text:p>
            <text:p text:style-name="P34">VALUES (11, 'eleven')</text:p>
          </table:table-cell>
          <table:table-cell table:style-name="表25.B2" office:value-type="string">
            <text:p text:style-name="P34">INSERT INTO tbl</text:p>
            <text:p text:style-name="P34">VALUES (11, 'eleven')</text:p>
            <text:p text:style-name="P34">RETURNING *</text:p>
          </table:table-cell>
        </table:table-row>
      </table:table>
      <text:p text:style-name="P18"/>
      <text:p text:style-name="P18"/>
      <text:p text:style-name="_32_.本文_ff08_中見出し_ff09_">【UPDATEされた行の結果を返す】</text:p>
      <table:table table:name="表26" table:style-name="表26">
        <table:table-column table:style-name="表26.A"/>
        <table:table-column table:style-name="表26.B"/>
        <table:table-row table:style-name="表26.1">
          <table:table-cell table:style-name="表26.A1" office:value-type="string">
            <text:p text:style-name="Table_20_Heading">SQL Server</text:p>
          </table:table-cell>
          <table:table-cell table:style-name="表26.B1" office:value-type="string">
            <text:p text:style-name="Table_20_Heading">PostgreSQL</text:p>
          </table:table-cell>
        </table:table-row>
        <table:table-row table:style-name="表26.2">
          <table:table-cell table:style-name="表26.A2" office:value-type="string">
            <text:p text:style-name="P34">UPDATE tbl SET value = 'ELEVEN' </text:p>
            <text:p text:style-name="P34">OUTPUT INSERTED.* </text:p>
            <text:p text:style-name="P34">WHERE id = 11</text:p>
          </table:table-cell>
          <table:table-cell table:style-name="表26.B2" office:value-type="string">
            <text:p text:style-name="P34">UPDATE tbl SET value='ELEVEN'</text:p>
            <text:p text:style-name="P34">WHERE id = 11</text:p>
            <text:p text:style-name="P34">RETURNING *</text:p>
          </table:table-cell>
        </table:table-row>
      </table:table>
      <text:p text:style-name="P18"/>
      <text:p text:style-name="_32_.本文_ff08_中見出し_ff09_">【DELETEされた行を返す】</text:p>
      <table:table table:name="表27" table:style-name="表27">
        <table:table-column table:style-name="表27.A"/>
        <table:table-column table:style-name="表27.B"/>
        <table:table-row table:style-name="表27.1">
          <table:table-cell table:style-name="表27.A1" office:value-type="string">
            <text:p text:style-name="Table_20_Heading">SQL Server</text:p>
          </table:table-cell>
          <table:table-cell table:style-name="表27.B1" office:value-type="string">
            <text:p text:style-name="Table_20_Heading">PostgreSQL</text:p>
          </table:table-cell>
        </table:table-row>
        <table:table-row table:style-name="表27.2">
          <table:table-cell table:style-name="表27.A2" office:value-type="string">
            <text:p text:style-name="P34">DELETE FROM tbl</text:p>
            <text:p text:style-name="P34">OUTPUT DELETED.* </text:p>
            <text:p text:style-name="P34">WHERE id = 11</text:p>
          </table:table-cell>
          <table:table-cell table:style-name="表27.B2" office:value-type="string">
            <text:p text:style-name="P34">DELETE FROM tbl </text:p>
            <text:p text:style-name="P34">WHERE id = 11</text:p>
            <text:p text:style-name="P34">RETURNING *</text:p>
          </table:table-cell>
        </table:table-row>
      </table:table>
      <text:h text:style-name="_32_.中見出し" text:outline-level="2" text:is-list-header="true"/>
      <text:p text:style-name="_32_.本文_ff08_中見出し_ff09_"/>
      <text:h text:style-name="P76" text:outline-level="3"><text:soft-page-break/>MERGE</text:h>
      <text:p text:style-name="P59">MERGE<text:span text:style-name="T1">文はテーブルに既存の行が</text:span><text:span text:style-name="T2">ある場合</text:span><text:span text:style-name="T1">には更新を、ない場合には新規に挿入を行うSQL文です。標準SQLに従ったものですが</text:span>PostgreSQL<text:span text:style-name="T1">はこれに対応していません</text:span>。PostgreSQL<text:span text:style-name="T1">では</text:span>WITH句<text:span text:style-name="T1">の中でUPDATE文</text:span>を用いること<text:span text:style-name="T1">により、これと</text:span>同等の機能を実現<text:span text:style-name="T1">することができます</text:span>。なお、<text:span text:style-name="T1">更新を含む</text:span>WITH<text:span text:style-name="T1">句はPostgreSQL独自の拡張です。</text:span></text:p>
      <text:p text:style-name="P58"/>
      <text:p text:style-name="P54">【diffテーブルの値をmasterテーブルにマージする。</text:p>
      <text:p text:style-name="P54"><text:span text:style-name="T10">　</text:span>（masterテーブルにIDが一致する行があったら、diff.valをmaster.valに足し加える。</text:p>
      <text:p text:style-name="P54"><text:span text:style-name="T10">　</text:span>IDが一致する行がない場合には、diffの内容をmasterに新規登録する。）】</text:p>
      <table:table table:name="表43" table:style-name="表43">
        <table:table-column table:style-name="表43.A"/>
        <table:table-column table:style-name="表43.B"/>
        <table:table-row table:style-name="表43.1">
          <table:table-cell table:style-name="表43.A1" office:value-type="string">
            <text:p text:style-name="P29">SQL Server</text:p>
          </table:table-cell>
          <table:table-cell table:style-name="表43.B1" office:value-type="string">
            <text:p text:style-name="P28">PostgreSQL</text:p>
          </table:table-cell>
        </table:table-row>
        <table:table-row table:style-name="表43.2">
          <table:table-cell table:style-name="表43.A2" office:value-type="string">
            <text:p text:style-name="P39">MERGE INTO master</text:p>
            <text:p text:style-name="P39"><text:span text:style-name="T1"><text:s/></text:span><text:s/>USING diff ON master.id = diff.id</text:p>
            <text:p text:style-name="P39"><text:s text:c="2"/>WHEN MATCHED THEN</text:p>
            <text:p text:style-name="P39"><text:s text:c="4"/>UPDATE SET master.val =</text:p>
            <text:p text:style-name="P39"><text:s text:c="17"/>master.val + diff.val</text:p>
            <text:p text:style-name="P39"><text:s text:c="2"/>WHEN NOT MATCHED THEN</text:p>
            <text:p text:style-name="P39"><text:s text:c="4"/>INSERT VALUES (diff.id, diff.val)</text:p>
            <text:p text:style-name="P39"/>
          </table:table-cell>
          <table:table-cell table:style-name="表43.B2" office:value-type="string">
            <text:p text:style-name="P39">WITH<text:span text:style-name="T1"> </text:span>inpt AS (SELECT * FROM diff),</text:p>
            <text:p text:style-name="P39"><text:s text:c="5"/>updt AS (UPDATE master.val =</text:p>
            <text:p text:style-name="P39"><text:s text:c="23"/>master.val + inpt.val </text:p>
            <text:p text:style-name="P39"><text:s text:c="14"/>FROM in<text:span text:style-name="T11">pt</text:span></text:p>
            <text:p text:style-name="P39"><text:span text:style-name="T11"><text:s text:c="14"/></text:span>WHERE master.id = inpt.id</text:p>
            <text:p text:style-name="P39"><text:s text:c="14"/>RETURNING master.id)</text:p>
            <text:p text:style-name="P39">INSERT INTO master</text:p>
            <text:p text:style-name="P39"><text:s text:c="2"/>(SELECT * FROM inpt</text:p>
            <text:p text:style-name="P39"><text:s text:c="3"/>WHERE id NOT IN (SELECT id FROM updt))</text:p>
          </table:table-cell>
        </table:table-row>
      </table:table>
      <text:p text:style-name="P3"/>
      <text:h text:style-name="_33_.小見出し" text:outline-level="3"><text:span text:style-name="T1">ビューに対する</text:span>更新</text:h>
      <text:p text:style-name="_33_.本文_28_小見出し_29_"><text:span text:style-name="T1">SQL Serverではビューに対する更新が可能ですが</text:span>PostgreSQLで<text:span text:style-name="T1">はビューに対して</text:span>更新<text:span text:style-name="T1">することは</text:span>でき<text:span text:style-name="T1">ません。ただし、RULEもしくはトリガーと組み合わせることで、更新可能なビューと同等な機能を実現することが可能です。その方法は「スキーマ移行調査編」の第５章で述べられていますので、そちらを参照してください。</text:span></text:p>
      <text:p text:style-name="P56"/>
      <text:h text:style-name="_32_.中見出し" text:outline-level="2"><text:bookmark-start text:name="__RefHeading__5366_37951741"/>その他の書き換え<text:bookmark-end text:name="__RefHeading__5366_37951741"/></text:h>
      <text:p text:style-name="_32_.本文_ff08_中見出し_ff09_"/>
      <text:h text:style-name="_33_.小見出し" text:outline-level="3">文字<text:span text:style-name="T1">列</text:span>リテラル<text:span text:style-name="T1">の区切り文字</text:span></text:h>
      <text:p text:style-name="_32_.本文_ff08_中見出し_ff09_">SQL Serverでは<text:span text:style-name="T1">SET QUOTED_IDENTIFIER が OFF の場合には、文字列リテラルを表すのに二重引用符</text:span>（”<text:span text:style-name="T1">...</text:span>”）<text:span text:style-name="T1">を使用可能です。しかし、</text:span>PostgreSQLでは二重引用符を<text:span text:style-name="T1">この用途では使用することはできません。代わりに引用符</text:span>（'<text:span text:style-name="T1">...</text:span>'）<text:span text:style-name="T1">で</text:span>書き換える必要があ<text:span text:style-name="T1">ります。</text:span></text:p>
      <text:p text:style-name="P52"/>
      <text:p text:style-name="_32_.本文_ff08_中見出し_ff09_">【文字列リテラルの区切り文字に二重引用符は使えない】</text:p>
      <table:table table:name="表28" table:style-name="表28">
        <table:table-column table:style-name="表28.A"/>
        <table:table-column table:style-name="表28.B"/>
        <table:table-row table:style-name="表28.1">
          <table:table-cell table:style-name="表28.A1" office:value-type="string">
            <text:p text:style-name="Table_20_Heading">SQL Server</text:p>
          </table:table-cell>
          <table:table-cell table:style-name="表28.B1" office:value-type="string">
            <text:p text:style-name="Table_20_Heading">PostgreSQL</text:p>
          </table:table-cell>
        </table:table-row>
        <table:table-row table:style-name="表28.2">
          <table:table-cell table:style-name="表28.A2" office:value-type="string">
            <text:p text:style-name="P34">SELECT * FROM tbl WHERE value= “nine”</text:p>
          </table:table-cell>
          <table:table-cell table:style-name="表28.B2" office:value-type="string">
            <text:p text:style-name="P34">SELECT * FROM tbl WHERE value= 'nine'</text:p>
          </table:table-cell>
        </table:table-row>
      </table:table>
      <text:p text:style-name="_32_.本文_ff08_中見出し_ff09_"/>
      <text:h text:style-name="_33_.小見出し" text:outline-level="3"><text:bookmark-start text:name="__RefHeading__3711_2137867006"/>識別子の区切り文字<text:bookmark-end text:name="__RefHeading__3711_2137867006"/></text:h>
      <text:p text:style-name="_33_.本文_28_小見出し_29_">SQL Serverでは識別名<text:span text:style-name="T1">を表すのに角括弧</text:span>（[...<text:span text:style-name="T1">]</text:span>）<text:span text:style-name="T1">を使用可能ですが、</text:span>PostgreSQLでは<text:span text:style-name="T1">角括弧をこの用途で使うことはできません。代わりに二重引用符</text:span>（”...<text:span text:style-name="T1">”</text:span>）<text:span text:style-name="T1">で</text:span>書き換える必要があ<text:span text:style-name="T1">ります。</text:span></text:p>
      <text:p text:style-name="P52"/>
      <text:p text:style-name="_32_.本文_ff08_中見出し_ff09_">【識別子の区切り文字に引用符は使えない】</text:p>
      <table:table table:name="表29" table:style-name="表29">
        <table:table-column table:style-name="表29.A"/>
        <table:table-column table:style-name="表29.B"/>
        <table:table-row table:style-name="表29.1">
          <table:table-cell table:style-name="表29.A1" office:value-type="string">
            <text:p text:style-name="Table_20_Heading">SQL Server</text:p>
          </table:table-cell>
          <table:table-cell table:style-name="表29.B1" office:value-type="string">
            <text:p text:style-name="Table_20_Heading">PostgreSQL</text:p>
          </table:table-cell>
        </table:table-row>
        <table:table-row table:style-name="表29.2">
          <table:table-cell table:style-name="表29.A2" office:value-type="string">
            <text:p text:style-name="P34">SELECT * FROM [long name table]</text:p>
          </table:table-cell>
          <table:table-cell table:style-name="表29.B2" office:value-type="string">
            <text:p text:style-name="P34">SELECT * FROM “long name table”</text:p>
          </table:table-cell>
        </table:table-row>
      </table:table>
      <text:h text:style-name="P75" text:outline-level="3">文字列連結演算子</text:h>
      <text:p text:style-name="P56">SQL Serverでは文字列の連結に + 演算子を用います。PostgreSQLでは + 演算子はこの用途に使用することできません。|| 演算子で置き換えてください。</text:p>
      <text:p text:style-name="P56"/>
      <text:p text:style-name="_32_.本文_ff08_中見出し_ff09_">【文字列の連結】</text:p>
      <table:table table:name="表31" table:style-name="表31">
        <table:table-column table:style-name="表31.A"/>
        <table:table-column table:style-name="表31.B"/>
        <table:table-row table:style-name="表31.1">
          <table:table-cell table:style-name="表31.A1" office:value-type="string">
            <text:p text:style-name="Table_20_Heading">SQL Server</text:p>
          </table:table-cell>
          <table:table-cell table:style-name="表31.B1" office:value-type="string">
            <text:p text:style-name="Table_20_Heading">PostgreSQL</text:p>
          </table:table-cell>
        </table:table-row>
        <table:table-row table:style-name="表31.2">
          <table:table-cell table:style-name="表31.A2" office:value-type="string">
            <text:p text:style-name="P46">SELECT '<text:span text:style-name="T29">E</text:span><text:span text:style-name="T27">lephant</text:span><text:span text:style-name="T28">s</text:span>' + ' <text:span text:style-name="T27">never</text:span> ' + '<text:span text:style-name="T27">forget.</text:span>'</text:p>
          </table:table-cell>
          <table:table-cell table:style-name="表31.B2" office:value-type="string">
            <text:p text:style-name="P46">SELECT '<text:span text:style-name="T29">E</text:span><text:span text:style-name="T27">lephant</text:span><text:span text:style-name="T28">s</text:span>' || ' <text:span text:style-name="T27">never</text:span> ' || '<text:span text:style-name="T27">forget.</text:span>'</text:p>
          </table:table-cell>
        </table:table-row>
      </table:table>
      <text:p text:style-name="P19"/>
      <text:h text:style-name="P75" text:outline-level="3">LIKE演算子</text:h>
      <text:p text:style-name="P56">SQL ServerではLIKE演算子の中で文字クラスを使うことができますが、PostgreSQLのLIKE演算子は文字ク<text:soft-page-break/>ラスに対応していません。かわりにSQL正規表現を扱えるSIMILAR TO演算子で置き換えます。</text:p>
      <text:p text:style-name="P56"/>
      <text:p text:style-name="_32_.本文_ff08_中見出し_ff09_">【A～G以外の文字から始まりA～Gで終わる名前を検索】</text:p>
      <table:table table:name="表32" table:style-name="表32">
        <table:table-column table:style-name="表32.A"/>
        <table:table-column table:style-name="表32.B"/>
        <table:table-row table:style-name="表32.1">
          <table:table-cell table:style-name="表32.A1" office:value-type="string">
            <text:p text:style-name="Table_20_Heading">SQL Server</text:p>
          </table:table-cell>
          <table:table-cell table:style-name="表32.B1" office:value-type="string">
            <text:p text:style-name="Table_20_Heading">PostgreSQL</text:p>
          </table:table-cell>
        </table:table-row>
        <table:table-row table:style-name="表32.2">
          <table:table-cell table:style-name="表32.A2" office:value-type="string">
            <text:p text:style-name="P34">SELECT name FROM staff</text:p>
            <text:p text:style-name="P34">WHERE name LIKE '[^a-g]%[a-g]'</text:p>
          </table:table-cell>
          <table:table-cell table:style-name="表32.B2" office:value-type="string">
            <text:p text:style-name="P34">SELECT name FROM staff</text:p>
            <text:p text:style-name="P34">WHERE lower(name) SIMILAR TO '[^a-g]%[a-g]'</text:p>
          </table:table-cell>
        </table:table-row>
      </table:table>
      <text:p text:style-name="_33_.本文_28_小見出し_29_"/>
      <text:h text:style-name="P75" text:outline-level="3">大文字/小文字、全角/半角、平仮名/片仮名の区別</text:h>
      <text:p text:style-name="P56">SQL Serverでは照合順序の設定によっては、文字列比較の際に大文字/小文字、全角/半角、平仮名/片仮名が区別されません。PostgreSQLではこれらは区別されますので移行の際には注意が必要です。アプリケーション側を変更することで対応する他に、SQLの書き換えでもある程度の対応は可能です。</text:p>
      <text:p text:style-name="P56">大文字/小文字を区別しない文字列比較のためにはPostgreSQL独自のILIKE演算子や ~* 演算子が用意されています。（~* 演算子については2.3.2節を参照してください）。その他に、upper関数またはlower関数を使って、文字列を予め大文字か小文字のどちらかに変換してから比較を行う方法があります。lower関数を使った例は前節の<text:span text:style-name="T18">LIKE演算子の</text:span>書き換え例を参照してください。</text:p>
      <text:p text:style-name="P56">全角/半角の変換は以下のようにtranslate関数を用いることで可能です。同様の処理を行うユーザ関数を作成しておくことでlower関数と同じ要領で使うことができます。同様の方法で他の記号の全角/半角変換や平仮名/片仮名の変換も可能です。</text:p>
      <text:p text:style-name="P56"/>
      <text:p text:style-name="_32_.本文_ff08_中見出し_ff09_">【全角文字を含むデータからの検索】</text:p>
      <table:table table:name="表33" table:style-name="表33">
        <table:table-column table:style-name="表33.A"/>
        <table:table-column table:style-name="表33.B"/>
        <table:table-row table:style-name="表33.1">
          <table:table-cell table:style-name="表33.A1" office:value-type="string">
            <text:p text:style-name="Table_20_Heading">SQL Server</text:p>
          </table:table-cell>
          <table:table-cell table:style-name="表33.B1" office:value-type="string">
            <text:p text:style-name="Table_20_Heading">PostgreSQL</text:p>
          </table:table-cell>
        </table:table-row>
        <table:table-row table:style-name="表33.2">
          <table:table-cell table:style-name="表33.A2" office:value-type="string">
            <text:p text:style-name="P35">SELECT name FROM products</text:p>
            <text:p text:style-name="P35">WHERE code LIKE '%PGQL-5432-xxx%'</text:p>
          </table:table-cell>
          <table:table-cell table:style-name="表33.B2" office:value-type="string">
            <text:p text:style-name="P35">SELECT * FROM products<text:line-break/>WHERE translate(upper(code),</text:p>
            <text:p text:style-name="P35"><text:s/>'－０１２３４５６７８９ＡＢＣＤＥＦＧＨＩＪＫＬＭＮＯＰＱＲＳＴＵＶＷＸＹＺ',</text:p>
            <text:p text:style-name="P35"><text:s/>'-0123456789ABCDEFGHIJKLMNOPQRSTUVWXYZ '</text:p>
            <text:p text:style-name="P35"><text:s/>) LIKE '%PGQL-5432-xxx%' </text:p>
          </table:table-cell>
        </table:table-row>
      </table:table>
      <text:p text:style-name="P20"/>
      <text:h text:style-name="P75" text:outline-level="3">比較演算子 !&lt;、!&gt;</text:h>
      <text:p text:style-name="P56">SQL Serverでは「小さくない」、「大きくない」を表す演算子 !&lt;、!&gt; が使用できますが、この演算子はPostgreSQLには存在しません。「以上」、「以下」を表す演算子 &gt;=、&lt;= で置き換えてください。</text:p>
      <text:p text:style-name="P56"/>
      <text:h text:style-name="P75" text:outline-level="3">排他的論理和演算子</text:h>
      <text:p text:style-name="P56">SQL Serverでビット演算の「排他的論理和（XOR）」を表す演算子は ^ ですが、PostgreSQLではこの演算子は数の累乗を表します。PostgreSQLの排他的論理和演算子 # で置き換えてください。</text:p>
      <text:p text:style-name="P18"><text:tab/>　　</text:p>
      <text:h text:style-name="P74" text:outline-level="2"><text:bookmark-start text:name="__RefHeading__4536_37951741"/>トランザクション<text:bookmark-end text:name="__RefHeading__4536_37951741"/></text:h>
      <text:p text:style-name="P52"/>
      <text:p text:style-name="P52">本節ではSQL ServerとPostgreSQLのトランザクションに関するSQLの差異について概説します。</text:p>
      <text:p text:style-name="P52"/>
      <text:h text:style-name="_33_.小見出し" text:outline-level="3">BEGIN TRANSACTION</text:h>
      <text:p text:style-name="P57">SQL Serverではトランザクションの開始にBEGIN TRANSACTION文を用います。これは標準SQLに準拠したものではありませんがPostgreSQLでも同じ名前の文が存在します。</text:p>
      <text:p text:style-name="P57">SQL Serverではこの文を略して”BEGIN TRAN”と書くことが可能ですが、この構文はPostgreSQLに存在しません。略さない形式か、単に”BEGIN”と書き直す必要があります。</text:p>
      <text:p text:style-name="P56"/>
      <text:p text:style-name="_32_.本文_ff08_中見出し_ff09_">【トランザクションの開始】</text:p>
      <table:table table:name="表35" table:style-name="表35">
        <table:table-column table:style-name="表35.A"/>
        <table:table-column table:style-name="表35.B"/>
        <table:table-row table:style-name="表35.1">
          <table:table-cell table:style-name="表35.A1" office:value-type="string">
            <text:p text:style-name="Table_20_Heading">SQL Server</text:p>
          </table:table-cell>
          <table:table-cell table:style-name="表35.B1" office:value-type="string">
            <text:p text:style-name="Table_20_Heading">PostgreSQL</text:p>
          </table:table-cell>
        </table:table-row>
        <table:table-row table:style-name="表35.2">
          <table:table-cell table:style-name="表35.A2" office:value-type="string">
            <text:p text:style-name="P34">BEGIN TRAN</text:p>
          </table:table-cell>
          <table:table-cell table:style-name="表35.B2" office:value-type="string">
            <text:p text:style-name="P34">BEGIN</text:p>
          </table:table-cell>
        </table:table-row>
      </table:table>
      <text:p text:style-name="P20"/>
      <text:p text:style-name="P56">また、SQL Server ではBEGIN TRANSACTION文のオプションとしてトランザクションに名前を付けることができますが、PostgreSQLのBEGIN文にはそのような機能はありません。</text:p>
      <text:p text:style-name="P56"/>
      <text:h text:style-name="_33_.小見出し" text:outline-level="3"><text:soft-page-break/>COMMIT TRANSACTION</text:h>
      <text:p text:style-name="P56">トランザクションのコミットはCOMMIT TRANSACTION文で行います。COMMIT文は標準SQLに準拠していますが、標準SQLが規定しているのは”COMMIT”と”COMMIT WORK”の２種類の構文のみです。しかしながら、PostgreSQLは”COMMIT TRANSACTION”という構文にも対応しています。</text:p>
      <text:p text:style-name="P56">SQL Serverではこの文を略して”COMMIT TRAN”と書くことが可能ですが、この構文はPostgreSQLに対応していません。略さない形式か、単に”COMMIT”と書き直してください。</text:p>
      <text:p text:style-name="P56"/>
      <text:p text:style-name="_32_.本文_ff08_中見出し_ff09_">【トランザクションのコミット】</text:p>
      <table:table table:name="表36" table:style-name="表36">
        <table:table-column table:style-name="表36.A"/>
        <table:table-column table:style-name="表36.B"/>
        <table:table-row table:style-name="表36.1">
          <table:table-cell table:style-name="表36.A1" office:value-type="string">
            <text:p text:style-name="Table_20_Heading">SQL Server</text:p>
          </table:table-cell>
          <table:table-cell table:style-name="表36.B1" office:value-type="string">
            <text:p text:style-name="Table_20_Heading">PostgreSQL</text:p>
          </table:table-cell>
        </table:table-row>
        <table:table-row table:style-name="表36.2">
          <table:table-cell table:style-name="表36.A2" office:value-type="string">
            <text:p text:style-name="P34">COMMIT TRAN</text:p>
          </table:table-cell>
          <table:table-cell table:style-name="表36.B2" office:value-type="string">
            <text:p text:style-name="P42">COMMIT</text:p>
          </table:table-cell>
        </table:table-row>
      </table:table>
      <text:p text:style-name="_33_.本文_28_小見出し_29_"/>
      <text:p text:style-name="_33_.本文_28_小見出し_29_">また、SQL ServeのCOMMIT TRANSACTIONではトランザクションの名前を<text:span text:style-name="T1">指定することが</text:span>できますが、PostgreSQLのCOMMIT文にはそのような機能はありません。</text:p>
      <text:p text:style-name="_33_.本文_28_小見出し_29_"/>
      <text:h text:style-name="P75" text:outline-level="3">SAVE TRANSACTION</text:h>
      <text:p text:style-name="P56">SQL Serverではセーブポイントの保存にSAVE TRANSACTION文を用います。これは標準SQLには存在しない文です。PostgreSQLでは標準SQLに準拠したSAVEPOINT文を用います。</text:p>
      <text:p text:style-name="P18"/>
      <text:p text:style-name="_32_.本文_ff08_中見出し_ff09_">【セーブポイントの設定】</text:p>
      <table:table table:name="表37" table:style-name="表37">
        <table:table-column table:style-name="表37.A"/>
        <table:table-column table:style-name="表37.B"/>
        <table:table-row table:style-name="表37.1">
          <table:table-cell table:style-name="表37.A1" office:value-type="string">
            <text:p text:style-name="Table_20_Heading">SQL Server</text:p>
          </table:table-cell>
          <table:table-cell table:style-name="表37.B1" office:value-type="string">
            <text:p text:style-name="Table_20_Heading">PostgreSQL</text:p>
          </table:table-cell>
        </table:table-row>
        <table:table-row table:style-name="表37.2">
          <table:table-cell table:style-name="表37.A2" office:value-type="string">
            <text:p text:style-name="P34">SAVE TRANSACTION savepoint_name</text:p>
          </table:table-cell>
          <table:table-cell table:style-name="表37.B2" office:value-type="string">
            <text:p text:style-name="P34">SAVEPOINT savepoint_name</text:p>
          </table:table-cell>
        </table:table-row>
      </table:table>
      <text:p text:style-name="P20"/>
      <text:h text:style-name="P75" text:outline-level="3">ROLLBACK TRANSACTION</text:h>
      <text:p text:style-name="P56">トランザクションのロールバックはROLLBACK TRANSACTION文で行います。 ROLLBACK文は標準SQLに準拠していますが、標準SQLが規定しているのは”ROLLBACK”と”ROLLBACK WORK”の２種類の構文のみです。しかしながら、PostgreSQLは”ROLLBACK TRANSACTION”という構文にも対応しています。</text:p>
      <text:p text:style-name="P56">SQL Serverではこの文を略して”ROLLBACK TRAN”と書くことが可能ですが、この構文はPostgreSQLに対応していません。略さない形式か、単に”ROLLBACK”と書き直してください</text:p>
      <text:p text:style-name="P62"/>
      <text:p text:style-name="_32_.本文_ff08_中見出し_ff09_">【トランザクションのロールバック】</text:p>
      <table:table table:name="表38" table:style-name="表38">
        <table:table-column table:style-name="表38.A"/>
        <table:table-column table:style-name="表38.B"/>
        <table:table-row table:style-name="表38.1">
          <table:table-cell table:style-name="表38.A1" office:value-type="string">
            <text:p text:style-name="Table_20_Heading">SQL Server</text:p>
          </table:table-cell>
          <table:table-cell table:style-name="表38.B1" office:value-type="string">
            <text:p text:style-name="Table_20_Heading">PostgreSQL</text:p>
          </table:table-cell>
        </table:table-row>
        <table:table-row table:style-name="表38.2">
          <table:table-cell table:style-name="表38.A2" office:value-type="string">
            <text:p text:style-name="P34">ROLLBACK TRAN</text:p>
          </table:table-cell>
          <table:table-cell table:style-name="表38.B2" office:value-type="string">
            <text:p text:style-name="P34">ROLLBACK</text:p>
          </table:table-cell>
        </table:table-row>
      </table:table>
      <text:p text:style-name="_33_.本文_28_小見出し_29_"/>
      <text:p text:style-name="P56">また、SQL Server ではROLLBACK TRANSACTION文にトランザクションの名前を指定することができますが、PostgreSQLのROLLBACK文にはそのような機能はありません。</text:p>
      <text:p text:style-name="P56"/>
      <text:p text:style-name="P56">SQL Serverはセープポイントへの復帰にもRALLBACK TRANSACTION文を用います。この場合にはトランザクション名のかわりにセーブポイント名を指定します。 PostgreSQLでは標準SQL準拠のROLLBACK TO SAVEPOINT文を用います。 </text:p>
      <text:p text:style-name="P56"/>
      <text:p text:style-name="_32_.本文_ff08_中見出し_ff09_">【セーブポイントへの復帰】</text:p>
      <table:table table:name="表39" table:style-name="表39">
        <table:table-column table:style-name="表39.A"/>
        <table:table-column table:style-name="表39.B"/>
        <table:table-row table:style-name="表39.1">
          <table:table-cell table:style-name="表39.A1" office:value-type="string">
            <text:p text:style-name="Table_20_Heading">SQL Server</text:p>
          </table:table-cell>
          <table:table-cell table:style-name="表39.B1" office:value-type="string">
            <text:p text:style-name="Table_20_Heading">PostgreSQL</text:p>
          </table:table-cell>
        </table:table-row>
        <table:table-row table:style-name="表39.2">
          <table:table-cell table:style-name="表39.A2" office:value-type="string">
            <text:p text:style-name="P34">ROLLBACK TRAN savepoint_name</text:p>
          </table:table-cell>
          <table:table-cell table:style-name="表39.B2" office:value-type="string">
            <text:p text:style-name="P34">ROLLBACK TO SAVEPOINT savepoint_name</text:p>
          </table:table-cell>
        </table:table-row>
      </table:table>
      <text:h text:style-name="P77" text:outline-level="3" text:is-list-header="true"/>
      <text:h text:style-name="P71" text:outline-level="1"/>
      <text:h text:style-name="P72" text:outline-level="1"><text:bookmark-start text:name="__RefHeading__4538_37951741"/>別紙一覧<text:bookmark-end text:name="__RefHeading__4538_37951741"/></text:h>
      <text:p text:style-name="_31_.本文_28_大見出し_29_"/>
      <text:list xml:id="list238004859390396113" text:style-name="L1">
        <text:list-item>
          <text:p text:style-name="P70">別紙：SQL差異表</text:p>
        </text:list-item>
      </text:list>
      <text:p text:style-name="P5">著者</text:p>
      <table:table table:name="表4" table:style-name="表4">
        <table:table-column table:style-name="表4.A" table:number-columns-repeated="3"/>
        <table:table-column table:style-name="表4.D"/>
        <table:table-row>
          <table:table-cell table:style-name="表4.A1" office:value-type="string">
            <text:p text:style-name="Table_20_Heading">版</text:p>
          </table:table-cell>
          <table:table-cell table:style-name="表4.A1" office:value-type="string">
            <text:p text:style-name="P26">所属企業・団体名</text:p>
          </table:table-cell>
          <table:table-cell table:style-name="表4.A1" office:value-type="string">
            <text:p text:style-name="Table_20_Heading">部署名</text:p>
          </table:table-cell>
          <table:table-cell table:style-name="表4.D1" office:value-type="string">
            <text:p text:style-name="Table_20_Heading">氏名</text:p>
          </table:table-cell>
        </table:table-row>
        <table:table-row>
          <table:table-cell table:style-name="表4.A11" table:number-rows-spanned="10" office:value-type="string">
            <text:p text:style-name="P30">SQL移行調査編 第1.<text:span text:style-name="T14">0</text:span>版</text:p>
            <text:p text:style-name="P30">（2012年度 WG2）</text:p>
          </table:table-cell>
          <table:table-cell table:style-name="表4.C11" office:value-type="string">
            <text:p text:style-name="Table_20_Contents">SRA OSS, Inc. 日本支社</text:p>
          </table:table-cell>
          <table:table-cell table:style-name="表4.C11" office:value-type="string">
            <text:p text:style-name="Table_20_Contents">技術開発部</text:p>
          </table:table-cell>
          <table:table-cell table:style-name="表4.D11" office:value-type="string">
            <text:p text:style-name="Table_20_Contents">長田 悠吾</text:p>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4" office:value-type="string">
            <text:p text:style-name="Table_20_Contents"/>
          </table:table-cell>
          <table:table-cell table:style-name="表4.C4" office:value-type="string">
            <text:p text:style-name="Table_20_Contents"/>
          </table:table-cell>
          <table:table-cell table:style-name="表4.D4"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
      <text:p text:style-name="Table"/>
      <text:p text:style-name="P1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2" svg:font-family="Mangal"/>
    <style:font-face style:name="OpenSymbol" svg:font-family="OpenSymbol"/>
    <style:font-face style:name="ＭＳ 明朝" svg:font-family="'ＭＳ 明朝', 'MS Mincho'" style:font-family-generic="roman"/>
    <style:font-face style:name="ＭＳ....." svg:font-family="ＭＳ....., ＭＳt..." style:font-family-generic="swiss"/>
    <style:font-face style:name="Courier 10 Pitch" svg:font-family="'Courier 10 Pitch'" style:font-pitch="fixed"/>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ＭＳ ゴシック" svg:font-family="'ＭＳ ゴシック', 'MS Gothic'"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IPA Pゴシック" fo:font-size="9pt" style:font-name-asian="IPA Pゴシック"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ＭＳ Ｐゴシック"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_39_91.メインタイトル" style:display-name="991.メインタイトル" style:family="paragraph" style:parent-style-name="Standard">
      <style:paragraph-properties style:line-height-at-least="0cm" fo:text-align="end" style:justify-single-word="false"/>
      <style:text-properties style:font-name="IPAゴシック" fo:font-size="24pt" fo:font-weight="bold" style:font-name-asian="IPAゴシック"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IPAゴシック1" fo:font-size="16pt" style:font-name-asian="IPAゴシック1" style:font-size-asian="16pt"/>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ff08_中見出し_ff09_" style:display-name="2.本文（中見出し）" style:family="paragraph" style:parent-style-name="Standard" style:default-outline-level="" style:list-style-name="">
      <style:paragraph-properties fo:margin-left="1.334cm" fo:margin-right="0cm" fo:margin-top="0cm" fo:margin-bottom="0cm" style:contextual-spacing="false" style:line-height-at-least="0.423cm" fo:text-align="start" style:justify-single-word="false" fo:text-indent="0.185cm" style:auto-text-indent="false">
        <style:tab-stops/>
      </style:paragraph-properties>
    </style:style>
    <style:style style:name="_39_94.見出し中_28_その他_29_" style:display-name="994.見出し中(その他)" style:family="paragraph" style:parent-style-name="Standard">
      <style:paragraph-properties fo:margin-left="0.667cm" fo:margin-right="0cm" fo:margin-top="0cm" fo:margin-bottom="0cm" style: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left="0.318cm" fo:margin-right="0cm" fo:margin-top="0cm" fo:margin-bottom="0cm" style:contextual-spacing="false" fo:text-indent="0cm" style:auto-text-indent="false"/>
    </style:style>
    <style:style style:name="Contents_20_1" style:display-name="Contents 1" style:family="paragraph" style:parent-style-name="Standard" style:next-style-name="Standard" style:class="index"/>
    <style:style style:name="_31_.大見出し" style:display-name="1.大見出し" style:family="paragraph" style:parent-style-name="Standard" style:next-style-name="_31_.本文_28_大見出し_29_" style:default-outline-level="1">
      <style:paragraph-properties style:shadow="none"/>
      <style:text-properties fo:font-size="16pt" fo:font-style="italic" fo:font-weight="bold" style:font-size-asian="16pt" style:font-style-asian="italic" style:font-weight-asian="bold"/>
    </style:style>
    <style:style style:name="_31_.本文_28_大見出し_29_" style:display-name="1.本文(大見出し)" style:family="paragraph" style:parent-style-name="Standard" style:default-outline-level="" style:list-style-name="">
      <style:paragraph-properties fo:margin-left="0.667cm" fo:margin-right="0cm" fo:margin-top="0cm" fo:margin-bottom="0cm" style:contextual-spacing="false" style:line-height-at-least="0.423cm" fo:text-align="start" style:justify-single-word="false" fo:text-indent="0.185cm" style:auto-text-indent="false" fo:background-color="transparent">
        <style:tab-stops/>
        <style:background-image/>
      </style:paragraph-properties>
      <style:text-properties style:font-name-complex="ＭＳ 明朝"/>
    </style:style>
    <style:style style:name="_32_.中見出し" style:display-name="2.中見出し" style:family="paragraph" style:parent-style-name="Standard" style:next-style-name="_32_.本文_ff08_中見出し_ff09_" style:default-outline-level="2">
      <style:paragraph-properties fo:margin-left="0.667cm" fo:margin-right="0cm" fo:margin-top="0cm" fo:margin-bottom="0cm" style: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left="1.3cm" fo:margin-right="0cm" fo:margin-top="0cm" fo:margin-bottom="0cm" style:contextual-spacing="false" fo:line-height="0.423cm" fo:text-align="start" style:justify-single-word="false" fo:text-indent="-0.64cm" style:auto-text-indent="false">
        <style:tab-stops/>
      </style:paragraph-properties>
      <style:text-properties style:language-asian="ja" style:country-asian="JP"/>
    </style:style>
    <style:style style:name="_33_.小見出し" style:display-name="3.小見出し" style:family="paragraph" style:parent-style-name="Standard" style:next-style-name="_33_.本文_28_小見出し_29_" style:default-outline-level="3">
      <style:paragraph-properties fo:margin-left="1.334cm" fo:margin-right="0cm" fo:margin-top="0cm" fo:margin-bottom="0cm" style:contextual-spacing="false" fo:text-indent="0cm" style:auto-text-indent="false"/>
      <style:text-properties fo:font-size="12pt" fo:font-weight="bold" style:font-size-asian="12pt" style:font-weight-asian="bold"/>
    </style:style>
    <style:style style:name="_33_.本文_28_小見出し_29_" style:display-name="3.本文(小見出し)" style:family="paragraph" style:parent-style-name="Standard" style:default-outline-level="" style:list-style-name="">
      <style:paragraph-properties fo:margin-left="2cm" fo:margin-right="0cm" fo:margin-top="0cm" fo:margin-bottom="0cm" style:contextual-spacing="false" style:line-height-at-least="0.423cm" fo:text-align="start" style:justify-single-word="false" fo:text-indent="0.185cm" style:auto-text-indent="false">
        <style:tab-stops/>
      </style:paragraph-properties>
    </style:style>
    <style:style style:name="_39_0.構文" style:display-name="90.構文" style:family="paragraph" style:parent-style-name="Standard">
      <style:paragraph-properties fo:line-height="0.423cm"/>
    </style:style>
    <style:style style:name="_39_7.注意_28_小見出し_29_" style:display-name="97.注意(小見出し)" style:family="paragraph" style:parent-style-name="Standard">
      <style:paragraph-properties fo:margin-left="2.649cm" fo:margin-right="0cm" fo:margin-top="0cm" fo:margin-bottom="0cm" style: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left="2cm" fo:margin-right="0cm" fo:margin-top="0cm" fo:margin-bottom="0cm" style: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小見出し_29_">
      <style:paragraph-properties fo:margin-left="1.411cm" fo:margin-right="0cm" fo:margin-top="0cm" fo:margin-bottom="0cm" style: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left="1.058cm" fo:margin-right="0cm" fo:margin-top="0cm" fo:margin-bottom="0cm" style:contextual-spacing="false" fo:line-height="0.423cm" fo:text-indent="0cm" style:auto-text-indent="false"/>
      <style:text-properties style:font-name-complex="ＭＳ 明朝"/>
    </style:style>
    <style:style style:name="Contents_20_Heading" style:display-name="Contents Heading" style:family="paragraph" style:parent-style-name="Heading" style:next-style-name="Contents_20_1"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 style:display-name="WW-??????"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size="12pt" style:font-name-asian="ＭＳ....." style:font-size-asian="12pt" style:font-name-complex="ＭＳ....."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1" style:display-name="WW-??????1"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Mang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Mang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Table" style:family="paragraph" style:parent-style-name="Caption" style:class="extra" style:master-page-name="">
      <style:paragraph-properties fo:text-align="center" style:justify-single-word="false" style:page-number="auto" fo:background-color="transparent" style:shadow="none" style:vertical-align="baseline" style:snap-to-layout-grid="false">
        <style:tab-stops/>
        <style:drop-cap/>
        <style:background-image/>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ＭＳ Ｐゴシック1"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Teletype" style:family="text">
      <style:text-properties style:font-name="Courier New" style:font-name-asian="ＭＳ Ｐゴシック1" style:font-name-complex="Courier New"/>
    </style:style>
    <style:style style:name="Frame" style:family="graphic">
      <style:graphic-properties text:anchor-type="paragraph" svg:x="0cm" svg:y="0cm" style:wrap="none" style:vertical-pos="top" style:vertical-rel="paragraph-content" style:horizontal-pos="center" style:horizontal-rel="paragraph-content">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text-properties style:font-name="ＭＳ ゴシック" fo:font-size="6pt" style:font-size-asian="6pt" style:font-size-complex="6pt"/>
    </style:style>
    <style:style style:name="MP4" style:family="paragraph">
      <style:paragraph-properties fo:text-align="end"/>
    </style:style>
    <style:style style:name="MP5" style:family="paragraph">
      <style:paragraph-properties fo:text-align="end"/>
      <style:text-properties style:font-name="IPAゴシック2" fo:font-size="6pt" style:font-size-asian="6pt" style:font-size-complex="6pt"/>
    </style:style>
    <style:style style:name="MP6" style:family="paragraph">
      <style:text-properties style:font-name="IPA Pゴシック1" fo:font-size="6pt" style:font-size-asian="6pt" style:font-size-complex="6pt"/>
    </style:style>
    <style:style style:name="MT1" style:family="text">
      <style:text-properties style:font-name="ＭＳ ゴシック" fo:font-size="6pt" style:font-size-asian="6pt" style:font-size-complex="6pt"/>
    </style:style>
    <style:style style:name="MT2" style:family="text">
      <style:text-properties style:language-asian="ja" style:country-asian="JP"/>
    </style:style>
    <style:style style:name="MT3" style:family="text">
      <style:text-properties style:font-name="IPAゴシック2"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fo:background-color="transparent" style:dynamic-spacing="false">
          <style:background-image/>
        </style:header-footer-properties>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fo:background-color="transparent">
          <style:background-image/>
        </style:header-footer-properties>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0"><draw:image xlink:href="Pictures/100000000000049D0000015E34831C08.jpg" xlink:type="simple" xlink:show="embed" xlink:actuate="onLoad"/></draw:frame></text:p>
      </style:header>
      <style:header-left style:display="false">
        <text:p text:style-name="Header_20_right"><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2"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text:span text:style-name="MT2">/</text:span><text:span text:style-name="MT2"><text:page-count>18</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37"><draw:image xlink:href="Pictures/100000000000049D0000015E34831C08.jpg" xlink:type="simple" xlink:show="embed" xlink:actuate="onLoad"/></draw:frame></text:p>
      </style:header>
      <style:footer>
        <text:p text:style-name="Footer"><draw:frame text:anchor-type="paragraph" draw:z-index="1" draw:style-name="Mgr1" draw:text-style-name="MP5" svg:width="7.818cm" svg:height="0.458cm" svg:x="9.239cm" svg:y="0.071cm"><draw:text-box><text:p text:style-name="MP4"><text:span text:style-name="MT3">© 2013 PostgreSQL Enterprise Consortium </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36"><draw:image xlink:href="Pictures/100000000000049D0000015E34831C08.jpg" xlink:type="simple" xlink:show="embed" xlink:actuate="onLoad"/></draw:frame></text:p>
      </style:header>
      <style:footer>
        <text:p text:style-name="MP1"><draw:frame text:anchor-type="paragraph" draw:z-index="19" draw:style-name="Mgr1" draw:text-style-name="MP3" svg:width="7.818cm" svg:height="0.458cm" svg:x="9.239cm" svg:y="0.071cm"><draw:text-box><text:p text:style-name="MP4"><text:span text:style-name="MT3">© 2013 PostgreSQL Enterprise Consortium </text:span></text:p></draw:text-box></draw:frame><text:page-number text:select-page="current">17</text:page-number><text:span text:style-name="MT2">/</text:span><text:span text:style-name="MT2"><text:page-count>18</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28"><draw:image xlink:href="Pictures/100000000000049D0000015E34831C08.jpg" xlink:type="simple" xlink:show="embed" xlink:actuate="onLoad"/></draw:frame></text:p>
      </style:header>
      <style:footer>
        <text:p text:style-name="MP1"><draw:frame text:anchor-type="paragraph" draw:z-index="11" draw:style-name="Mgr1" draw:text-style-name="MP6" svg:width="7.818cm" svg:height="0.458cm" svg:x="9.239cm" svg:y="0.071cm"><draw:text-box><text:p text:style-name="MP4"><text:span text:style-name="MT3">© 2013 PostgreSQL Enterprise Consortium </text:span></text:p></draw:text-box></draw:frame><text:page-number text:select-page="current">18</text:page-number><text:span text:style-name="MT2">/</text:span><text:span text:style-name="MT2"><text:page-count>18</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1:13:31.72</meta:creation-date>
    <meta:editing-duration>P2DT2H39M59S</meta:editing-duration>
    <meta:editing-cycles>226</meta:editing-cycles>
    <meta:generator>LibreOffice/4.0.1.2$Linux_X86_64 LibreOffice_project/400m0$Build-2</meta:generator>
    <dc:date>2013-04-17T18:40:51</dc:date>
    <dc:title>PGECons技術ドキュメントテンプレート Ver.3</dc:title>
    <dc:creator>Yugo Nagata</dc:creator>
    <meta:printed-by>Yugo Nagata</meta:printed-by>
    <meta:print-date>2013-03-21T10:20:24</meta:print-date>
    <meta:document-statistic meta:table-count="44" meta:image-count="6" meta:object-count="0" meta:page-count="18" meta:paragraph-count="538" meta:word-count="9748" meta:character-count="17809" meta:non-whitespace-character-count="16584"/>
  </office:meta>
</office:document-meta>
</file>